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Google Sans Mono&quot;" svg:font-family="'&quot;Google Sans Mono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.64pt"/>
    </style:style>
    <style:style style:name="co2" style:family="table-column">
      <style:table-column-properties fo:break-before="auto" style:column-width="73.59pt"/>
    </style:style>
    <style:style style:name="co3" style:family="table-column">
      <style:table-column-properties fo:break-before="auto" style:column-width="27.81pt"/>
    </style:style>
    <style:style style:name="co4" style:family="table-column">
      <style:table-column-properties fo:break-before="auto" style:column-width="23.61pt"/>
    </style:style>
    <style:style style:name="co5" style:family="table-column">
      <style:table-column-properties fo:break-before="auto" style:column-width="30.56pt"/>
    </style:style>
    <style:style style:name="co6" style:family="table-column">
      <style:table-column-properties fo:break-before="auto" style:column-width="25.71pt"/>
    </style:style>
    <style:style style:name="co7" style:family="table-column">
      <style:table-column-properties fo:break-before="auto" style:column-width="36.79pt"/>
    </style:style>
    <style:style style:name="co8" style:family="table-column">
      <style:table-column-properties fo:break-before="auto" style:column-width="4.14pt"/>
    </style:style>
    <style:style style:name="co9" style:family="table-column">
      <style:table-column-properties fo:break-before="auto" style:column-width="40.99pt"/>
    </style:style>
    <style:style style:name="co10" style:family="table-column">
      <style:table-column-properties fo:break-before="auto" style:column-width="34.04pt"/>
    </style:style>
    <style:style style:name="co11" style:family="table-column">
      <style:table-column-properties fo:break-before="auto" style:column-width="43.74pt"/>
    </style:style>
    <style:style style:name="co12" style:family="table-column">
      <style:table-column-properties fo:break-before="auto" style:column-width="39.6pt"/>
    </style:style>
    <style:style style:name="co13" style:family="table-column">
      <style:table-column-properties fo:break-before="auto" style:column-width="45.16pt"/>
    </style:style>
    <style:style style:name="co14" style:family="table-column">
      <style:table-column-properties fo:break-before="auto" style:column-width="38.21pt"/>
    </style:style>
    <style:style style:name="co15" style:family="table-column">
      <style:table-column-properties fo:break-before="auto" style:column-width="41.64pt"/>
    </style:style>
    <style:style style:name="co16" style:family="table-column">
      <style:table-column-properties fo:break-before="auto" style:column-width="4.9pt"/>
    </style:style>
    <style:style style:name="co17" style:family="table-column">
      <style:table-column-properties fo:break-before="auto" style:column-width="311.16pt"/>
    </style:style>
    <style:style style:name="co18" style:family="table-column">
      <style:table-column-properties fo:break-before="auto" style:column-width="100.69pt"/>
    </style:style>
    <style:style style:name="co19" style:family="table-column">
      <style:table-column-properties fo:break-before="auto" style:column-width="3.49pt"/>
    </style:style>
    <style:style style:name="co20" style:family="table-column">
      <style:table-column-properties fo:break-before="auto" style:column-width="93.06pt"/>
    </style:style>
    <style:style style:name="co2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6.75pt" fo:break-before="auto" style:use-optimal-row-height="false"/>
    </style:style>
    <style:style style:name="ro3" style:family="table-row">
      <style:table-row-properties style:row-height="11.99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2.49pt solid #000000" fo:background-color="#666666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b7b7b7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2.49pt solid #000000" style:diagonal-bl-tr="none" style:diagonal-tl-br="none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3f3f3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999999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2.49pt solid #000000" fo:background-color="#6666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b7b7b7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2.49pt solid #000000" fo:background-color="#b7b7b7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98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f3f3f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98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2.49pt solid #000000" fo:background-color="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00000" fo:background-color="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98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98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2.49pt solid #000000" fo:background-color="#b7b7b7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98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98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2.49pt solid #000000" fo:background-color="#666666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8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98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fo:background-color="#000000" style:diagonal-bl-tr="none" style:diagonal-tl-br="none" fo:border-left="2.49pt solid #000000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2.49pt solid #000000" fo:background-color="#666666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order-bottom="none" fo:background-color="#000000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fo:background-color="#b7b7b7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f3f3f3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fo:border-bottom="none" fo:background-color="#000000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fo:background-color="#434343" style:diagonal-bl-tr="none" style:diagonal-tl-br="none" fo:border-left="none" fo:border-right="none" style:rotation-align="none" fo:border-top="2.49pt solid #000000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43434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fo:background-color="#434343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2.49pt solid #000000" fo:background-color="#434343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ackground-color="#434343" fo:border="none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2.49pt solid #000000" fo:background-color="#43434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666666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>
      <style:table-cell-properties fo:background-color="#43434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fo:border-bottom="2.49pt solid #000000" fo:background-color="#434343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fo:background-color="#43434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434343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ackground-color="#666666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fo:border-bottom="2.49pt solid #000000" fo:background-color="#43434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Google Sans Mono&quot;" fo:font-size="9pt" fo:font-style="normal" fo:text-shadow="none" style:text-underline-style="none" fo:font-weight="normal" style:font-size-asian="9pt" style:font-style-asian="normal" style:font-weight-asian="normal" style:font-name-complex="&quot;Google Sans Mono&quot;" style:font-size-complex="9pt" style:font-style-complex="normal" style:font-weight-complex="normal"/>
    </style:style>
    <style:style style:name="ce78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>
      <style:table-cell-properties fo:border-bottom="2.49pt solid #000000" fo:background-color="#434343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>
      <style:table-cell-properties fo:background-color="#43434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Arial" fo:color="#ffffff" style:font-style-asian="normal" style:font-weight-complex="normal" style:font-weight-asian="normal" style:font-size-complex="11pt" style:font-size-asian="11pt" style:font-name-complex="Arial" fo:text-shadow="none" style:text-position="0% 100%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" style:family="text">
      <style:text-properties style:font-name="Arial" fo:color="#ffffff" style:font-style-asian="normal" style:font-weight-complex="normal" style:font-weight-asian="normal" style:font-name-complex="Arial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6pt" style:font-size-asian="6pt" style:font-size-complex="6pt"/>
    </style:style>
    <style:style style:name="T3" style:family="text">
      <style:text-properties style:font-name="Arial" fo:color="#ffffff" style:font-style-asian="normal" style:font-weight-complex="bold" style:font-weight-asian="bold" style:font-size-complex="11pt" style:font-size-asian="11pt" style:font-name-complex="Arial" fo:text-shadow="none" style:text-position="0% 100%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4" style:family="text">
      <style:text-properties style:font-name="Arial" fo:color="#ffffff" style:font-style-asian="normal" style:font-weight-complex="bold" style:font-weight-asian="bold" style:font-name-complex="Arial" fo:text-shadow="none" style:text-position="0% 100%" style:text-outline="false" fo:font-style="normal" style:text-line-through-type="none" style:text-underline-style="none" style:text-underline-color="font-color" fo:font-weight="bold" style:font-style-complex="normal" fo:font-size="6pt" style:font-size-asian="6pt" style:font-size-complex="6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number-columns-repeated="1000" table:default-cell-style-name="Default"/>
        <table:table-row table:style-name="ro1">
          <table:table-cell table:style-name="ce1" table:number-columns-repeated="2"/>
          <table:table-cell table:style-name="ce1" table:formula="of:=textjoin(&quot; &quot;; 1; IF([.C3]=1; 1; 0); &quot;+&quot;; IF([.D3]=1; 1; 0))" office:value-type="string" office:string-value="" calcext:value-type="error">
            <text:p>#NAME?</text:p>
          </table:table-cell>
          <table:table-cell table:style-name="ce1" table:number-columns-repeated="6"/>
          <table:table-cell table:style-name="ce45"/>
          <table:table-cell table:style-name="ce47" table:number-columns-repeated="6"/>
          <table:table-cell table:style-name="ce54"/>
          <table:table-cell table:style-name="ce1" table:number-columns-repeated="7"/>
          <table:table-cell table:number-columns-repeated="1000"/>
        </table:table-row>
        <table:table-row table:style-name="ro1">
          <table:table-cell table:style-name="ce1"/>
          <table:table-cell table:style-name="ce2" office:value-type="string" calcext:value-type="string">
            <text:p><text:span text:style-name="T1">X</text:span><text:span text:style-name="T2">(10)</text:span></text:p>
          </table:table-cell>
          <table:table-cell table:style-name="ce8" office:value-type="string" calcext:value-type="string" table:number-columns-spanned="2" table:number-rows-spanned="1">
            <text:p>4²</text:p>
          </table:table-cell>
          <table:covered-table-cell table:style-name="ce21"/>
          <table:table-cell table:style-name="ce8" office:value-type="string" calcext:value-type="string" table:number-columns-spanned="2" table:number-rows-spanned="1">
            <text:p>4¹</text:p>
          </table:table-cell>
          <table:covered-table-cell table:style-name="ce21"/>
          <table:table-cell table:style-name="ce36" office:value-type="string" calcext:value-type="string" table:number-columns-spanned="2" table:number-rows-spanned="1">
            <text:p>4⁰</text:p>
          </table:table-cell>
          <table:covered-table-cell table:style-name="ce22"/>
          <table:table-cell table:style-name="ce38"/>
          <table:table-cell table:style-name="ce46" office:value-type="string" calcext:value-type="string" table:number-columns-spanned="2" table:number-rows-spanned="1">
            <text:p>4-¹</text:p>
          </table:table-cell>
          <table:covered-table-cell table:style-name="ce21"/>
          <table:table-cell table:style-name="ce8" office:value-type="string" calcext:value-type="string" table:number-columns-spanned="2" table:number-rows-spanned="1">
            <text:p>2-²</text:p>
          </table:table-cell>
          <table:covered-table-cell table:style-name="ce21"/>
          <table:table-cell table:style-name="ce8" office:value-type="string" calcext:value-type="string" table:number-columns-spanned="2" table:number-rows-spanned="1">
            <text:p>2-³</text:p>
          </table:table-cell>
          <table:covered-table-cell table:style-name="ce21"/>
          <table:table-cell table:style-name="ce53" office:value-type="string" calcext:value-type="string" table:number-columns-spanned="2" table:number-rows-spanned="1">
            <text:p>2-⁴</text:p>
          </table:table-cell>
          <table:covered-table-cell table:style-name="ce52"/>
          <table:table-cell table:style-name="ce57" table:number-columns-spanned="2" table:number-rows-spanned="1"/>
          <table:covered-table-cell table:style-name="ce52"/>
          <table:table-cell table:style-name="ce72" office:value-type="string" calcext:value-type="string" table:number-columns-spanned="2" table:number-rows-spanned="1">
            <text:p><text:span text:style-name="T1">∑</text:span><text:span text:style-name="T2">(10)</text:span></text:p>
          </table:table-cell>
          <table:covered-table-cell table:style-name="ce22"/>
          <table:table-cell table:style-name="ce79"/>
          <table:table-cell table:style-name="ce72" office:value-type="string" calcext:value-type="string">
            <text:p><text:span text:style-name="T1">x</text:span><text:span text:style-name="T2">(2)</text:span>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3" table:formula="of:=[.C26] * pow(2; 5) + [.D26] * pow(2; 4)+[.E26] * pow(2; 3) + [.F26] * pow(2; 2) + [.G26] * pow(2; 1) + [.H26] * pow(2; 0) + [.J26] * pow(2; -1) + [.K26]*pow(2;-2) + [.L26] * pow(2; -3) + [.M26] * pow(2; -4) + [.N26] * pow(2; -5) + [.O26] * pow(2; -6) + [.P26] * pow(2; -7) + [.Q26] * pow(2; -8)" office:value-type="float" office:value="0.84375" calcext:value-type="float" table:number-columns-spanned="1" table:number-rows-spanned="3">
            <text:p>0.84375</text:p>
          </table:table-cell>
          <table:table-cell table:style-name="ce9" office:value-type="float" office:value="0" calcext:value-type="float" table:number-columns-spanned="2" table:number-rows-spanned="1">
            <text:p>0</text:p>
          </table:table-cell>
          <table:covered-table-cell table:style-name="ce22"/>
          <table:table-cell table:style-name="ce9" office:value-type="float" office:value="0" calcext:value-type="float" table:number-columns-spanned="2" table:number-rows-spanned="1">
            <text:p>0</text:p>
          </table:table-cell>
          <table:covered-table-cell table:style-name="ce22"/>
          <table:table-cell table:style-name="ce9" office:value-type="float" office:value="0" calcext:value-type="float" table:number-columns-spanned="2" table:number-rows-spanned="1">
            <text:p>0</text:p>
          </table:table-cell>
          <table:covered-table-cell table:style-name="ce22"/>
          <table:table-cell table:style-name="ce39"/>
          <table:table-cell table:style-name="ce9" office:value-type="float" office:value="3" calcext:value-type="float" table:number-columns-spanned="2" table:number-rows-spanned="1">
            <text:p>3</text:p>
          </table:table-cell>
          <table:covered-table-cell table:style-name="ce22"/>
          <table:table-cell table:style-name="ce9" office:value-type="float" office:value="1" calcext:value-type="float" table:number-columns-spanned="2" table:number-rows-spanned="1">
            <text:p>1</text:p>
          </table:table-cell>
          <table:covered-table-cell table:style-name="ce22"/>
          <table:table-cell table:style-name="ce9" office:value-type="float" office:value="2" calcext:value-type="float" table:number-columns-spanned="2" table:number-rows-spanned="1">
            <text:p>2</text:p>
          </table:table-cell>
          <table:covered-table-cell table:style-name="ce22"/>
          <table:table-cell table:style-name="ce9" office:value-type="float" office:value="0" calcext:value-type="float" table:number-columns-spanned="2" table:number-rows-spanned="1">
            <text:p>0</text:p>
          </table:table-cell>
          <table:covered-table-cell table:style-name="ce22"/>
          <table:table-cell table:style-name="ce58" table:number-columns-repeated="2"/>
          <table:table-cell table:style-name="ce73" table:formula="of:=textjoin(&quot; + &quot;; 1;   IF([.B5] = 0; &quot;&quot;; [.B5] &amp; &quot; * 2⁵&quot;);   IF([.C5] = 0; &quot;&quot;; [.C5] &amp; &quot; * 2⁴&quot;);   IF([.D5] = 0; &quot;&quot;; [.D5] &amp; &quot; * 2³&quot;);   IF([.E5] = 0; &quot;&quot;; [.E5] &amp; &quot; * 2²&quot;);   IF([.F5] = 0; &quot;&quot;; [.F5] &amp; &quot; * 2¹&quot;);   IF([.G5] = 0; &quot;&quot;; [.G5] &amp; &quot; * 2⁰&quot;);   IF([.I5] = 0; &quot;&quot;; [.I5] &amp; &quot; * 1/2¹&quot;);   IF([.J5] = 0; &quot;&quot;; [.J5] &amp; &quot; * 1/2²&quot;);   IF([.K5] = 0; &quot;&quot;; [.K5] &amp; &quot; * 1/2³&quot;);   IF([.L5] = 0; &quot;&quot;; [.L5] &amp; &quot; * 1/2⁴&quot;);   IF([.M5] = 0; &quot;&quot;; [.M5] &amp; &quot; * 1/2⁵&quot;);   IF([.N5] = 0; &quot;&quot;; [.N5] &amp; &quot; * 1/2⁶&quot;);   IF([.O5] = 0; &quot;&quot;; [.O5] &amp; &quot; * 1/2⁷&quot;);   IF([.P5] = 0; &quot;&quot;; [.P5] &amp; &quot; * 1/2⁸&quot;); )" office:value-type="string" office:string-value="" calcext:value-type="error">
            <text:p>#NAME?</text:p>
          </table:table-cell>
          <table:table-cell table:style-name="ce77" table:formula="of:=[.C5] * pow(2; 5) + [.D5] * pow(2; 4)+[.E5] * pow(2; 3) + [.F5] * pow(2; 2) + [.G5] * pow(2; 1) + [.H5] * pow(2; 0) + [.J5] * pow(2; -1) + [.K5]*pow(2;-2) + [.L5] * pow(2; -3) + [.M5] * pow(2; -4) + [.N5] * pow(2; -5) + [.O5] * pow(2; -6) + [.P5] * pow(2; -7) + [.Q5] * pow(2; -8)" office:value-type="float" office:value="0.84375" calcext:value-type="float">
            <text:p>0.84375</text:p>
          </table:table-cell>
          <table:table-cell table:style-name="ce80"/>
          <table:table-cell table:style-name="ce86" table:formula="of:=textjoin(&quot;&quot;; 1; [.C5]; [.D5]; [.E5]; [.F5]; [.G5]; [.H5]; &quot;,&quot; ; [.J5]; [.K5]; [.L5]; [.M5]; [.N5]; [.O5]; [.P5]; [.Q5])" office:value-type="string" office:string-value="" calcext:value-type="error">
            <text:p>#NAME?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covered-table-cell table:style-name="ce4"/>
          <table:table-cell table:style-name="ce10" office:value-type="string" calcext:value-type="string">
            <text:p>4² =</text:p>
          </table:table-cell>
          <table:table-cell table:style-name="ce23" table:formula="of:=pow(4; 2)" office:value-type="float" office:value="16" calcext:value-type="float">
            <text:p>16</text:p>
          </table:table-cell>
          <table:table-cell table:style-name="ce10" office:value-type="string" calcext:value-type="string">
            <text:p>4¹ =</text:p>
          </table:table-cell>
          <table:table-cell table:style-name="ce23" table:formula="of:=pow(4; 1)" office:value-type="float" office:value="4" calcext:value-type="float">
            <text:p>4</text:p>
          </table:table-cell>
          <table:table-cell table:style-name="ce10" office:value-type="string" calcext:value-type="string">
            <text:p>4⁰ =</text:p>
          </table:table-cell>
          <table:table-cell table:style-name="ce23" table:formula="of:=pow(4; 0)" office:value-type="float" office:value="1" calcext:value-type="float">
            <text:p>1</text:p>
          </table:table-cell>
          <table:table-cell table:style-name="ce40"/>
          <table:table-cell table:style-name="ce10" office:value-type="string" calcext:value-type="string">
            <text:p>4-¹ =</text:p>
          </table:table-cell>
          <table:table-cell table:style-name="ce23" office:value-type="string" calcext:value-type="string">
            <text:p>/4</text:p>
          </table:table-cell>
          <table:table-cell table:style-name="ce10" office:value-type="string" calcext:value-type="string">
            <text:p>4-² =</text:p>
          </table:table-cell>
          <table:table-cell table:style-name="ce23" office:value-type="string" calcext:value-type="string">
            <text:p>/16</text:p>
          </table:table-cell>
          <table:table-cell table:style-name="ce10" office:value-type="string" calcext:value-type="string">
            <text:p>4-³ =</text:p>
          </table:table-cell>
          <table:table-cell table:style-name="ce23" office:value-type="string" calcext:value-type="string">
            <text:p>/64</text:p>
          </table:table-cell>
          <table:table-cell table:style-name="ce16" office:value-type="string" calcext:value-type="string">
            <text:p>4-⁴ =</text:p>
          </table:table-cell>
          <table:table-cell table:style-name="ce55" office:value-type="string" calcext:value-type="string">
            <text:p>/256</text:p>
          </table:table-cell>
          <table:table-cell table:style-name="ce59"/>
          <table:table-cell table:style-name="ce58"/>
          <table:table-cell table:style-name="ce66"/>
          <table:table-cell table:style-name="ce68" table:number-columns-spanned="3" table:number-rows-spanned="2"/>
          <table:covered-table-cell table:style-name="ce52"/>
          <table:covered-table-cell table:style-name="ce87"/>
          <table:table-cell table:style-name="ce1"/>
          <table:table-cell table:number-columns-repeated="1000"/>
        </table:table-row>
        <table:table-row table:style-name="ro1">
          <table:table-cell table:style-name="ce1"/>
          <table:covered-table-cell table:style-name="ce5"/>
          <table:table-cell table:style-name="ce11" table:formula="of:=IF(OR([.C3]=2; [.C3]=3); 1; 0)" office:value-type="float" office:value="0" calcext:value-type="float">
            <text:p>0</text:p>
          </table:table-cell>
          <table:table-cell table:style-name="ce24" table:formula="of:=IF(OR([.C3]=1; [.C3]=3); 1; 0)" office:value-type="float" office:value="0" calcext:value-type="float">
            <text:p>0</text:p>
          </table:table-cell>
          <table:table-cell table:style-name="ce11" table:formula="of:=IF(OR([.E3]=2; [.E3]=3); 1; 0)" office:value-type="float" office:value="0" calcext:value-type="float">
            <text:p>0</text:p>
          </table:table-cell>
          <table:table-cell table:style-name="ce24" table:formula="of:=IF(OR([.E3]=1; [.E3]=3); 1; 0)" office:value-type="float" office:value="0" calcext:value-type="float">
            <text:p>0</text:p>
          </table:table-cell>
          <table:table-cell table:style-name="ce11" table:formula="of:=IF(OR([.G3]=2; [.G3]=3); 1; 0)" office:value-type="float" office:value="0" calcext:value-type="float">
            <text:p>0</text:p>
          </table:table-cell>
          <table:table-cell table:style-name="ce24" table:formula="of:=IF(OR([.G3]=1; [.G3]=3); 1; 0)" office:value-type="float" office:value="0" calcext:value-type="float">
            <text:p>0</text:p>
          </table:table-cell>
          <table:table-cell table:style-name="ce41"/>
          <table:table-cell table:style-name="ce11" table:formula="of:=IF(OR([.J3]=2; [.J3]=3); 1; 0)" office:value-type="float" office:value="1" calcext:value-type="float">
            <text:p>1</text:p>
          </table:table-cell>
          <table:table-cell table:style-name="ce24" table:formula="of:=IF(OR([.J3]=1; [.J3]=3); 1; 0)" office:value-type="float" office:value="1" calcext:value-type="float">
            <text:p>1</text:p>
          </table:table-cell>
          <table:table-cell table:style-name="ce11" table:formula="of:=IF(OR([.L3]=2; [.L3]=3); 1; 0)" office:value-type="float" office:value="0" calcext:value-type="float">
            <text:p>0</text:p>
          </table:table-cell>
          <table:table-cell table:style-name="ce24" table:formula="of:=IF(OR([.L3]=1; [.L3]=3); 1; 0)" office:value-type="float" office:value="1" calcext:value-type="float">
            <text:p>1</text:p>
          </table:table-cell>
          <table:table-cell table:style-name="ce11" table:formula="of:=IF(OR([.N3]=2; [.N3]=3); 1; 0)" office:value-type="float" office:value="1" calcext:value-type="float">
            <text:p>1</text:p>
          </table:table-cell>
          <table:table-cell table:style-name="ce24" table:formula="of:=IF(OR([.N3]=1; [.N3]=3); 1; 0)" office:value-type="float" office:value="0" calcext:value-type="float">
            <text:p>0</text:p>
          </table:table-cell>
          <table:table-cell table:style-name="ce11" table:formula="of:=IF(OR([.P3]=2; [.P3]=3); 1; 0)" office:value-type="float" office:value="0" calcext:value-type="float">
            <text:p>0</text:p>
          </table:table-cell>
          <table:table-cell table:style-name="ce24" table:formula="of:=IF(OR([.P3]=1; [.P3]=3); 1; 0)" office:value-type="float" office:value="0" calcext:value-type="float">
            <text:p>0</text:p>
          </table:table-cell>
          <table:table-cell table:style-name="ce59"/>
          <table:table-cell table:style-name="ce58"/>
          <table:table-cell table:style-name="ce66"/>
          <table:covered-table-cell table:number-columns-repeated="2" table:style-name="ce75"/>
          <table:covered-table-cell table:style-name="ce88"/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6" table:formula="of:=[.C29] * pow(2; 5) + [.D29] * pow(2; 4)+[.E29] * pow(2; 3) + [.F29] * pow(2; 2) + [.G29] * pow(2; 1) + [.H29] * pow(2; 0) + [.J29] * pow(2; -1) + [.K29]*pow(2;-2) + [.L29] * pow(2; -3) + [.M29] * pow(2; -4) + [.N29] * pow(2; -5) + [.O29] * pow(2; -6) + [.P29] * pow(2; -7) + [.Q29] * pow(2; -8)" office:value-type="float" office:value="0.2421875" calcext:value-type="float" table:number-columns-spanned="1" table:number-rows-spanned="3">
            <text:p>0.2421875</text:p>
          </table:table-cell>
          <table:table-cell table:style-name="ce12" office:value-type="float" office:value="0" calcext:value-type="float" table:number-columns-spanned="2" table:number-rows-spanned="1">
            <text:p>0</text:p>
          </table:table-cell>
          <table:covered-table-cell table:style-name="ce22"/>
          <table:table-cell table:style-name="ce12" office:value-type="float" office:value="0" calcext:value-type="float" table:number-columns-spanned="2" table:number-rows-spanned="1">
            <text:p>0</text:p>
          </table:table-cell>
          <table:covered-table-cell table:style-name="ce22"/>
          <table:table-cell table:style-name="ce12" office:value-type="float" office:value="0" calcext:value-type="float" table:number-columns-spanned="2" table:number-rows-spanned="1">
            <text:p>0</text:p>
          </table:table-cell>
          <table:covered-table-cell table:style-name="ce22"/>
          <table:table-cell table:style-name="ce39"/>
          <table:table-cell table:style-name="ce12" office:value-type="float" office:value="0" calcext:value-type="float" table:number-columns-spanned="2" table:number-rows-spanned="1">
            <text:p>0</text:p>
          </table:table-cell>
          <table:covered-table-cell table:style-name="ce22"/>
          <table:table-cell table:style-name="ce12" office:value-type="float" office:value="3" calcext:value-type="float" table:number-columns-spanned="2" table:number-rows-spanned="1">
            <text:p>3</text:p>
          </table:table-cell>
          <table:covered-table-cell table:style-name="ce22"/>
          <table:table-cell table:style-name="ce12" office:value-type="float" office:value="3" calcext:value-type="float" table:number-columns-spanned="2" table:number-rows-spanned="1">
            <text:p>3</text:p>
          </table:table-cell>
          <table:covered-table-cell table:style-name="ce22"/>
          <table:table-cell table:style-name="ce12" office:value-type="float" office:value="2" calcext:value-type="float" table:number-columns-spanned="2" table:number-rows-spanned="1">
            <text:p>2</text:p>
          </table:table-cell>
          <table:covered-table-cell table:style-name="ce22"/>
          <table:table-cell table:style-name="ce58" table:number-columns-repeated="2"/>
          <table:table-cell table:style-name="ce73" table:formula="of:=textjoin(&quot; + &quot;; 1;   IF([.B8] = 0; &quot;&quot;; [.B8] &amp; &quot; * 2⁵&quot;);   IF([.C8] = 0; &quot;&quot;; [.C8] &amp; &quot; * 2⁴&quot;);   IF([.D8] = 0; &quot;&quot;; [.D8] &amp; &quot; * 2³&quot;);   IF([.E8] = 0; &quot;&quot;; [.E8] &amp; &quot; * 2²&quot;);   IF([.F8] = 0; &quot;&quot;; [.F8] &amp; &quot; * 2¹&quot;);   IF([.G8] = 0; &quot;&quot;; [.G8] &amp; &quot; * 2⁰&quot;);   IF([.I8] = 0; &quot;&quot;; [.I8] &amp; &quot; * 1/2¹&quot;);   IF([.J8] = 0; &quot;&quot;; [.J8] &amp; &quot; * 1/2²&quot;);   IF([.K8] = 0; &quot;&quot;; [.K8] &amp; &quot; * 1/2³&quot;);   IF([.L8] = 0; &quot;&quot;; [.L8] &amp; &quot; * 1/2⁴&quot;);   IF([.M8] = 0; &quot;&quot;; [.M8] &amp; &quot; * 1/2⁵&quot;);   IF([.N8] = 0; &quot;&quot;; [.N8] &amp; &quot; * 1/2⁶&quot;);   IF([.O8] = 0; &quot;&quot;; [.O8] &amp; &quot; * 1/2⁷&quot;);   IF([.P8] = 0; &quot;&quot;; [.P8] &amp; &quot; * 1/2⁸&quot;); )" office:value-type="string" office:string-value="" calcext:value-type="error">
            <text:p>#NAME?</text:p>
          </table:table-cell>
          <table:table-cell table:style-name="ce77" table:formula="of:=[.C8] * pow(2; 5) + [.D8] * pow(2; 4)+[.E8] * pow(2; 3) + [.F8] * pow(2; 2) + [.G8] * pow(2; 1) + [.H8] * pow(2; 0) + [.J8] * pow(2; -1) + [.K8]*pow(2;-2) + [.L8] * pow(2; -3) + [.M8] * pow(2; -4) + [.N8] * pow(2; -5) + [.O8] * pow(2; -6) + [.P8] * pow(2; -7) + [.Q8] * pow(2; -8)" office:value-type="float" office:value="0.2421875" calcext:value-type="float">
            <text:p>0.2421875</text:p>
          </table:table-cell>
          <table:table-cell table:style-name="ce81"/>
          <table:table-cell table:style-name="ce86" table:formula="of:=textjoin(&quot;&quot;; 1; [.C8]; [.D8]; [.E8]; [.F8]; [.G8]; [.H8]; &quot;,&quot; ; [.J8]; [.K8]; [.L8]; [.M8]; [.N8]; [.O8]; [.P8]; [.Q8])" office:value-type="string" office:string-value="" calcext:value-type="error">
            <text:p>#NAME?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covered-table-cell table:style-name="ce4"/>
          <table:table-cell table:style-name="ce13" office:value-type="string" calcext:value-type="string">
            <text:p>4² =</text:p>
          </table:table-cell>
          <table:table-cell table:style-name="ce25" table:formula="of:=pow(4; 2)" office:value-type="float" office:value="16" calcext:value-type="float">
            <text:p>16</text:p>
          </table:table-cell>
          <table:table-cell table:style-name="ce13" office:value-type="string" calcext:value-type="string">
            <text:p>4¹ =</text:p>
          </table:table-cell>
          <table:table-cell table:style-name="ce25" table:formula="of:=pow(4; 1)" office:value-type="float" office:value="4" calcext:value-type="float">
            <text:p>4</text:p>
          </table:table-cell>
          <table:table-cell table:style-name="ce13" office:value-type="string" calcext:value-type="string">
            <text:p>4⁰ =</text:p>
          </table:table-cell>
          <table:table-cell table:style-name="ce25" table:formula="of:=pow(4; 0)" office:value-type="float" office:value="1" calcext:value-type="float">
            <text:p>1</text:p>
          </table:table-cell>
          <table:table-cell table:style-name="ce40"/>
          <table:table-cell table:style-name="ce13" office:value-type="string" calcext:value-type="string">
            <text:p>4-¹ =</text:p>
          </table:table-cell>
          <table:table-cell table:style-name="ce25" office:value-type="string" calcext:value-type="string">
            <text:p>/4</text:p>
          </table:table-cell>
          <table:table-cell table:style-name="ce13" office:value-type="string" calcext:value-type="string">
            <text:p>4-² =</text:p>
          </table:table-cell>
          <table:table-cell table:style-name="ce25" office:value-type="string" calcext:value-type="string">
            <text:p>/16</text:p>
          </table:table-cell>
          <table:table-cell table:style-name="ce13" office:value-type="string" calcext:value-type="string">
            <text:p>4-³ =</text:p>
          </table:table-cell>
          <table:table-cell table:style-name="ce25" office:value-type="string" calcext:value-type="string">
            <text:p>/64</text:p>
          </table:table-cell>
          <table:table-cell table:style-name="ce15" office:value-type="string" calcext:value-type="string">
            <text:p>4-⁴ =</text:p>
          </table:table-cell>
          <table:table-cell table:style-name="ce56" office:value-type="string" calcext:value-type="string">
            <text:p>/256</text:p>
          </table:table-cell>
          <table:table-cell table:style-name="ce59"/>
          <table:table-cell table:style-name="ce58"/>
          <table:table-cell table:style-name="ce66"/>
          <table:table-cell table:style-name="ce78" table:number-columns-repeated="2"/>
          <table:table-cell table:style-name="ce80"/>
          <table:table-cell table:style-name="ce1"/>
          <table:table-cell table:number-columns-repeated="1000"/>
        </table:table-row>
        <table:table-row table:style-name="ro1">
          <table:table-cell table:style-name="ce1"/>
          <table:covered-table-cell table:style-name="ce5"/>
          <table:table-cell table:style-name="ce14" table:formula="of:=IF(OR([.C6]=2; [.C6]=3); 1; 0)" office:value-type="float" office:value="0" calcext:value-type="float">
            <text:p>0</text:p>
          </table:table-cell>
          <table:table-cell table:style-name="ce26" table:formula="of:=IF(OR([.C6]=1; [.C6]=3); 1; 0)" office:value-type="float" office:value="0" calcext:value-type="float">
            <text:p>0</text:p>
          </table:table-cell>
          <table:table-cell table:style-name="ce14" table:formula="of:=IF(OR([.E6]=2; [.E6]=3); 1; 0)" office:value-type="float" office:value="0" calcext:value-type="float">
            <text:p>0</text:p>
          </table:table-cell>
          <table:table-cell table:style-name="ce26" table:formula="of:=IF(OR([.E6]=1; [.E6]=3); 1; 0)" office:value-type="float" office:value="0" calcext:value-type="float">
            <text:p>0</text:p>
          </table:table-cell>
          <table:table-cell table:style-name="ce14" table:formula="of:=IF(OR([.G6]=2; [.G6]=3); 1; 0)" office:value-type="float" office:value="0" calcext:value-type="float">
            <text:p>0</text:p>
          </table:table-cell>
          <table:table-cell table:style-name="ce26" table:formula="of:=IF(OR([.G6]=1; [.G6]=3); 1; 0)" office:value-type="float" office:value="0" calcext:value-type="float">
            <text:p>0</text:p>
          </table:table-cell>
          <table:table-cell table:style-name="ce41"/>
          <table:table-cell table:style-name="ce14" table:formula="of:=IF(OR([.J6]=2; [.J6]=3); 1; 0)" office:value-type="float" office:value="0" calcext:value-type="float">
            <text:p>0</text:p>
          </table:table-cell>
          <table:table-cell table:style-name="ce26" table:formula="of:=IF(OR([.J6]=1; [.J6]=3); 1; 0)" office:value-type="float" office:value="0" calcext:value-type="float">
            <text:p>0</text:p>
          </table:table-cell>
          <table:table-cell table:style-name="ce14" table:formula="of:=IF(OR([.L6]=2; [.L6]=3); 1; 0)" office:value-type="float" office:value="1" calcext:value-type="float">
            <text:p>1</text:p>
          </table:table-cell>
          <table:table-cell table:style-name="ce26" table:formula="of:=IF(OR([.L6]=1; [.L6]=3); 1; 0)" office:value-type="float" office:value="1" calcext:value-type="float">
            <text:p>1</text:p>
          </table:table-cell>
          <table:table-cell table:style-name="ce14" table:formula="of:=IF(OR([.N6]=2; [.N6]=3); 1; 0)" office:value-type="float" office:value="1" calcext:value-type="float">
            <text:p>1</text:p>
          </table:table-cell>
          <table:table-cell table:style-name="ce26" table:formula="of:=IF(OR([.N6]=1; [.N6]=3); 1; 0)" office:value-type="float" office:value="1" calcext:value-type="float">
            <text:p>1</text:p>
          </table:table-cell>
          <table:table-cell table:style-name="ce14" table:formula="of:=IF(OR([.P6]=2; [.P6]=3); 1; 0)" office:value-type="float" office:value="1" calcext:value-type="float">
            <text:p>1</text:p>
          </table:table-cell>
          <table:table-cell table:style-name="ce26" table:formula="of:=IF(OR([.P6]=1; [.P6]=3); 1; 0)" office:value-type="float" office:value="0" calcext:value-type="float">
            <text:p>0</text:p>
          </table:table-cell>
          <table:table-cell table:style-name="ce59"/>
          <table:table-cell table:style-name="ce58"/>
          <table:table-cell table:style-name="ce66"/>
          <table:table-cell table:style-name="ce74" table:number-columns-repeated="2"/>
          <table:table-cell table:style-name="ce82"/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3" table:formula="of:=[.C32] * pow(2; 5) + [.D32] * pow(2; 4)+[.E32] * pow(2; 3) + [.F32] * pow(2; 2) + [.G32] * pow(2; 1) + [.H32] * pow(2; 0) + [.J32] * pow(2; -1) + [.K32]*pow(2;-2) + [.L32] * pow(2; -3) + [.M32] * pow(2; -4) + [.N32] * pow(2; -5) + [.O32] * pow(2; -6) + [.P32] * pow(2; -7) + [.Q32] * pow(2; -8)" office:value-type="float" office:value="0.953125" calcext:value-type="float" table:number-columns-spanned="1" table:number-rows-spanned="3">
            <text:p>0.953125</text:p>
          </table:table-cell>
          <table:table-cell table:style-name="ce9" office:value-type="float" office:value="0" calcext:value-type="float" table:number-columns-spanned="2" table:number-rows-spanned="1">
            <text:p>0</text:p>
          </table:table-cell>
          <table:covered-table-cell table:style-name="ce22"/>
          <table:table-cell table:style-name="ce9" office:value-type="float" office:value="0" calcext:value-type="float" table:number-columns-spanned="2" table:number-rows-spanned="1">
            <text:p>0</text:p>
          </table:table-cell>
          <table:covered-table-cell table:style-name="ce22"/>
          <table:table-cell table:style-name="ce9" office:value-type="float" office:value="0" calcext:value-type="float" table:number-columns-spanned="2" table:number-rows-spanned="1">
            <text:p>0</text:p>
          </table:table-cell>
          <table:covered-table-cell table:style-name="ce22"/>
          <table:table-cell table:style-name="ce39"/>
          <table:table-cell table:style-name="ce9" office:value-type="float" office:value="3" calcext:value-type="float" table:number-columns-spanned="2" table:number-rows-spanned="1">
            <text:p>3</text:p>
          </table:table-cell>
          <table:covered-table-cell table:style-name="ce22"/>
          <table:table-cell table:style-name="ce9" office:value-type="float" office:value="3" calcext:value-type="float" table:number-columns-spanned="2" table:number-rows-spanned="1">
            <text:p>3</text:p>
          </table:table-cell>
          <table:covered-table-cell table:style-name="ce22"/>
          <table:table-cell table:style-name="ce9" office:value-type="float" office:value="1" calcext:value-type="float" table:number-columns-spanned="2" table:number-rows-spanned="1">
            <text:p>1</text:p>
          </table:table-cell>
          <table:covered-table-cell table:style-name="ce22"/>
          <table:table-cell table:style-name="ce9" office:value-type="float" office:value="0" calcext:value-type="float" table:number-columns-spanned="2" table:number-rows-spanned="1">
            <text:p>0</text:p>
          </table:table-cell>
          <table:covered-table-cell table:style-name="ce22"/>
          <table:table-cell table:style-name="ce58" table:number-columns-repeated="2"/>
          <table:table-cell table:style-name="ce73" table:formula="of:=textjoin(&quot; + &quot;; 1;   IF([.B11] = 0; &quot;&quot;; [.B11] &amp; &quot; * 2⁵&quot;);   IF([.C11] = 0; &quot;&quot;; [.C11] &amp; &quot; * 2⁴&quot;);   IF([.D11] = 0; &quot;&quot;; [.D11] &amp; &quot; * 2³&quot;);   IF([.E11] = 0; &quot;&quot;; [.E11] &amp; &quot; * 2²&quot;);   IF([.F11] = 0; &quot;&quot;; [.F11] &amp; &quot; * 2¹&quot;);   IF([.G11] = 0; &quot;&quot;; [.G11] &amp; &quot; * 2⁰&quot;);   IF([.I11] = 0; &quot;&quot;; [.I11] &amp; &quot; * 1/2¹&quot;);   IF([.J11] = 0; &quot;&quot;; [.J11] &amp; &quot; * 1/2²&quot;);   IF([.K11] = 0; &quot;&quot;; [.K11] &amp; &quot; * 1/2³&quot;);   IF([.L11] = 0; &quot;&quot;; [.L11] &amp; &quot; * 1/2⁴&quot;);   IF([.M11] = 0; &quot;&quot;; [.M11] &amp; &quot; * 1/2⁵&quot;);   IF([.N11] = 0; &quot;&quot;; [.N11] &amp; &quot; * 1/2⁶&quot;);   IF([.O11] = 0; &quot;&quot;; [.O11] &amp; &quot; * 1/2⁷&quot;);   IF([.P11] = 0; &quot;&quot;; [.P11] &amp; &quot; * 1/2⁸&quot;); )" office:value-type="string" office:string-value="" calcext:value-type="error">
            <text:p>#NAME?</text:p>
          </table:table-cell>
          <table:table-cell table:style-name="ce77" table:formula="of:=[.C11] * pow(2; 5) + [.D11] * pow(2; 4)+[.E11] * pow(2; 3) + [.F11] * pow(2; 2) + [.G11] * pow(2; 1) + [.H11] * pow(2; 0) + [.J11] * pow(2; -1) + [.K11]*pow(2;-2) + [.L11] * pow(2; -3) + [.M11] * pow(2; -4) + [.N11] * pow(2; -5) + [.O11] * pow(2; -6) + [.P11] * pow(2; -7) + [.Q11] * pow(2; -8)" office:value-type="float" office:value="0.953125" calcext:value-type="float">
            <text:p>0.953125</text:p>
          </table:table-cell>
          <table:table-cell table:style-name="ce82"/>
          <table:table-cell table:style-name="ce86" table:formula="of:=textjoin(&quot;&quot;; 1; [.C11]; [.D11]; [.E11]; [.F11]; [.G11]; [.H11]; &quot;,&quot; ; [.J11]; [.K11]; [.L11]; [.M11]; [.N11]; [.O11]; [.P11]; [.Q11])" office:value-type="string" office:string-value="" calcext:value-type="error">
            <text:p>#NAME?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covered-table-cell table:style-name="ce4"/>
          <table:table-cell table:style-name="ce10" office:value-type="string" calcext:value-type="string">
            <text:p>4² =</text:p>
          </table:table-cell>
          <table:table-cell table:style-name="ce23" table:formula="of:=pow(4; 2)" office:value-type="float" office:value="16" calcext:value-type="float">
            <text:p>16</text:p>
          </table:table-cell>
          <table:table-cell table:style-name="ce10" office:value-type="string" calcext:value-type="string">
            <text:p>4¹ =</text:p>
          </table:table-cell>
          <table:table-cell table:style-name="ce23" table:formula="of:=pow(4; 1)" office:value-type="float" office:value="4" calcext:value-type="float">
            <text:p>4</text:p>
          </table:table-cell>
          <table:table-cell table:style-name="ce10" office:value-type="string" calcext:value-type="string">
            <text:p>4⁰ =</text:p>
          </table:table-cell>
          <table:table-cell table:style-name="ce23" table:formula="of:=pow(4; 0)" office:value-type="float" office:value="1" calcext:value-type="float">
            <text:p>1</text:p>
          </table:table-cell>
          <table:table-cell table:style-name="ce40"/>
          <table:table-cell table:style-name="ce10" office:value-type="string" calcext:value-type="string">
            <text:p>4-¹ =</text:p>
          </table:table-cell>
          <table:table-cell table:style-name="ce23" office:value-type="string" calcext:value-type="string">
            <text:p>/4</text:p>
          </table:table-cell>
          <table:table-cell table:style-name="ce10" office:value-type="string" calcext:value-type="string">
            <text:p>4-² =</text:p>
          </table:table-cell>
          <table:table-cell table:style-name="ce23" office:value-type="string" calcext:value-type="string">
            <text:p>/16</text:p>
          </table:table-cell>
          <table:table-cell table:style-name="ce10" office:value-type="string" calcext:value-type="string">
            <text:p>4-³ =</text:p>
          </table:table-cell>
          <table:table-cell table:style-name="ce23" office:value-type="string" calcext:value-type="string">
            <text:p>/64</text:p>
          </table:table-cell>
          <table:table-cell table:style-name="ce16" office:value-type="string" calcext:value-type="string">
            <text:p>4-⁴ =</text:p>
          </table:table-cell>
          <table:table-cell table:style-name="ce55" office:value-type="string" calcext:value-type="string">
            <text:p>/256</text:p>
          </table:table-cell>
          <table:table-cell table:style-name="ce59"/>
          <table:table-cell table:style-name="ce58"/>
          <table:table-cell table:style-name="ce66"/>
          <table:table-cell table:style-name="ce78" table:number-columns-repeated="2"/>
          <table:table-cell table:style-name="ce80"/>
          <table:table-cell table:style-name="ce1"/>
          <table:table-cell table:number-columns-repeated="1000"/>
        </table:table-row>
        <table:table-row table:style-name="ro1">
          <table:table-cell table:style-name="ce1"/>
          <table:covered-table-cell table:style-name="ce5"/>
          <table:table-cell table:style-name="ce11" table:formula="of:=IF(OR([.C9]=2; [.C9]=3); 1; 0)" office:value-type="float" office:value="0" calcext:value-type="float">
            <text:p>0</text:p>
          </table:table-cell>
          <table:table-cell table:style-name="ce24" table:formula="of:=IF(OR([.C9]=1; [.C9]=3); 1; 0)" office:value-type="float" office:value="0" calcext:value-type="float">
            <text:p>0</text:p>
          </table:table-cell>
          <table:table-cell table:style-name="ce11" table:formula="of:=IF(OR([.E9]=2; [.E9]=3); 1; 0)" office:value-type="float" office:value="0" calcext:value-type="float">
            <text:p>0</text:p>
          </table:table-cell>
          <table:table-cell table:style-name="ce24" table:formula="of:=IF(OR([.E9]=1; [.E9]=3); 1; 0)" office:value-type="float" office:value="0" calcext:value-type="float">
            <text:p>0</text:p>
          </table:table-cell>
          <table:table-cell table:style-name="ce11" table:formula="of:=IF(OR([.G9]=2; [.G9]=3); 1; 0)" office:value-type="float" office:value="0" calcext:value-type="float">
            <text:p>0</text:p>
          </table:table-cell>
          <table:table-cell table:style-name="ce24" table:formula="of:=IF(OR([.G9]=1; [.G9]=3); 1; 0)" office:value-type="float" office:value="0" calcext:value-type="float">
            <text:p>0</text:p>
          </table:table-cell>
          <table:table-cell table:style-name="ce41"/>
          <table:table-cell table:style-name="ce11" table:formula="of:=IF(OR([.J9]=2; [.J9]=3); 1; 0)" office:value-type="float" office:value="1" calcext:value-type="float">
            <text:p>1</text:p>
          </table:table-cell>
          <table:table-cell table:style-name="ce24" table:formula="of:=IF(OR([.J9]=1; [.J9]=3); 1; 0)" office:value-type="float" office:value="1" calcext:value-type="float">
            <text:p>1</text:p>
          </table:table-cell>
          <table:table-cell table:style-name="ce11" table:formula="of:=IF(OR([.L9]=2; [.L9]=3); 1; 0)" office:value-type="float" office:value="1" calcext:value-type="float">
            <text:p>1</text:p>
          </table:table-cell>
          <table:table-cell table:style-name="ce24" table:formula="of:=IF(OR([.L9]=1; [.L9]=3); 1; 0)" office:value-type="float" office:value="1" calcext:value-type="float">
            <text:p>1</text:p>
          </table:table-cell>
          <table:table-cell table:style-name="ce11" table:formula="of:=IF(OR([.N9]=2; [.N9]=3); 1; 0)" office:value-type="float" office:value="0" calcext:value-type="float">
            <text:p>0</text:p>
          </table:table-cell>
          <table:table-cell table:style-name="ce24" table:formula="of:=IF(OR([.N9]=1; [.N9]=3); 1; 0)" office:value-type="float" office:value="1" calcext:value-type="float">
            <text:p>1</text:p>
          </table:table-cell>
          <table:table-cell table:style-name="ce11" table:formula="of:=IF(OR([.P9]=2; [.P9]=3); 1; 0)" office:value-type="float" office:value="0" calcext:value-type="float">
            <text:p>0</text:p>
          </table:table-cell>
          <table:table-cell table:style-name="ce24" table:formula="of:=IF(OR([.P9]=1; [.P9]=3); 1; 0)" office:value-type="float" office:value="0" calcext:value-type="float">
            <text:p>0</text:p>
          </table:table-cell>
          <table:table-cell table:style-name="ce59"/>
          <table:table-cell table:style-name="ce58"/>
          <table:table-cell table:style-name="ce66"/>
          <table:table-cell table:style-name="ce74" table:number-columns-repeated="2"/>
          <table:table-cell table:style-name="ce82"/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6" table:formula="of:=[.C35] * pow(2; 5) + [.D35] * pow(2; 4)+[.E35] * pow(2; 3) + [.F35] * pow(2; 2) + [.G35] * pow(2; 1) + [.H35] * pow(2; 0) + [.J35] * pow(2; -1) + [.K35]*pow(2;-2) + [.L35] * pow(2; -3) + [.M35] * pow(2; -4) + [.N35] * pow(2; -5) + [.O35] * pow(2; -6) + [.P35] * pow(2; -7) + [.Q35] * pow(2; -8)" office:value-type="float" office:value="7.296875" calcext:value-type="float" table:number-columns-spanned="1" table:number-rows-spanned="3">
            <text:p>7.296875</text:p>
          </table:table-cell>
          <table:table-cell table:style-name="ce12" office:value-type="float" office:value="0" calcext:value-type="float" table:number-columns-spanned="2" table:number-rows-spanned="1">
            <text:p>0</text:p>
          </table:table-cell>
          <table:covered-table-cell table:style-name="ce22"/>
          <table:table-cell table:style-name="ce12" office:value-type="float" office:value="1" calcext:value-type="float" table:number-columns-spanned="2" table:number-rows-spanned="1">
            <text:p>1</text:p>
          </table:table-cell>
          <table:covered-table-cell table:style-name="ce22"/>
          <table:table-cell table:style-name="ce12" office:value-type="float" office:value="3" calcext:value-type="float" table:number-columns-spanned="2" table:number-rows-spanned="1">
            <text:p>3</text:p>
          </table:table-cell>
          <table:covered-table-cell table:style-name="ce22"/>
          <table:table-cell table:style-name="ce39"/>
          <table:table-cell table:style-name="ce12" office:value-type="float" office:value="1" calcext:value-type="float" table:number-columns-spanned="2" table:number-rows-spanned="1">
            <text:p>1</text:p>
          </table:table-cell>
          <table:covered-table-cell table:style-name="ce22"/>
          <table:table-cell table:style-name="ce12" office:value-type="float" office:value="3" calcext:value-type="float" table:number-columns-spanned="2" table:number-rows-spanned="1">
            <text:p>3</text:p>
          </table:table-cell>
          <table:covered-table-cell table:style-name="ce22"/>
          <table:table-cell table:style-name="ce12" office:value-type="float" office:value="0" calcext:value-type="float" table:number-columns-spanned="2" table:number-rows-spanned="1">
            <text:p>0</text:p>
          </table:table-cell>
          <table:covered-table-cell table:style-name="ce22"/>
          <table:table-cell table:style-name="ce12" office:value-type="float" office:value="2" calcext:value-type="float" table:number-columns-spanned="2" table:number-rows-spanned="1">
            <text:p>2</text:p>
          </table:table-cell>
          <table:covered-table-cell table:style-name="ce22"/>
          <table:table-cell table:style-name="ce59"/>
          <table:table-cell table:style-name="ce58"/>
          <table:table-cell table:style-name="ce73" table:formula="of:=textjoin(&quot; + &quot;; 1;   IF([.B14] = 0; &quot;&quot;; [.B14] &amp; &quot; * 2⁵&quot;);   IF([.C14] = 0; &quot;&quot;; [.C14] &amp; &quot; * 2⁴&quot;);   IF([.D14] = 0; &quot;&quot;; [.D14] &amp; &quot; * 2³&quot;);   IF([.E14] = 0; &quot;&quot;; [.E14] &amp; &quot; * 2²&quot;);   IF([.F14] = 0; &quot;&quot;; [.F14] &amp; &quot; * 2¹&quot;);   IF([.G14] = 0; &quot;&quot;; [.G14] &amp; &quot; * 2⁰&quot;);   IF([.I14] = 0; &quot;&quot;; [.I14] &amp; &quot; * 1/2¹&quot;);   IF([.J14] = 0; &quot;&quot;; [.J14] &amp; &quot; * 1/2²&quot;);   IF([.K14] = 0; &quot;&quot;; [.K14] &amp; &quot; * 1/2³&quot;);   IF([.L14] = 0; &quot;&quot;; [.L14] &amp; &quot; * 1/2⁴&quot;);   IF([.M14] = 0; &quot;&quot;; [.M14] &amp; &quot; * 1/2⁵&quot;);   IF([.N14] = 0; &quot;&quot;; [.N14] &amp; &quot; * 1/2⁶&quot;);   IF([.O14] = 0; &quot;&quot;; [.O14] &amp; &quot; * 1/2⁷&quot;);   IF([.P14] = 0; &quot;&quot;; [.P14] &amp; &quot; * 1/2⁸&quot;); )" office:value-type="string" office:string-value="" calcext:value-type="error">
            <text:p>#NAME?</text:p>
          </table:table-cell>
          <table:table-cell table:style-name="ce77" table:formula="of:=[.C14] * pow(2; 5) + [.D14] * pow(2; 4)+[.E14] * pow(2; 3) + [.F14] * pow(2; 2) + [.G14] * pow(2; 1) + [.H14] * pow(2; 0) + [.J14] * pow(2; -1) + [.K14]*pow(2;-2) + [.L14] * pow(2; -3) + [.M14] * pow(2; -4) + [.N14] * pow(2; -5) + [.O14] * pow(2; -6) + [.P14] * pow(2; -7) + [.Q14] * pow(2; -8)" office:value-type="float" office:value="7.4453125" calcext:value-type="float">
            <text:p>7.4453125</text:p>
          </table:table-cell>
          <table:table-cell table:style-name="ce68"/>
          <table:table-cell table:style-name="ce86" table:formula="of:=textjoin(&quot;&quot;; 1; [.C14]; [.D14]; [.E14]; [.F14]; [.G14]; [.H14]; &quot;,&quot; ; [.J14]; [.K14]; [.L14]; [.M14]; [.N14]; [.O14]; [.P14]; [.Q14])" office:value-type="string" office:string-value="" calcext:value-type="error">
            <text:p>#NAME?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covered-table-cell table:style-name="ce4"/>
          <table:table-cell table:style-name="ce13" office:value-type="string" calcext:value-type="string">
            <text:p>4² =</text:p>
          </table:table-cell>
          <table:table-cell table:style-name="ce25" table:formula="of:=pow(4; 2)" office:value-type="float" office:value="16" calcext:value-type="float">
            <text:p>16</text:p>
          </table:table-cell>
          <table:table-cell table:style-name="ce13" office:value-type="string" calcext:value-type="string">
            <text:p>4¹ =</text:p>
          </table:table-cell>
          <table:table-cell table:style-name="ce25" table:formula="of:=pow(4; 1)" office:value-type="float" office:value="4" calcext:value-type="float">
            <text:p>4</text:p>
          </table:table-cell>
          <table:table-cell table:style-name="ce13" office:value-type="string" calcext:value-type="string">
            <text:p>4⁰ =</text:p>
          </table:table-cell>
          <table:table-cell table:style-name="ce25" table:formula="of:=pow(4; 0)" office:value-type="float" office:value="1" calcext:value-type="float">
            <text:p>1</text:p>
          </table:table-cell>
          <table:table-cell table:style-name="ce40"/>
          <table:table-cell table:style-name="ce13" office:value-type="string" calcext:value-type="string">
            <text:p>4-¹ =</text:p>
          </table:table-cell>
          <table:table-cell table:style-name="ce25" office:value-type="string" calcext:value-type="string">
            <text:p>/4</text:p>
          </table:table-cell>
          <table:table-cell table:style-name="ce13" office:value-type="string" calcext:value-type="string">
            <text:p>4-² =</text:p>
          </table:table-cell>
          <table:table-cell table:style-name="ce25" office:value-type="string" calcext:value-type="string">
            <text:p>/16</text:p>
          </table:table-cell>
          <table:table-cell table:style-name="ce13" office:value-type="string" calcext:value-type="string">
            <text:p>4-³ =</text:p>
          </table:table-cell>
          <table:table-cell table:style-name="ce25" office:value-type="string" calcext:value-type="string">
            <text:p>/64</text:p>
          </table:table-cell>
          <table:table-cell table:style-name="ce13" office:value-type="string" calcext:value-type="string">
            <text:p>4-⁴ =</text:p>
          </table:table-cell>
          <table:table-cell table:style-name="ce31" office:value-type="string" calcext:value-type="string">
            <text:p>/256</text:p>
          </table:table-cell>
          <table:table-cell table:style-name="ce59"/>
          <table:table-cell table:style-name="ce58"/>
          <table:table-cell table:style-name="ce66"/>
          <table:table-cell table:style-name="ce78" table:number-columns-repeated="2"/>
          <table:table-cell table:style-name="ce80"/>
          <table:table-cell table:style-name="ce1"/>
          <table:table-cell table:number-columns-repeated="1000"/>
        </table:table-row>
        <table:table-row table:style-name="ro1">
          <table:table-cell table:style-name="ce1"/>
          <table:covered-table-cell table:style-name="ce5"/>
          <table:table-cell table:style-name="ce14" table:formula="of:=IF(OR([.C12]=2; [.C12]=3); 1; 0)" office:value-type="float" office:value="0" calcext:value-type="float">
            <text:p>0</text:p>
          </table:table-cell>
          <table:table-cell table:style-name="ce26" table:formula="of:=IF(OR([.C12]=1; [.C12]=3); 1; 0)" office:value-type="float" office:value="0" calcext:value-type="float">
            <text:p>0</text:p>
          </table:table-cell>
          <table:table-cell table:style-name="ce14" table:formula="of:=IF(OR([.E12]=2; [.E12]=3); 1; 0)" office:value-type="float" office:value="0" calcext:value-type="float">
            <text:p>0</text:p>
          </table:table-cell>
          <table:table-cell table:style-name="ce26" table:formula="of:=IF(OR([.E12]=1; [.E12]=3); 1; 0)" office:value-type="float" office:value="1" calcext:value-type="float">
            <text:p>1</text:p>
          </table:table-cell>
          <table:table-cell table:style-name="ce14" table:formula="of:=IF(OR([.G12]=2; [.G12]=3); 1; 0)" office:value-type="float" office:value="1" calcext:value-type="float">
            <text:p>1</text:p>
          </table:table-cell>
          <table:table-cell table:style-name="ce26" table:formula="of:=IF(OR([.G12]=1; [.G12]=3); 1; 0)" office:value-type="float" office:value="1" calcext:value-type="float">
            <text:p>1</text:p>
          </table:table-cell>
          <table:table-cell table:style-name="ce41"/>
          <table:table-cell table:style-name="ce14" table:formula="of:=IF(OR([.J12]=2; [.J12]=3); 1; 0)" office:value-type="float" office:value="0" calcext:value-type="float">
            <text:p>0</text:p>
          </table:table-cell>
          <table:table-cell table:style-name="ce26" table:formula="of:=IF(OR([.J12]=1; [.J12]=3); 1; 0)" office:value-type="float" office:value="1" calcext:value-type="float">
            <text:p>1</text:p>
          </table:table-cell>
          <table:table-cell table:style-name="ce14" table:formula="of:=IF(OR([.L12]=2; [.L12]=3); 1; 0)" office:value-type="float" office:value="1" calcext:value-type="float">
            <text:p>1</text:p>
          </table:table-cell>
          <table:table-cell table:style-name="ce26" table:formula="of:=IF(OR([.L12]=1; [.L12]=3); 1; 0)" office:value-type="float" office:value="1" calcext:value-type="float">
            <text:p>1</text:p>
          </table:table-cell>
          <table:table-cell table:style-name="ce14" table:formula="of:=IF(OR([.N12]=2; [.N12]=3); 1; 0)" office:value-type="float" office:value="0" calcext:value-type="float">
            <text:p>0</text:p>
          </table:table-cell>
          <table:table-cell table:style-name="ce26" table:formula="of:=IF(OR([.N12]=1; [.N12]=3); 1; 0)" office:value-type="float" office:value="0" calcext:value-type="float">
            <text:p>0</text:p>
          </table:table-cell>
          <table:table-cell table:style-name="ce14" table:formula="of:=IF(OR([.P12]=2; [.P12]=3); 1; 0)" office:value-type="float" office:value="1" calcext:value-type="float">
            <text:p>1</text:p>
          </table:table-cell>
          <table:table-cell table:style-name="ce26" table:formula="of:=IF(OR([.P12]=1; [.P12]=3); 1; 0)" office:value-type="float" office:value="0" calcext:value-type="float">
            <text:p>0</text:p>
          </table:table-cell>
          <table:table-cell table:style-name="ce59"/>
          <table:table-cell table:style-name="ce58"/>
          <table:table-cell table:style-name="ce66"/>
          <table:table-cell table:style-name="ce74" table:number-columns-repeated="2"/>
          <table:table-cell table:style-name="ce82"/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3" table:formula="of:=[.C38] * pow(2; 5) + [.D38] * pow(2; 4)+[.E38] * pow(2; 3) + [.F38] * pow(2; 2) + [.G38] * pow(2; 1) + [.H38] * pow(2; 0) + [.J38] * pow(2; -1) + [.K38]*pow(2;-2) + [.L38] * pow(2; -3) + [.M38] * pow(2; -4) + [.N38] * pow(2; -5) + [.O38] * pow(2; -6) + [.P38] * pow(2; -7) + [.Q38] * pow(2; -8)" office:value-type="float" office:value="10.70703125" calcext:value-type="float" table:number-columns-spanned="1" table:number-rows-spanned="3">
            <text:p>10.70703125</text:p>
          </table:table-cell>
          <table:table-cell table:style-name="ce9" office:value-type="float" office:value="0" calcext:value-type="float" table:number-columns-spanned="2" table:number-rows-spanned="1">
            <text:p>0</text:p>
          </table:table-cell>
          <table:covered-table-cell table:style-name="ce22"/>
          <table:table-cell table:style-name="ce9" office:value-type="float" office:value="2" calcext:value-type="float" table:number-columns-spanned="2" table:number-rows-spanned="1">
            <text:p>2</text:p>
          </table:table-cell>
          <table:covered-table-cell table:style-name="ce22"/>
          <table:table-cell table:style-name="ce9" office:value-type="float" office:value="2" calcext:value-type="float" table:number-columns-spanned="2" table:number-rows-spanned="1">
            <text:p>2</text:p>
          </table:table-cell>
          <table:covered-table-cell table:style-name="ce22"/>
          <table:table-cell table:style-name="ce39"/>
          <table:table-cell table:style-name="ce9" office:value-type="float" office:value="2" calcext:value-type="float" table:number-columns-spanned="2" table:number-rows-spanned="1">
            <text:p>2</text:p>
          </table:table-cell>
          <table:covered-table-cell table:style-name="ce22"/>
          <table:table-cell table:style-name="ce9" office:value-type="float" office:value="3" calcext:value-type="float" table:number-columns-spanned="2" table:number-rows-spanned="1">
            <text:p>3</text:p>
          </table:table-cell>
          <table:covered-table-cell table:style-name="ce22"/>
          <table:table-cell table:style-name="ce9" office:value-type="float" office:value="1" calcext:value-type="float" table:number-columns-spanned="2" table:number-rows-spanned="1">
            <text:p>1</text:p>
          </table:table-cell>
          <table:covered-table-cell table:style-name="ce22"/>
          <table:table-cell table:style-name="ce9" office:value-type="float" office:value="1" calcext:value-type="float" table:number-columns-spanned="2" table:number-rows-spanned="1">
            <text:p>1</text:p>
          </table:table-cell>
          <table:covered-table-cell table:style-name="ce22"/>
          <table:table-cell table:style-name="ce59"/>
          <table:table-cell table:style-name="ce58"/>
          <table:table-cell table:style-name="ce73" table:formula="of:=textjoin(&quot; + &quot;; 1;   IF([.B17] = 0; &quot;&quot;; [.B17] &amp; &quot; * 2⁵&quot;);   IF([.C17] = 0; &quot;&quot;; [.C17] &amp; &quot; * 2⁴&quot;);   IF([.D17] = 0; &quot;&quot;; [.D17] &amp; &quot; * 2³&quot;);   IF([.E17] = 0; &quot;&quot;; [.E17] &amp; &quot; * 2²&quot;);   IF([.F17] = 0; &quot;&quot;; [.F17] &amp; &quot; * 2¹&quot;);   IF([.G17] = 0; &quot;&quot;; [.G17] &amp; &quot; * 2⁰&quot;);   IF([.I17] = 0; &quot;&quot;; [.I17] &amp; &quot; * 1/2¹&quot;);   IF([.J17] = 0; &quot;&quot;; [.J17] &amp; &quot; * 1/2²&quot;);   IF([.K17] = 0; &quot;&quot;; [.K17] &amp; &quot; * 1/2³&quot;);   IF([.L17] = 0; &quot;&quot;; [.L17] &amp; &quot; * 1/2⁴&quot;);   IF([.M17] = 0; &quot;&quot;; [.M17] &amp; &quot; * 1/2⁵&quot;);   IF([.N17] = 0; &quot;&quot;; [.N17] &amp; &quot; * 1/2⁶&quot;);   IF([.O17] = 0; &quot;&quot;; [.O17] &amp; &quot; * 1/2⁷&quot;);   IF([.P17] = 0; &quot;&quot;; [.P17] &amp; &quot; * 1/2⁸&quot;); )" office:value-type="string" office:string-value="" calcext:value-type="error">
            <text:p>#NAME?</text:p>
          </table:table-cell>
          <table:table-cell table:style-name="ce77" table:formula="of:=[.C17] * pow(2; 5) + [.D17] * pow(2; 4)+[.E17] * pow(2; 3) + [.F17] * pow(2; 2) + [.G17] * pow(2; 1) + [.H17] * pow(2; 0) + [.J17] * pow(2; -1) + [.K17]*pow(2;-2) + [.L17] * pow(2; -3) + [.M17] * pow(2; -4) + [.N17] * pow(2; -5) + [.O17] * pow(2; -6) + [.P17] * pow(2; -7) + [.Q17] * pow(2; -8)" office:value-type="float" office:value="10.70703125" calcext:value-type="float">
            <text:p>10.70703125</text:p>
          </table:table-cell>
          <table:table-cell table:style-name="ce68"/>
          <table:table-cell table:style-name="ce86" table:formula="of:=textjoin(&quot;&quot;; 1; [.C17]; [.D17]; [.E17]; [.F17]; [.G17]; [.H17]; &quot;,&quot; ; [.J17]; [.K17]; [.L17]; [.M17]; [.N17]; [.O17]; [.P17]; [.Q17])" office:value-type="string" office:string-value="" calcext:value-type="error">
            <text:p>#NAME?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covered-table-cell table:style-name="ce4"/>
          <table:table-cell table:style-name="ce10" office:value-type="string" calcext:value-type="string">
            <text:p>4² =</text:p>
          </table:table-cell>
          <table:table-cell table:style-name="ce23" table:formula="of:=pow(4; 2)" office:value-type="float" office:value="16" calcext:value-type="float">
            <text:p>16</text:p>
          </table:table-cell>
          <table:table-cell table:style-name="ce10" office:value-type="string" calcext:value-type="string">
            <text:p>4¹ =</text:p>
          </table:table-cell>
          <table:table-cell table:style-name="ce23" table:formula="of:=pow(4; 1)" office:value-type="float" office:value="4" calcext:value-type="float">
            <text:p>4</text:p>
          </table:table-cell>
          <table:table-cell table:style-name="ce10" office:value-type="string" calcext:value-type="string">
            <text:p>4⁰ =</text:p>
          </table:table-cell>
          <table:table-cell table:style-name="ce23" table:formula="of:=pow(4; 0)" office:value-type="float" office:value="1" calcext:value-type="float">
            <text:p>1</text:p>
          </table:table-cell>
          <table:table-cell table:style-name="ce40"/>
          <table:table-cell table:style-name="ce10" office:value-type="string" calcext:value-type="string">
            <text:p>4-¹ =</text:p>
          </table:table-cell>
          <table:table-cell table:style-name="ce23" office:value-type="string" calcext:value-type="string">
            <text:p>/4</text:p>
          </table:table-cell>
          <table:table-cell table:style-name="ce10" office:value-type="string" calcext:value-type="string">
            <text:p>4-² =</text:p>
          </table:table-cell>
          <table:table-cell table:style-name="ce23" office:value-type="string" calcext:value-type="string">
            <text:p>/16</text:p>
          </table:table-cell>
          <table:table-cell table:style-name="ce10" office:value-type="string" calcext:value-type="string">
            <text:p>4-³ =</text:p>
          </table:table-cell>
          <table:table-cell table:style-name="ce23" office:value-type="string" calcext:value-type="string">
            <text:p>/64</text:p>
          </table:table-cell>
          <table:table-cell table:style-name="ce10" office:value-type="string" calcext:value-type="string">
            <text:p>4-⁴ =</text:p>
          </table:table-cell>
          <table:table-cell table:style-name="ce30" office:value-type="string" calcext:value-type="string">
            <text:p>/256</text:p>
          </table:table-cell>
          <table:table-cell table:style-name="ce59"/>
          <table:table-cell table:style-name="ce58"/>
          <table:table-cell table:style-name="ce66"/>
          <table:table-cell table:style-name="ce78" table:number-columns-repeated="2"/>
          <table:table-cell table:style-name="ce80"/>
          <table:table-cell table:style-name="ce1"/>
          <table:table-cell table:number-columns-repeated="1000"/>
        </table:table-row>
        <table:table-row table:style-name="ro1">
          <table:table-cell table:style-name="ce1"/>
          <table:covered-table-cell table:style-name="ce5"/>
          <table:table-cell table:style-name="ce11" table:formula="of:=IF(OR([.C15]=2; [.C15]=3); 1; 0)" office:value-type="float" office:value="0" calcext:value-type="float">
            <text:p>0</text:p>
          </table:table-cell>
          <table:table-cell table:style-name="ce24" table:formula="of:=IF(OR([.C15]=1; [.C15]=3); 1; 0)" office:value-type="float" office:value="0" calcext:value-type="float">
            <text:p>0</text:p>
          </table:table-cell>
          <table:table-cell table:style-name="ce11" table:formula="of:=IF(OR([.E15]=2; [.E15]=3); 1; 0)" office:value-type="float" office:value="1" calcext:value-type="float">
            <text:p>1</text:p>
          </table:table-cell>
          <table:table-cell table:style-name="ce24" table:formula="of:=IF(OR([.E15]=1; [.E15]=3); 1; 0)" office:value-type="float" office:value="0" calcext:value-type="float">
            <text:p>0</text:p>
          </table:table-cell>
          <table:table-cell table:style-name="ce11" table:formula="of:=IF(OR([.G15]=2; [.G15]=3); 1; 0)" office:value-type="float" office:value="1" calcext:value-type="float">
            <text:p>1</text:p>
          </table:table-cell>
          <table:table-cell table:style-name="ce24" table:formula="of:=IF(OR([.G15]=1; [.G15]=3); 1; 0)" office:value-type="float" office:value="0" calcext:value-type="float">
            <text:p>0</text:p>
          </table:table-cell>
          <table:table-cell table:style-name="ce42"/>
          <table:table-cell table:style-name="ce11" table:formula="of:=IF(OR([.J15]=2; [.J15]=3); 1; 0)" office:value-type="float" office:value="1" calcext:value-type="float">
            <text:p>1</text:p>
          </table:table-cell>
          <table:table-cell table:style-name="ce24" table:formula="of:=IF(OR([.J15]=1; [.J15]=3); 1; 0)" office:value-type="float" office:value="0" calcext:value-type="float">
            <text:p>0</text:p>
          </table:table-cell>
          <table:table-cell table:style-name="ce11" table:formula="of:=IF(OR([.L15]=2; [.L15]=3); 1; 0)" office:value-type="float" office:value="1" calcext:value-type="float">
            <text:p>1</text:p>
          </table:table-cell>
          <table:table-cell table:style-name="ce24" table:formula="of:=IF(OR([.L15]=1; [.L15]=3); 1; 0)" office:value-type="float" office:value="1" calcext:value-type="float">
            <text:p>1</text:p>
          </table:table-cell>
          <table:table-cell table:style-name="ce11" table:formula="of:=IF(OR([.N15]=2; [.N15]=3); 1; 0)" office:value-type="float" office:value="0" calcext:value-type="float">
            <text:p>0</text:p>
          </table:table-cell>
          <table:table-cell table:style-name="ce24" table:formula="of:=IF(OR([.N15]=1; [.N15]=3); 1; 0)" office:value-type="float" office:value="1" calcext:value-type="float">
            <text:p>1</text:p>
          </table:table-cell>
          <table:table-cell table:style-name="ce11" table:formula="of:=IF(OR([.P15]=2; [.P15]=3); 1; 0)" office:value-type="float" office:value="0" calcext:value-type="float">
            <text:p>0</text:p>
          </table:table-cell>
          <table:table-cell table:style-name="ce24" table:formula="of:=IF(OR([.P15]=1; [.P15]=3); 1; 0)" office:value-type="float" office:value="1" calcext:value-type="float">
            <text:p>1</text:p>
          </table:table-cell>
          <table:table-cell table:style-name="ce60"/>
          <table:table-cell table:style-name="ce64"/>
          <table:table-cell table:style-name="ce74" table:number-columns-repeated="3"/>
          <table:table-cell table:style-name="ce82"/>
          <table:table-cell table:style-name="ce1"/>
          <table:table-cell table:number-columns-repeated="1000"/>
        </table:table-row>
        <table:table-row table:style-name="ro2">
          <table:table-cell table:style-name="ce1" table:number-columns-repeated="24"/>
          <table:table-cell table:number-columns-repeated="1000"/>
        </table:table-row>
        <table:table-row table:style-name="ro1">
          <table:table-cell table:style-name="ce1"/>
          <table:table-cell table:style-name="ce7" office:value-type="string" calcext:value-type="string" table:number-columns-spanned="15" table:number-rows-spanned="1">
            <text:p>LUÍS AUGUSTO LIMA DE OLIVEIRA - 805413</text:p>
          </table:table-cell>
          <table:covered-table-cell table:number-columns-repeated="14"/>
          <table:table-cell table:style-name="ce1" table:number-columns-repeated="3"/>
          <table:table-cell table:style-name="ce7" office:value-type="string" calcext:value-type="string" table:number-columns-spanned="2" table:number-rows-spanned="1">
            <text:p>base4_2_bin</text:p>
          </table:table-cell>
          <table:covered-table-cell/>
          <table:table-cell table:style-name="ce1" table:number-columns-repeated="3"/>
          <table:table-cell table:number-columns-repeated="1000"/>
        </table:table-row>
        <table:table-row table:style-name="ro3">
          <table:table-cell table:style-name="ce1" table:number-columns-repeated="24"/>
          <table:table-cell table:number-columns-repeated="1000"/>
        </table:table-row>
        <table:table-row table:style-name="ro4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1" table:formula="of:=textjoin(&quot; &quot;; 1; IF([.C24]=1; 1; 0); &quot;+&quot;; IF([.D24]=1; 1; 0))" office:value-type="string" office:string-value="" calcext:value-type="error">
            <text:p>#NAME?</text:p>
          </table:table-cell>
          <table:table-cell table:style-name="ce1" table:number-columns-repeated="21"/>
          <table:table-cell table:number-columns-repeated="1000"/>
        </table:table-row>
        <table:table-row table:style-name="ro1">
          <table:table-cell table:style-name="ce1"/>
          <table:table-cell table:style-name="ce2" office:value-type="string" calcext:value-type="string">
            <text:p><text:span text:style-name="T1">X</text:span><text:span text:style-name="T2">(10)</text:span></text:p>
          </table:table-cell>
          <table:table-cell table:style-name="ce8" office:value-type="string" calcext:value-type="string">
            <text:p>2⁵</text:p>
          </table:table-cell>
          <table:table-cell table:style-name="ce8" office:value-type="string" calcext:value-type="string">
            <text:p>2⁴</text:p>
          </table:table-cell>
          <table:table-cell table:style-name="ce8" office:value-type="string" calcext:value-type="string">
            <text:p>2³</text:p>
          </table:table-cell>
          <table:table-cell table:style-name="ce8" office:value-type="string" calcext:value-type="string">
            <text:p>2²</text:p>
          </table:table-cell>
          <table:table-cell table:style-name="ce8" office:value-type="string" calcext:value-type="string">
            <text:p>2¹</text:p>
          </table:table-cell>
          <table:table-cell table:style-name="ce36" office:value-type="string" calcext:value-type="string">
            <text:p>2⁰</text:p>
          </table:table-cell>
          <table:table-cell table:style-name="ce43"/>
          <table:table-cell table:style-name="ce46" office:value-type="string" calcext:value-type="string">
            <text:p>2-¹</text:p>
          </table:table-cell>
          <table:table-cell table:style-name="ce8" office:value-type="string" calcext:value-type="string">
            <text:p>2-²</text:p>
          </table:table-cell>
          <table:table-cell table:style-name="ce8" office:value-type="string" calcext:value-type="string">
            <text:p>2-³</text:p>
          </table:table-cell>
          <table:table-cell table:style-name="ce8" office:value-type="string" calcext:value-type="string">
            <text:p>2-⁴</text:p>
          </table:table-cell>
          <table:table-cell table:style-name="ce8" office:value-type="string" calcext:value-type="string">
            <text:p>2-⁵</text:p>
          </table:table-cell>
          <table:table-cell table:style-name="ce8" office:value-type="string" calcext:value-type="string">
            <text:p>2-⁶</text:p>
          </table:table-cell>
          <table:table-cell table:style-name="ce53" office:value-type="string" calcext:value-type="string">
            <text:p>2-⁷</text:p>
          </table:table-cell>
          <table:table-cell table:style-name="ce53" office:value-type="string" calcext:value-type="string">
            <text:p>2-⁸</text:p>
          </table:table-cell>
          <table:table-cell table:style-name="ce61" office:value-type="string" calcext:value-type="string">
            <text:p>2-⁹</text:p>
          </table:table-cell>
          <table:table-cell table:style-name="ce65" office:value-type="string" calcext:value-type="string" table:number-columns-spanned="3" table:number-rows-spanned="1">
            <text:p><text:span text:style-name="T3">∑</text:span><text:span text:style-name="T4">(10)</text:span></text:p>
          </table:table-cell>
          <table:covered-table-cell table:style-name="ce21"/>
          <table:covered-table-cell table:style-name="ce22"/>
          <table:table-cell table:style-name="ce83"/>
          <table:table-cell table:style-name="ce65" office:value-type="string" calcext:value-type="string">
            <text:p><text:span text:style-name="T3">x</text:span><text:span text:style-name="T4">(4)</text:span>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3" table:formula="of:=[.C26] * pow(2; 5) + [.D26] * pow(2; 4)+[.E26] * pow(2; 3) + [.F26] * pow(2; 2) + [.G26] * pow(2; 1) + [.H26] * pow(2; 0) + [.J26] * pow(2; -1) + [.K26]*pow(2;-2) + [.L26] * pow(2; -3) + [.M26] * pow(2; -4) + [.N26] * pow(2; -5) + [.O26] * pow(2; -6) + [.P26] * pow(2; -7) + [.Q26] * pow(2; -8)" office:value-type="float" office:value="0.84375" calcext:value-type="float" table:number-columns-spanned="1" table:number-rows-spanned="3">
            <text:p>0.84375</text:p>
          </table:table-cell>
          <table:table-cell table:style-name="ce9" office:value-type="float" office:value="0" calcext:value-type="float" table:number-columns-spanned="3" table:number-rows-spanned="1">
            <text:p>0</text:p>
          </table:table-cell>
          <table:covered-table-cell table:style-name="ce21"/>
          <table:covered-table-cell table:style-name="ce22"/>
          <table:table-cell table:style-name="ce9" office:value-type="float" office:value="0" calcext:value-type="float" table:number-columns-spanned="3" table:number-rows-spanned="1">
            <text:p>0</text:p>
          </table:table-cell>
          <table:covered-table-cell table:style-name="ce21"/>
          <table:covered-table-cell table:style-name="ce22"/>
          <table:table-cell table:style-name="ce44"/>
          <table:table-cell table:style-name="ce9" office:value-type="float" office:value="6" calcext:value-type="float" table:number-columns-spanned="3" table:number-rows-spanned="1">
            <text:p>6</text:p>
          </table:table-cell>
          <table:covered-table-cell table:style-name="ce21"/>
          <table:covered-table-cell table:style-name="ce22"/>
          <table:table-cell table:style-name="ce9" office:value-type="float" office:value="6" calcext:value-type="float" table:number-columns-spanned="3" table:number-rows-spanned="1">
            <text:p>6</text:p>
          </table:table-cell>
          <table:covered-table-cell table:style-name="ce21"/>
          <table:covered-table-cell table:style-name="ce22"/>
          <table:table-cell table:style-name="ce9" office:value-type="float" office:value="0" calcext:value-type="float" table:number-columns-spanned="3" table:number-rows-spanned="1">
            <text:p>0</text:p>
          </table:table-cell>
          <table:covered-table-cell table:style-name="ce21"/>
          <table:covered-table-cell table:style-name="ce22"/>
          <table:table-cell table:style-name="ce66"/>
          <table:table-cell table:style-name="ce73" table:formula="of:=textjoin(&quot; + &quot;; 1;   IF([.B26] = 0; &quot;&quot;; [.B26] &amp; &quot; * 2⁵&quot;);   IF([.C26] = 0; &quot;&quot;; [.C26] &amp; &quot; * 2⁴&quot;);   IF([.D26] = 0; &quot;&quot;; [.D26] &amp; &quot; * 2³&quot;);   IF([.E26] = 0; &quot;&quot;; [.E26] &amp; &quot; * 2²&quot;);   IF([.F26] = 0; &quot;&quot;; [.F26] &amp; &quot; * 2¹&quot;);   IF([.G26] = 0; &quot;&quot;; [.G26] &amp; &quot; * 2⁰&quot;);   IF([.I26] = 0; &quot;&quot;; [.I26] &amp; &quot; * 1/2¹&quot;);   IF([.J26] = 0; &quot;&quot;; [.J26] &amp; &quot; * 1/2²&quot;);   IF([.K26] = 0; &quot;&quot;; [.K26] &amp; &quot; * 1/2³&quot;);   IF([.L26] = 0; &quot;&quot;; [.L26] &amp; &quot; * 1/2⁴&quot;);   IF([.M26] = 0; &quot;&quot;; [.M26] &amp; &quot; * 1/2⁵&quot;);   IF([.N26] = 0; &quot;&quot;; [.N26] &amp; &quot; * 1/2⁶&quot;);   IF([.O26] = 0; &quot;&quot;; [.O26] &amp; &quot; * 1/2⁷&quot;);   IF([.P26] = 0; &quot;&quot;; [.P26] &amp; &quot; * 1/2⁸&quot;); )" office:value-type="string" office:string-value="" calcext:value-type="error">
            <text:p>#NAME?</text:p>
          </table:table-cell>
          <table:table-cell table:style-name="ce77" table:formula="of:=[.C26] * pow(2; 5) + [.D26] * pow(2; 4)+[.E26] * pow(2; 3) + [.F26] * pow(2; 2) + [.G26] * pow(2; 1) + [.H26] * pow(2; 0) + [.J26] * pow(2; -1) + [.K26]*pow(2;-2) + [.L26] * pow(2; -3) + [.M26] * pow(2; -4) + [.N26] * pow(2; -5) + [.O26] * pow(2; -6) + [.P26] * pow(2; -7) + [.Q26] * pow(2; -8)" office:value-type="float" office:value="0.84375" calcext:value-type="float">
            <text:p>0.84375</text:p>
          </table:table-cell>
          <table:table-cell table:style-name="ce84"/>
          <table:table-cell table:style-name="ce86" table:formula="of:=textjoin(&quot;&quot;; 1; [.C26]; [.D26]; [.E26]; [.F26]; [.G26]; [.H26]; &quot;,&quot; ; [.J26]; [.K26]; [.L26]; [.M26]; [.N26]; [.O26]; [.P26]; [.Q26])" office:value-type="string" office:string-value="" calcext:value-type="error">
            <text:p>#NAME?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covered-table-cell table:style-name="ce4"/>
          <table:table-cell table:style-name="ce10"/>
          <table:table-cell table:style-name="ce27" office:value-type="string" calcext:value-type="string">
            <text:p>8¹ =</text:p>
          </table:table-cell>
          <table:table-cell table:style-name="ce23" office:value-type="float" office:value="8" calcext:value-type="float">
            <text:p>8</text:p>
          </table:table-cell>
          <table:table-cell table:style-name="ce34"/>
          <table:table-cell table:style-name="ce29" office:value-type="string" calcext:value-type="string">
            <text:p>8⁰ =</text:p>
          </table:table-cell>
          <table:table-cell table:style-name="ce33" table:formula="of:=pow(4; 0)" office:value-type="float" office:value="1" calcext:value-type="float">
            <text:p>1</text:p>
          </table:table-cell>
          <table:table-cell table:style-name="ce40"/>
          <table:table-cell table:style-name="ce16"/>
          <table:table-cell table:style-name="ce29" office:value-type="string" calcext:value-type="string">
            <text:p>8-¹ =</text:p>
          </table:table-cell>
          <table:table-cell table:style-name="ce33" office:value-type="string" calcext:value-type="string">
            <text:p>/16</text:p>
          </table:table-cell>
          <table:table-cell table:style-name="ce48"/>
          <table:table-cell table:style-name="ce29" office:value-type="string" calcext:value-type="string">
            <text:p>8-² =</text:p>
          </table:table-cell>
          <table:table-cell table:style-name="ce33" office:value-type="string" calcext:value-type="string">
            <text:p>/64</text:p>
          </table:table-cell>
          <table:table-cell table:style-name="ce48"/>
          <table:table-cell table:style-name="ce29" office:value-type="string" calcext:value-type="string">
            <text:p>8-³ =</text:p>
          </table:table-cell>
          <table:table-cell table:style-name="ce33" office:value-type="string" calcext:value-type="string">
            <text:p>/512</text:p>
          </table:table-cell>
          <table:table-cell table:style-name="ce67" table:number-columns-spanned="5" table:number-rows-spanned="2"/>
          <table:covered-table-cell table:number-columns-repeated="4"/>
          <table:table-cell table:style-name="ce1"/>
          <table:table-cell table:number-columns-repeated="1000"/>
        </table:table-row>
        <table:table-row table:style-name="ro1">
          <table:table-cell table:style-name="ce1"/>
          <table:covered-table-cell table:style-name="ce5"/>
          <table:table-cell table:style-name="ce11" table:formula="of:=IF(OR([.C24]=4;[.C24]=5; [.C24]=6; [.C24]=7); 1; 0)" office:value-type="float" office:value="0" calcext:value-type="float">
            <text:p>0</text:p>
          </table:table-cell>
          <table:table-cell table:style-name="ce18" table:formula="of:=IF(OR([.C24]=2; [.C24]=3; [.C24]=6; [.C24]=7); 1; 0)" office:value-type="float" office:value="0" calcext:value-type="float">
            <text:p>0</text:p>
          </table:table-cell>
          <table:table-cell table:style-name="ce24" table:formula="of:=IF(OR([.C24]=1; [.C24]=3;[.C24]=5; [.C24]=7); 1; 0)" office:value-type="float" office:value="0" calcext:value-type="float">
            <text:p>0</text:p>
          </table:table-cell>
          <table:table-cell table:style-name="ce11" table:formula="of:=IF(OR([.F24]=4;[.F24]=5; [.F24]=6; [.F24]=7); 1; 0)" office:value-type="float" office:value="0" calcext:value-type="float">
            <text:p>0</text:p>
          </table:table-cell>
          <table:table-cell table:style-name="ce18" table:formula="of:=IF(OR([.F24]=2; [.F24]=3; [.F24]=6; [.F24]=7); 1; 0)" office:value-type="float" office:value="0" calcext:value-type="float">
            <text:p>0</text:p>
          </table:table-cell>
          <table:table-cell table:style-name="ce24" table:formula="of:=IF(OR([.F24]=1; [.F24]=3;[.F24]=5; [.F24]=7); 1; 0)" office:value-type="float" office:value="0" calcext:value-type="float">
            <text:p>0</text:p>
          </table:table-cell>
          <table:table-cell table:style-name="ce41"/>
          <table:table-cell table:style-name="ce11" table:formula="of:=IF(OR([.J24]=4;[.J24]=5; [.J24]=6; [.J24]=7); 1; 0)" office:value-type="float" office:value="1" calcext:value-type="float">
            <text:p>1</text:p>
          </table:table-cell>
          <table:table-cell table:style-name="ce18" table:formula="of:=IF(OR([.J24]=2; [.J24]=3; [.J24]=6; [.J24]=7); 1; 0)" office:value-type="float" office:value="1" calcext:value-type="float">
            <text:p>1</text:p>
          </table:table-cell>
          <table:table-cell table:style-name="ce24" table:formula="of:=IF(OR([.J24]=1; [.J24]=3;[.J24]=5; [.J24]=7); 1; 0)" office:value-type="float" office:value="0" calcext:value-type="float">
            <text:p>0</text:p>
          </table:table-cell>
          <table:table-cell table:style-name="ce11" table:formula="of:=IF(OR([.M24]=4;[.M24]=5; [.M24]=6; [.M24]=7); 1; 0)" office:value-type="float" office:value="1" calcext:value-type="float">
            <text:p>1</text:p>
          </table:table-cell>
          <table:table-cell table:style-name="ce18" table:formula="of:=IF(OR([.M24]=2; [.M24]=3; [.M24]=6; [.M24]=7); 1; 0)" office:value-type="float" office:value="1" calcext:value-type="float">
            <text:p>1</text:p>
          </table:table-cell>
          <table:table-cell table:style-name="ce24" table:formula="of:=IF(OR([.M24]=1; [.M24]=3;[.M24]=5; [.M24]=7); 1; 0)" office:value-type="float" office:value="0" calcext:value-type="float">
            <text:p>0</text:p>
          </table:table-cell>
          <table:table-cell table:style-name="ce11" table:formula="of:=IF(OR([.P24]=4;[.P24]=5; [.P24]=6; [.P24]=7); 1; 0)" office:value-type="float" office:value="0" calcext:value-type="float">
            <text:p>0</text:p>
          </table:table-cell>
          <table:table-cell table:style-name="ce18" table:formula="of:=IF(OR([.P24]=2; [.P24]=3; [.P24]=6; [.P24]=7); 1; 0)" office:value-type="float" office:value="0" calcext:value-type="float">
            <text:p>0</text:p>
          </table:table-cell>
          <table:table-cell table:style-name="ce24" table:formula="of:=IF(OR([.P24]=1; [.P24]=3;[.P24]=5; [.P24]=7); 1; 0)" office:value-type="float" office:value="0" calcext:value-type="float">
            <text:p>0</text:p>
          </table:table-cell>
          <table:covered-table-cell table:number-columns-repeated="5"/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6" table:formula="of:=[.C29] * pow(2; 5) + [.D29] * pow(2; 4)+[.E29] * pow(2; 3) + [.F29] * pow(2; 2) + [.G29] * pow(2; 1) + [.H29] * pow(2; 0) + [.J29] * pow(2; -1) + [.K29]*pow(2;-2) + [.L29] * pow(2; -3) + [.M29] * pow(2; -4) + [.N29] * pow(2; -5) + [.O29] * pow(2; -6) + [.P29] * pow(2; -7) + [.Q29] * pow(2; -8)" office:value-type="float" office:value="0.2421875" calcext:value-type="float" table:number-columns-spanned="1" table:number-rows-spanned="3">
            <text:p>0.2421875</text:p>
          </table:table-cell>
          <table:table-cell table:style-name="ce12" office:value-type="float" office:value="0" calcext:value-type="float" table:number-columns-spanned="3" table:number-rows-spanned="1">
            <text:p>0</text:p>
          </table:table-cell>
          <table:covered-table-cell table:style-name="ce21"/>
          <table:covered-table-cell table:style-name="ce22"/>
          <table:table-cell table:style-name="ce12" office:value-type="float" office:value="0" calcext:value-type="float" table:number-columns-spanned="3" table:number-rows-spanned="1">
            <text:p>0</text:p>
          </table:table-cell>
          <table:covered-table-cell table:style-name="ce21"/>
          <table:covered-table-cell table:style-name="ce22"/>
          <table:table-cell table:style-name="ce44"/>
          <table:table-cell table:style-name="ce12" office:value-type="float" office:value="1" calcext:value-type="float" table:number-columns-spanned="3" table:number-rows-spanned="1">
            <text:p>1</text:p>
          </table:table-cell>
          <table:covered-table-cell table:style-name="ce21"/>
          <table:covered-table-cell table:style-name="ce22"/>
          <table:table-cell table:style-name="ce12" office:value-type="float" office:value="7" calcext:value-type="float" table:number-columns-spanned="3" table:number-rows-spanned="1">
            <text:p>7</text:p>
          </table:table-cell>
          <table:covered-table-cell table:style-name="ce21"/>
          <table:covered-table-cell table:style-name="ce22"/>
          <table:table-cell table:style-name="ce12" office:value-type="float" office:value="4" calcext:value-type="float" table:number-columns-spanned="3" table:number-rows-spanned="1">
            <text:p>4</text:p>
          </table:table-cell>
          <table:covered-table-cell table:style-name="ce21"/>
          <table:covered-table-cell table:style-name="ce22"/>
          <table:table-cell table:style-name="ce68"/>
          <table:table-cell table:style-name="ce73" table:formula="of:=textjoin(&quot; + &quot;; 1;   IF([.B29] = 0; &quot;&quot;; [.B29] &amp; &quot; * 2⁵&quot;);   IF([.C29] = 0; &quot;&quot;; [.C29] &amp; &quot; * 2⁴&quot;);   IF([.D29] = 0; &quot;&quot;; [.D29] &amp; &quot; * 2³&quot;);   IF([.E29] = 0; &quot;&quot;; [.E29] &amp; &quot; * 2²&quot;);   IF([.F29] = 0; &quot;&quot;; [.F29] &amp; &quot; * 2¹&quot;);   IF([.G29] = 0; &quot;&quot;; [.G29] &amp; &quot; * 2⁰&quot;);   IF([.I29] = 0; &quot;&quot;; [.I29] &amp; &quot; * 1/2¹&quot;);   IF([.J29] = 0; &quot;&quot;; [.J29] &amp; &quot; * 1/2²&quot;);   IF([.K29] = 0; &quot;&quot;; [.K29] &amp; &quot; * 1/2³&quot;);   IF([.L29] = 0; &quot;&quot;; [.L29] &amp; &quot; * 1/2⁴&quot;);   IF([.M29] = 0; &quot;&quot;; [.M29] &amp; &quot; * 1/2⁵&quot;);   IF([.N29] = 0; &quot;&quot;; [.N29] &amp; &quot; * 1/2⁶&quot;);   IF([.O29] = 0; &quot;&quot;; [.O29] &amp; &quot; * 1/2⁷&quot;);   IF([.P29] = 0; &quot;&quot;; [.P29] &amp; &quot; * 1/2⁸&quot;); )" office:value-type="string" office:string-value="" calcext:value-type="error">
            <text:p>#NAME?</text:p>
          </table:table-cell>
          <table:table-cell table:style-name="ce77" table:formula="of:=[.C29] * pow(2; 5) + [.D29] * pow(2; 4)+[.E29] * pow(2; 3) + [.F29] * pow(2; 2) + [.G29] * pow(2; 1) + [.H29] * pow(2; 0) + [.J29] * pow(2; -1) + [.K29]*pow(2;-2) + [.L29] * pow(2; -3) + [.M29] * pow(2; -4) + [.N29] * pow(2; -5) + [.O29] * pow(2; -6) + [.P29] * pow(2; -7) + [.Q29] * pow(2; -8)" office:value-type="float" office:value="0.2421875" calcext:value-type="float">
            <text:p>0.2421875</text:p>
          </table:table-cell>
          <table:table-cell table:style-name="ce69"/>
          <table:table-cell table:style-name="ce86" table:formula="of:=textjoin(&quot;&quot;; 1; [.C29]; [.D29]; [.E29]; [.F29]; [.G29]; [.H29]; &quot;,&quot; ; [.J29]; [.K29]; [.L29]; [.M29]; [.N29]; [.O29]; [.P29]; [.Q29])" office:value-type="string" office:string-value="" calcext:value-type="error">
            <text:p>#NAME?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covered-table-cell table:style-name="ce4"/>
          <table:table-cell table:style-name="ce15"/>
          <table:table-cell table:style-name="ce28" office:value-type="string" calcext:value-type="string">
            <text:p>8¹ =</text:p>
          </table:table-cell>
          <table:table-cell table:style-name="ce32" office:value-type="float" office:value="24" calcext:value-type="float">
            <text:p>24</text:p>
          </table:table-cell>
          <table:table-cell table:style-name="ce35"/>
          <table:table-cell table:style-name="ce28" office:value-type="string" calcext:value-type="string">
            <text:p>8⁰ =</text:p>
          </table:table-cell>
          <table:table-cell table:style-name="ce32" table:formula="of:=pow(4; 0)" office:value-type="float" office:value="1" calcext:value-type="float">
            <text:p>1</text:p>
          </table:table-cell>
          <table:table-cell table:style-name="ce40"/>
          <table:table-cell table:style-name="ce15"/>
          <table:table-cell table:style-name="ce28" office:value-type="string" calcext:value-type="string">
            <text:p>8-¹ =</text:p>
          </table:table-cell>
          <table:table-cell table:style-name="ce32" office:value-type="string" calcext:value-type="string">
            <text:p>/16</text:p>
          </table:table-cell>
          <table:table-cell table:style-name="ce49"/>
          <table:table-cell table:style-name="ce28" office:value-type="string" calcext:value-type="string">
            <text:p>8-² =</text:p>
          </table:table-cell>
          <table:table-cell table:style-name="ce32" office:value-type="string" calcext:value-type="string">
            <text:p>/64</text:p>
          </table:table-cell>
          <table:table-cell table:style-name="ce49"/>
          <table:table-cell table:style-name="ce28" office:value-type="string" calcext:value-type="string">
            <text:p>8-³ =</text:p>
          </table:table-cell>
          <table:table-cell table:style-name="ce32" office:value-type="string" calcext:value-type="string">
            <text:p>/512</text:p>
          </table:table-cell>
          <table:table-cell table:style-name="ce69" table:number-columns-spanned="5" table:number-rows-spanned="2"/>
          <table:covered-table-cell table:number-columns-repeated="3" table:style-name="ce52"/>
          <table:covered-table-cell table:style-name="ce87"/>
          <table:table-cell table:style-name="ce1"/>
          <table:table-cell table:number-columns-repeated="1000"/>
        </table:table-row>
        <table:table-row table:style-name="ro1">
          <table:table-cell table:style-name="ce1"/>
          <table:covered-table-cell table:style-name="ce5"/>
          <table:table-cell table:style-name="ce14" table:formula="of:=IF(OR([.C27]=4;[.C27]=5; [.C27]=6; [.C27]=7); 1; 0)" office:value-type="float" office:value="0" calcext:value-type="float">
            <text:p>0</text:p>
          </table:table-cell>
          <table:table-cell table:style-name="ce20" table:formula="of:=IF(OR([.C27]=2; [.C27]=3; [.C27]=6; [.C27]=7); 1; 0)" office:value-type="float" office:value="0" calcext:value-type="float">
            <text:p>0</text:p>
          </table:table-cell>
          <table:table-cell table:style-name="ce26" table:formula="of:=IF(OR([.C27]=1; [.C27]=3;[.C27]=5; [.C27]=7); 1; 0)" office:value-type="float" office:value="0" calcext:value-type="float">
            <text:p>0</text:p>
          </table:table-cell>
          <table:table-cell table:style-name="ce14" table:formula="of:=IF(OR([.F27]=4;[.F27]=5; [.F27]=6; [.F27]=7); 1; 0)" office:value-type="float" office:value="0" calcext:value-type="float">
            <text:p>0</text:p>
          </table:table-cell>
          <table:table-cell table:style-name="ce20" table:formula="of:=IF(OR([.F27]=2; [.F27]=3; [.F27]=6; [.F27]=7); 1; 0)" office:value-type="float" office:value="0" calcext:value-type="float">
            <text:p>0</text:p>
          </table:table-cell>
          <table:table-cell table:style-name="ce26" table:formula="of:=IF(OR([.F27]=1; [.F27]=3;[.F27]=5; [.F27]=7); 1; 0)" office:value-type="float" office:value="0" calcext:value-type="float">
            <text:p>0</text:p>
          </table:table-cell>
          <table:table-cell table:style-name="ce41"/>
          <table:table-cell table:style-name="ce14" table:formula="of:=IF(OR([.J27]=4;[.J27]=5; [.J27]=6; [.J27]=7); 1; 0)" office:value-type="float" office:value="0" calcext:value-type="float">
            <text:p>0</text:p>
          </table:table-cell>
          <table:table-cell table:style-name="ce20" table:formula="of:=IF(OR([.J27]=2; [.J27]=3; [.J27]=6; [.J27]=7); 1; 0)" office:value-type="float" office:value="0" calcext:value-type="float">
            <text:p>0</text:p>
          </table:table-cell>
          <table:table-cell table:style-name="ce26" table:formula="of:=IF(OR([.J27]=1; [.J27]=3;[.J27]=5; [.J27]=7); 1; 0)" office:value-type="float" office:value="1" calcext:value-type="float">
            <text:p>1</text:p>
          </table:table-cell>
          <table:table-cell table:style-name="ce14" table:formula="of:=IF(OR([.M27]=4;[.M27]=5; [.M27]=6; [.M27]=7); 1; 0)" office:value-type="float" office:value="1" calcext:value-type="float">
            <text:p>1</text:p>
          </table:table-cell>
          <table:table-cell table:style-name="ce20" table:formula="of:=IF(OR([.M27]=2; [.M27]=3; [.M27]=6; [.M27]=7); 1; 0)" office:value-type="float" office:value="1" calcext:value-type="float">
            <text:p>1</text:p>
          </table:table-cell>
          <table:table-cell table:style-name="ce26" table:formula="of:=IF(OR([.M27]=1; [.M27]=3;[.M27]=5; [.M27]=7); 1; 0)" office:value-type="float" office:value="1" calcext:value-type="float">
            <text:p>1</text:p>
          </table:table-cell>
          <table:table-cell table:style-name="ce14" table:formula="of:=IF(OR([.P27]=4;[.P27]=5; [.P27]=6; [.P27]=7); 1; 0)" office:value-type="float" office:value="1" calcext:value-type="float">
            <text:p>1</text:p>
          </table:table-cell>
          <table:table-cell table:style-name="ce20" table:formula="of:=IF(OR([.P27]=2; [.P27]=3; [.P27]=6; [.P27]=7); 1; 0)" office:value-type="float" office:value="0" calcext:value-type="float">
            <text:p>0</text:p>
          </table:table-cell>
          <table:table-cell table:style-name="ce26" table:formula="of:=IF(OR([.P27]=1; [.P27]=3;[.P27]=5; [.P27]=7); 1; 0)" office:value-type="float" office:value="0" calcext:value-type="float">
            <text:p>0</text:p>
          </table:table-cell>
          <table:covered-table-cell table:style-name="ce70"/>
          <table:covered-table-cell table:number-columns-repeated="3" table:style-name="ce75"/>
          <table:covered-table-cell table:style-name="ce88"/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3" table:formula="of:=[.C32] * pow(2; 5) + [.D32] * pow(2; 4)+[.E32] * pow(2; 3) + [.F32] * pow(2; 2) + [.G32] * pow(2; 1) + [.H32] * pow(2; 0) + [.J32] * pow(2; -1) + [.K32]*pow(2;-2) + [.L32] * pow(2; -3) + [.M32] * pow(2; -4) + [.N32] * pow(2; -5) + [.O32] * pow(2; -6) + [.P32] * pow(2; -7) + [.Q32] * pow(2; -8)" office:value-type="float" office:value="0.953125" calcext:value-type="float" table:number-columns-spanned="1" table:number-rows-spanned="3">
            <text:p>0.953125</text:p>
          </table:table-cell>
          <table:table-cell table:style-name="ce9" office:value-type="float" office:value="0" calcext:value-type="float" table:number-columns-spanned="3" table:number-rows-spanned="1">
            <text:p>0</text:p>
          </table:table-cell>
          <table:covered-table-cell table:style-name="ce21"/>
          <table:covered-table-cell table:style-name="ce22"/>
          <table:table-cell table:style-name="ce9" office:value-type="float" office:value="0" calcext:value-type="float" table:number-columns-spanned="3" table:number-rows-spanned="1">
            <text:p>0</text:p>
          </table:table-cell>
          <table:covered-table-cell table:style-name="ce21"/>
          <table:covered-table-cell table:style-name="ce22"/>
          <table:table-cell table:style-name="ce44"/>
          <table:table-cell table:style-name="ce9" office:value-type="float" office:value="7" calcext:value-type="float" table:number-columns-spanned="3" table:number-rows-spanned="1">
            <text:p>7</text:p>
          </table:table-cell>
          <table:covered-table-cell table:style-name="ce21"/>
          <table:covered-table-cell table:style-name="ce22"/>
          <table:table-cell table:style-name="ce9" office:value-type="float" office:value="5" calcext:value-type="float" table:number-columns-spanned="3" table:number-rows-spanned="1">
            <text:p>5</text:p>
          </table:table-cell>
          <table:covered-table-cell table:style-name="ce21"/>
          <table:covered-table-cell table:style-name="ce22"/>
          <table:table-cell table:style-name="ce9" office:value-type="float" office:value="1" calcext:value-type="float" table:number-columns-spanned="3" table:number-rows-spanned="1">
            <text:p>1</text:p>
          </table:table-cell>
          <table:covered-table-cell table:style-name="ce21"/>
          <table:covered-table-cell table:style-name="ce22"/>
          <table:table-cell table:style-name="ce66"/>
          <table:table-cell table:style-name="ce73" table:formula="of:=textjoin(&quot; + &quot;; 1;   IF([.B32] = 0; &quot;&quot;; [.B32] &amp; &quot; * 2⁵&quot;);   IF([.C32] = 0; &quot;&quot;; [.C32] &amp; &quot; * 2⁴&quot;);   IF([.D32] = 0; &quot;&quot;; [.D32] &amp; &quot; * 2³&quot;);   IF([.E32] = 0; &quot;&quot;; [.E32] &amp; &quot; * 2²&quot;);   IF([.F32] = 0; &quot;&quot;; [.F32] &amp; &quot; * 2¹&quot;);   IF([.G32] = 0; &quot;&quot;; [.G32] &amp; &quot; * 2⁰&quot;);   IF([.I32] = 0; &quot;&quot;; [.I32] &amp; &quot; * 1/2¹&quot;);   IF([.J32] = 0; &quot;&quot;; [.J32] &amp; &quot; * 1/2²&quot;);   IF([.K32] = 0; &quot;&quot;; [.K32] &amp; &quot; * 1/2³&quot;);   IF([.L32] = 0; &quot;&quot;; [.L32] &amp; &quot; * 1/2⁴&quot;);   IF([.M32] = 0; &quot;&quot;; [.M32] &amp; &quot; * 1/2⁵&quot;);   IF([.N32] = 0; &quot;&quot;; [.N32] &amp; &quot; * 1/2⁶&quot;);   IF([.O32] = 0; &quot;&quot;; [.O32] &amp; &quot; * 1/2⁷&quot;);   IF([.P32] = 0; &quot;&quot;; [.P32] &amp; &quot; * 1/2⁸&quot;); )" office:value-type="string" office:string-value="" calcext:value-type="error">
            <text:p>#NAME?</text:p>
          </table:table-cell>
          <table:table-cell table:style-name="ce77" table:formula="of:=[.C32] * pow(2; 5) + [.D32] * pow(2; 4)+[.E32] * pow(2; 3) + [.F32] * pow(2; 2) + [.G32] * pow(2; 1) + [.H32] * pow(2; 0) + [.J32] * pow(2; -1) + [.K32]*pow(2;-2) + [.L32] * pow(2; -3) + [.M32] * pow(2; -4) + [.N32] * pow(2; -5) + [.O32] * pow(2; -6) + [.P32] * pow(2; -7) + [.Q32] * pow(2; -8)" office:value-type="float" office:value="0.953125" calcext:value-type="float">
            <text:p>0.953125</text:p>
          </table:table-cell>
          <table:table-cell table:style-name="ce69"/>
          <table:table-cell table:style-name="ce86" table:formula="of:=textjoin(&quot;&quot;; 1; [.C32]; [.D32]; [.E32]; [.F32]; [.G32]; [.H32]; &quot;,&quot; ; [.J32]; [.K32]; [.L32]; [.M32]; [.N32]; [.O32]; [.P32]; [.Q32])" office:value-type="string" office:string-value="" calcext:value-type="error">
            <text:p>#NAME?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covered-table-cell table:style-name="ce4"/>
          <table:table-cell table:style-name="ce16"/>
          <table:table-cell table:style-name="ce29" office:value-type="string" calcext:value-type="string">
            <text:p>8¹ =</text:p>
          </table:table-cell>
          <table:table-cell table:style-name="ce33" office:value-type="float" office:value="40" calcext:value-type="float">
            <text:p>40</text:p>
          </table:table-cell>
          <table:table-cell table:style-name="ce34"/>
          <table:table-cell table:style-name="ce29" office:value-type="string" calcext:value-type="string">
            <text:p>8⁰ =</text:p>
          </table:table-cell>
          <table:table-cell table:style-name="ce33" table:formula="of:=pow(4; 0)" office:value-type="float" office:value="1" calcext:value-type="float">
            <text:p>1</text:p>
          </table:table-cell>
          <table:table-cell table:style-name="ce40"/>
          <table:table-cell table:style-name="ce16"/>
          <table:table-cell table:style-name="ce29" office:value-type="string" calcext:value-type="string">
            <text:p>8-¹ =</text:p>
          </table:table-cell>
          <table:table-cell table:style-name="ce33" office:value-type="string" calcext:value-type="string">
            <text:p>/16</text:p>
          </table:table-cell>
          <table:table-cell table:style-name="ce48"/>
          <table:table-cell table:style-name="ce29" office:value-type="string" calcext:value-type="string">
            <text:p>8-² =</text:p>
          </table:table-cell>
          <table:table-cell table:style-name="ce33" office:value-type="string" calcext:value-type="string">
            <text:p>/64</text:p>
          </table:table-cell>
          <table:table-cell table:style-name="ce48"/>
          <table:table-cell table:style-name="ce29" office:value-type="string" calcext:value-type="string">
            <text:p>8-³ =</text:p>
          </table:table-cell>
          <table:table-cell table:style-name="ce33" office:value-type="string" calcext:value-type="string">
            <text:p>/512</text:p>
          </table:table-cell>
          <table:table-cell table:style-name="ce67" table:number-columns-spanned="5" table:number-rows-spanned="2"/>
          <table:covered-table-cell table:number-columns-repeated="4"/>
          <table:table-cell table:style-name="ce1"/>
          <table:table-cell table:number-columns-repeated="1000"/>
        </table:table-row>
        <table:table-row table:style-name="ro1">
          <table:table-cell table:style-name="ce1"/>
          <table:covered-table-cell table:style-name="ce5"/>
          <table:table-cell table:style-name="ce11" table:formula="of:=IF(OR([.C30]=4;[.C30]=5; [.C30]=6; [.C30]=7); 1; 0)" office:value-type="float" office:value="0" calcext:value-type="float">
            <text:p>0</text:p>
          </table:table-cell>
          <table:table-cell table:style-name="ce18" table:formula="of:=IF(OR([.C30]=2; [.C30]=3; [.C30]=6; [.C30]=7); 1; 0)" office:value-type="float" office:value="0" calcext:value-type="float">
            <text:p>0</text:p>
          </table:table-cell>
          <table:table-cell table:style-name="ce24" table:formula="of:=IF(OR([.C30]=1; [.C30]=5; [.C30]=7); 1; 0)" office:value-type="float" office:value="0" calcext:value-type="float">
            <text:p>0</text:p>
          </table:table-cell>
          <table:table-cell table:style-name="ce11" table:formula="of:=IF(OR([.F30]=5; [.F30]=6; [.F30]=7); 1; 0)" office:value-type="float" office:value="0" calcext:value-type="float">
            <text:p>0</text:p>
          </table:table-cell>
          <table:table-cell table:style-name="ce18" table:formula="of:=IF(OR([.F30]=2; [.F30]=3; [.F30]=6; [.F30]=7); 1; 0)" office:value-type="float" office:value="0" calcext:value-type="float">
            <text:p>0</text:p>
          </table:table-cell>
          <table:table-cell table:style-name="ce24" table:formula="of:=IF(OR([.F30]=1; [.F30]=5; [.F30]=7); 1; 0)" office:value-type="float" office:value="0" calcext:value-type="float">
            <text:p>0</text:p>
          </table:table-cell>
          <table:table-cell table:style-name="ce41"/>
          <table:table-cell table:style-name="ce11" table:formula="of:=IF(OR([.J30]=4;[.J30]=5; [.J30]=6; [.J30]=7); 1; 0)" office:value-type="float" office:value="1" calcext:value-type="float">
            <text:p>1</text:p>
          </table:table-cell>
          <table:table-cell table:style-name="ce18" table:formula="of:=IF(OR([.J30]=2; [.J30]=3; [.J30]=6; [.J30]=7); 1; 0)" office:value-type="float" office:value="1" calcext:value-type="float">
            <text:p>1</text:p>
          </table:table-cell>
          <table:table-cell table:style-name="ce24" table:formula="of:=IF(OR([.J30]=1; [.J30]=5; [.J30]=7); 1; 0)" office:value-type="float" office:value="1" calcext:value-type="float">
            <text:p>1</text:p>
          </table:table-cell>
          <table:table-cell table:style-name="ce11" table:formula="of:=IF(OR([.M30]=4;[.M30]=5; [.M30]=6; [.M30]=7); 1; 0)" office:value-type="float" office:value="1" calcext:value-type="float">
            <text:p>1</text:p>
          </table:table-cell>
          <table:table-cell table:style-name="ce18" table:formula="of:=IF(OR([.M30]=2; [.M30]=3; [.M30]=6; [.M30]=7); 1; 0)" office:value-type="float" office:value="0" calcext:value-type="float">
            <text:p>0</text:p>
          </table:table-cell>
          <table:table-cell table:style-name="ce24" table:formula="of:=IF(OR([.M30]=1; [.M30]=5; [.M30]=7); 1; 0)" office:value-type="float" office:value="1" calcext:value-type="float">
            <text:p>1</text:p>
          </table:table-cell>
          <table:table-cell table:style-name="ce11" table:formula="of:=IF(OR([.P30]=4;[.P30]=5; [.P30]=6; [.P30]=7); 1; 0)" office:value-type="float" office:value="0" calcext:value-type="float">
            <text:p>0</text:p>
          </table:table-cell>
          <table:table-cell table:style-name="ce18" table:formula="of:=IF(OR([.P30]=2; [.P30]=3; [.P30]=6; [.P30]=7); 1; 0)" office:value-type="float" office:value="0" calcext:value-type="float">
            <text:p>0</text:p>
          </table:table-cell>
          <table:table-cell table:style-name="ce24" table:formula="of:=IF(OR([.P30]=1; [.P30]=5; [.P30]=7); 1; 0)" office:value-type="float" office:value="1" calcext:value-type="float">
            <text:p>1</text:p>
          </table:table-cell>
          <table:covered-table-cell table:number-columns-repeated="5"/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6" table:formula="of:=[.C35] * pow(2; 5) + [.D35] * pow(2; 4)+[.E35] * pow(2; 3) + [.F35] * pow(2; 2) + [.G35] * pow(2; 1) + [.H35] * pow(2; 0) + [.J35] * pow(2; -1) + [.K35]*pow(2;-2) + [.L35] * pow(2; -3) + [.M35] * pow(2; -4) + [.N35] * pow(2; -5) + [.O35] * pow(2; -6) + [.P35] * pow(2; -7) + [.Q35] * pow(2; -8)" office:value-type="float" office:value="7.296875" calcext:value-type="float" table:number-columns-spanned="1" table:number-rows-spanned="3">
            <text:p>7.296875</text:p>
          </table:table-cell>
          <table:table-cell table:style-name="ce12" office:value-type="float" office:value="0" calcext:value-type="float" table:number-columns-spanned="3" table:number-rows-spanned="1">
            <text:p>0</text:p>
          </table:table-cell>
          <table:covered-table-cell table:style-name="ce21"/>
          <table:covered-table-cell table:style-name="ce22"/>
          <table:table-cell table:style-name="ce12" office:value-type="float" office:value="7" calcext:value-type="float" table:number-columns-spanned="3" table:number-rows-spanned="1">
            <text:p>7</text:p>
          </table:table-cell>
          <table:covered-table-cell table:style-name="ce21"/>
          <table:covered-table-cell table:style-name="ce22"/>
          <table:table-cell table:style-name="ce44"/>
          <table:table-cell table:style-name="ce12" office:value-type="float" office:value="2" calcext:value-type="float" table:number-columns-spanned="3" table:number-rows-spanned="1">
            <text:p>2</text:p>
          </table:table-cell>
          <table:covered-table-cell table:style-name="ce21"/>
          <table:covered-table-cell table:style-name="ce22"/>
          <table:table-cell table:style-name="ce12" office:value-type="float" office:value="3" calcext:value-type="float" table:number-columns-spanned="3" table:number-rows-spanned="1">
            <text:p>3</text:p>
          </table:table-cell>
          <table:covered-table-cell table:style-name="ce21"/>
          <table:covered-table-cell table:style-name="ce22"/>
          <table:table-cell table:style-name="ce12" office:value-type="float" office:value="1" calcext:value-type="float" table:number-columns-spanned="3" table:number-rows-spanned="1">
            <text:p>1</text:p>
          </table:table-cell>
          <table:covered-table-cell table:style-name="ce21"/>
          <table:covered-table-cell table:style-name="ce22"/>
          <table:table-cell table:style-name="ce66"/>
          <table:table-cell table:style-name="ce73" table:formula="of:=textjoin(&quot; + &quot;; 1;   IF([.B35] = 0; &quot;&quot;; [.B35] &amp; &quot; * 2⁵&quot;);   IF([.C35] = 0; &quot;&quot;; [.C35] &amp; &quot; * 2⁴&quot;);   IF([.D35] = 0; &quot;&quot;; [.D35] &amp; &quot; * 2³&quot;);   IF([.E35] = 0; &quot;&quot;; [.E35] &amp; &quot; * 2²&quot;);   IF([.F35] = 0; &quot;&quot;; [.F35] &amp; &quot; * 2¹&quot;);   IF([.G35] = 0; &quot;&quot;; [.G35] &amp; &quot; * 2⁰&quot;);   IF([.I35] = 0; &quot;&quot;; [.I35] &amp; &quot; * 1/2¹&quot;);   IF([.J35] = 0; &quot;&quot;; [.J35] &amp; &quot; * 1/2²&quot;);   IF([.K35] = 0; &quot;&quot;; [.K35] &amp; &quot; * 1/2³&quot;);   IF([.L35] = 0; &quot;&quot;; [.L35] &amp; &quot; * 1/2⁴&quot;);   IF([.M35] = 0; &quot;&quot;; [.M35] &amp; &quot; * 1/2⁵&quot;);   IF([.N35] = 0; &quot;&quot;; [.N35] &amp; &quot; * 1/2⁶&quot;);   IF([.O35] = 0; &quot;&quot;; [.O35] &amp; &quot; * 1/2⁷&quot;);   IF([.P35] = 0; &quot;&quot;; [.P35] &amp; &quot; * 1/2⁸&quot;); )" office:value-type="string" office:string-value="" calcext:value-type="error">
            <text:p>#NAME?</text:p>
          </table:table-cell>
          <table:table-cell table:style-name="ce77" table:formula="of:=[.C35] * pow(2; 5) + [.D35] * pow(2; 4)+[.E35] * pow(2; 3) + [.F35] * pow(2; 2) + [.G35] * pow(2; 1) + [.H35] * pow(2; 0) + [.J35] * pow(2; -1) + [.K35]*pow(2;-2) + [.L35] * pow(2; -3) + [.M35] * pow(2; -4) + [.N35] * pow(2; -5) + [.O35] * pow(2; -6) + [.P35] * pow(2; -7) + [.Q35] * pow(2; -8)" office:value-type="float" office:value="7.296875" calcext:value-type="float">
            <text:p>7.296875</text:p>
          </table:table-cell>
          <table:table-cell table:style-name="ce69"/>
          <table:table-cell table:style-name="ce86" table:formula="of:=textjoin(&quot;&quot;; 1; [.C35]; [.D35]; [.E35]; [.F35]; [.G35]; [.H35]; &quot;,&quot; ; [.J35]; [.K35]; [.L35]; [.M35]; [.N35]; [.O35]; [.P35]; [.Q35])" office:value-type="string" office:string-value="" calcext:value-type="error">
            <text:p>#NAME?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covered-table-cell table:style-name="ce4"/>
          <table:table-cell table:style-name="ce15"/>
          <table:table-cell table:style-name="ce28" office:value-type="string" calcext:value-type="string">
            <text:p>8¹ =</text:p>
          </table:table-cell>
          <table:table-cell table:style-name="ce32" office:value-type="float" office:value="56" calcext:value-type="float">
            <text:p>56</text:p>
          </table:table-cell>
          <table:table-cell table:style-name="ce35"/>
          <table:table-cell table:style-name="ce28" office:value-type="string" calcext:value-type="string">
            <text:p>8⁰ =</text:p>
          </table:table-cell>
          <table:table-cell table:style-name="ce32" table:formula="of:=pow(4; 0)" office:value-type="float" office:value="1" calcext:value-type="float">
            <text:p>1</text:p>
          </table:table-cell>
          <table:table-cell table:style-name="ce40"/>
          <table:table-cell table:style-name="ce15"/>
          <table:table-cell table:style-name="ce28" office:value-type="string" calcext:value-type="string">
            <text:p>8-¹ =</text:p>
          </table:table-cell>
          <table:table-cell table:style-name="ce32" office:value-type="string" calcext:value-type="string">
            <text:p>/16</text:p>
          </table:table-cell>
          <table:table-cell table:style-name="ce49"/>
          <table:table-cell table:style-name="ce28" office:value-type="string" calcext:value-type="string">
            <text:p>8-² =</text:p>
          </table:table-cell>
          <table:table-cell table:style-name="ce32" office:value-type="string" calcext:value-type="string">
            <text:p>/64</text:p>
          </table:table-cell>
          <table:table-cell table:style-name="ce49"/>
          <table:table-cell table:style-name="ce28" office:value-type="string" calcext:value-type="string">
            <text:p>8-³ =</text:p>
          </table:table-cell>
          <table:table-cell table:style-name="ce32" office:value-type="string" calcext:value-type="string">
            <text:p>/512</text:p>
          </table:table-cell>
          <table:table-cell table:style-name="ce67" table:number-columns-spanned="5" table:number-rows-spanned="2"/>
          <table:covered-table-cell table:number-columns-repeated="4"/>
          <table:table-cell table:style-name="ce1"/>
          <table:table-cell table:number-columns-repeated="1000"/>
        </table:table-row>
        <table:table-row table:style-name="ro1">
          <table:table-cell table:style-name="ce1"/>
          <table:covered-table-cell table:style-name="ce5"/>
          <table:table-cell table:style-name="ce14" table:formula="of:=IF(OR([.C33]=4;[.C33]=5; [.C33]=6; [.C33]=7); 1; 0)" office:value-type="float" office:value="0" calcext:value-type="float">
            <text:p>0</text:p>
          </table:table-cell>
          <table:table-cell table:style-name="ce20" table:formula="of:=IF(OR([.C33]=2; [.C33]=3; [.C33]=6; [.C33]=7); 1; 0)" office:value-type="float" office:value="0" calcext:value-type="float">
            <text:p>0</text:p>
          </table:table-cell>
          <table:table-cell table:style-name="ce26" table:formula="of:=IF(OR([.C33]=1; [.C33]=3;[.C33]=5; [.C33]=7); 1; 0)" office:value-type="float" office:value="0" calcext:value-type="float">
            <text:p>0</text:p>
          </table:table-cell>
          <table:table-cell table:style-name="ce14" table:formula="of:=IF(OR([.F33]=4;[.F33]=5; [.F33]=6; [.F33]=7); 1; 0)" office:value-type="float" office:value="1" calcext:value-type="float">
            <text:p>1</text:p>
          </table:table-cell>
          <table:table-cell table:style-name="ce20" table:formula="of:=IF(OR([.F33]=2; [.F33]=3; [.F33]=6; [.F33]=7); 1; 0)" office:value-type="float" office:value="1" calcext:value-type="float">
            <text:p>1</text:p>
          </table:table-cell>
          <table:table-cell table:style-name="ce26" table:formula="of:=IF(OR([.F33]=1; [.F33]=3;[.F33]=5; [.F33]=7); 1; 0)" office:value-type="float" office:value="1" calcext:value-type="float">
            <text:p>1</text:p>
          </table:table-cell>
          <table:table-cell table:style-name="ce41"/>
          <table:table-cell table:style-name="ce14" table:formula="of:=IF(OR([.J33]=4;[.J33]=5; [.J33]=6; [.J33]=7); 1; 0)" office:value-type="float" office:value="0" calcext:value-type="float">
            <text:p>0</text:p>
          </table:table-cell>
          <table:table-cell table:style-name="ce20" table:formula="of:=IF(OR([.J33]=2; [.J33]=3; [.J33]=6; [.J33]=7); 1; 0)" office:value-type="float" office:value="1" calcext:value-type="float">
            <text:p>1</text:p>
          </table:table-cell>
          <table:table-cell table:style-name="ce26" table:formula="of:=IF(OR([.J33]=1; [.J33]=3;[.J33]=5; [.J33]=7); 1; 0)" office:value-type="float" office:value="0" calcext:value-type="float">
            <text:p>0</text:p>
          </table:table-cell>
          <table:table-cell table:style-name="ce14" table:formula="of:=IF(OR([.M33]=4;[.M33]=5; [.M33]=6; [.M33]=7); 1; 0)" office:value-type="float" office:value="0" calcext:value-type="float">
            <text:p>0</text:p>
          </table:table-cell>
          <table:table-cell table:style-name="ce20" table:formula="of:=IF(OR([.M33]=2; [.M33]=3; [.M33]=6; [.M33]=7); 1; 0)" office:value-type="float" office:value="1" calcext:value-type="float">
            <text:p>1</text:p>
          </table:table-cell>
          <table:table-cell table:style-name="ce26" table:formula="of:=IF(OR([.M33]=1; [.M33]=3;[.M33]=5; [.M33]=7); 1; 0)" office:value-type="float" office:value="1" calcext:value-type="float">
            <text:p>1</text:p>
          </table:table-cell>
          <table:table-cell table:style-name="ce14" table:formula="of:=IF(OR([.P33]=4;[.P33]=5; [.P33]=6; [.P33]=7); 1; 0)" office:value-type="float" office:value="0" calcext:value-type="float">
            <text:p>0</text:p>
          </table:table-cell>
          <table:table-cell table:style-name="ce20" table:formula="of:=IF(OR([.P33]=2; [.P33]=3; [.P33]=6; [.P33]=7); 1; 0)" office:value-type="float" office:value="0" calcext:value-type="float">
            <text:p>0</text:p>
          </table:table-cell>
          <table:table-cell table:style-name="ce26" table:formula="of:=IF(OR([.P33]=1; [.P33]=3;[.P33]=5; [.P33]=7); 1; 0)" office:value-type="float" office:value="1" calcext:value-type="float">
            <text:p>1</text:p>
          </table:table-cell>
          <table:covered-table-cell table:number-columns-repeated="5"/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3" table:formula="of:=[.C38] * pow(2; 5) + [.D38] * pow(2; 4)+[.E38] * pow(2; 3) + [.F38] * pow(2; 2) + [.G38] * pow(2; 1) + [.H38] * pow(2; 0) + [.J38] * pow(2; -1) + [.K38]*pow(2;-2) + [.L38] * pow(2; -3) + [.M38] * pow(2; -4) + [.N38] * pow(2; -5) + [.O38] * pow(2; -6) + [.P38] * pow(2; -7) + [.Q38] * pow(2; -8)" office:value-type="float" office:value="10.70703125" calcext:value-type="float" table:number-columns-spanned="1" table:number-rows-spanned="3">
            <text:p>10.70703125</text:p>
          </table:table-cell>
          <table:table-cell table:style-name="ce9" office:value-type="float" office:value="1" calcext:value-type="float" table:number-columns-spanned="3" table:number-rows-spanned="1">
            <text:p>1</text:p>
          </table:table-cell>
          <table:covered-table-cell table:style-name="ce21"/>
          <table:covered-table-cell table:style-name="ce22"/>
          <table:table-cell table:style-name="ce9" office:value-type="float" office:value="2" calcext:value-type="float" table:number-columns-spanned="3" table:number-rows-spanned="1">
            <text:p>2</text:p>
          </table:table-cell>
          <table:covered-table-cell table:style-name="ce21"/>
          <table:covered-table-cell table:style-name="ce22"/>
          <table:table-cell table:style-name="ce44"/>
          <table:table-cell table:style-name="ce9" office:value-type="float" office:value="5" calcext:value-type="float" table:number-columns-spanned="3" table:number-rows-spanned="1">
            <text:p>5</text:p>
          </table:table-cell>
          <table:covered-table-cell table:style-name="ce21"/>
          <table:covered-table-cell table:style-name="ce22"/>
          <table:table-cell table:style-name="ce9" office:value-type="float" office:value="5" calcext:value-type="float" table:number-columns-spanned="3" table:number-rows-spanned="1">
            <text:p>5</text:p>
          </table:table-cell>
          <table:covered-table-cell table:style-name="ce21"/>
          <table:covered-table-cell table:style-name="ce22"/>
          <table:table-cell table:style-name="ce9" office:value-type="float" office:value="2" calcext:value-type="float" table:number-columns-spanned="3" table:number-rows-spanned="1">
            <text:p>2</text:p>
          </table:table-cell>
          <table:covered-table-cell table:style-name="ce21"/>
          <table:covered-table-cell table:style-name="ce22"/>
          <table:table-cell table:style-name="ce66"/>
          <table:table-cell table:style-name="ce73" table:formula="of:=textjoin(&quot; + &quot;; 1;   IF([.B38] = 0; &quot;&quot;; [.B38] &amp; &quot; * 2⁵&quot;);   IF([.C38] = 0; &quot;&quot;; [.C38] &amp; &quot; * 2⁴&quot;);   IF([.D38] = 0; &quot;&quot;; [.D38] &amp; &quot; * 2³&quot;);   IF([.E38] = 0; &quot;&quot;; [.E38] &amp; &quot; * 2²&quot;);   IF([.F38] = 0; &quot;&quot;; [.F38] &amp; &quot; * 2¹&quot;);   IF([.G38] = 0; &quot;&quot;; [.G38] &amp; &quot; * 2⁰&quot;);   IF([.I38] = 0; &quot;&quot;; [.I38] &amp; &quot; * 1/2¹&quot;);   IF([.J38] = 0; &quot;&quot;; [.J38] &amp; &quot; * 1/2²&quot;);   IF([.K38] = 0; &quot;&quot;; [.K38] &amp; &quot; * 1/2³&quot;);   IF([.L38] = 0; &quot;&quot;; [.L38] &amp; &quot; * 1/2⁴&quot;);   IF([.M38] = 0; &quot;&quot;; [.M38] &amp; &quot; * 1/2⁵&quot;);   IF([.N38] = 0; &quot;&quot;; [.N38] &amp; &quot; * 1/2⁶&quot;);   IF([.O38] = 0; &quot;&quot;; [.O38] &amp; &quot; * 1/2⁷&quot;);   IF([.P38] = 0; &quot;&quot;; [.P38] &amp; &quot; * 1/2⁸&quot;); )" office:value-type="string" office:string-value="" calcext:value-type="error">
            <text:p>#NAME?</text:p>
          </table:table-cell>
          <table:table-cell table:style-name="ce77" table:formula="of:=[.C38] * pow(2; 5) + [.D38] * pow(2; 4)+[.E38] * pow(2; 3) + [.F38] * pow(2; 2) + [.G38] * pow(2; 1) + [.H38] * pow(2; 0) + [.J38] * pow(2; -1) + [.K38]*pow(2;-2) + [.L38] * pow(2; -3) + [.M38] * pow(2; -4) + [.N38] * pow(2; -5) + [.O38] * pow(2; -6) + [.P38] * pow(2; -7) + [.Q38] * pow(2; -8)" office:value-type="float" office:value="10.70703125" calcext:value-type="float">
            <text:p>10.70703125</text:p>
          </table:table-cell>
          <table:table-cell table:style-name="ce69"/>
          <table:table-cell table:style-name="ce86" table:formula="of:=textjoin(&quot;&quot;; 1; [.C38]; [.D38]; [.E38]; [.F38]; [.G38]; [.H38]; &quot;,&quot; ; [.J38]; [.K38]; [.L38]; [.M38]; [.N38]; [.O38]; [.P38]; [.Q38])" office:value-type="string" office:string-value="" calcext:value-type="error">
            <text:p>#NAME?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covered-table-cell table:style-name="ce4"/>
          <table:table-cell table:style-name="ce16"/>
          <table:table-cell table:style-name="ce29" office:value-type="string" calcext:value-type="string">
            <text:p>8¹ =</text:p>
          </table:table-cell>
          <table:table-cell table:style-name="ce33" office:value-type="float" office:value="72" calcext:value-type="float">
            <text:p>72</text:p>
          </table:table-cell>
          <table:table-cell table:style-name="ce34"/>
          <table:table-cell table:style-name="ce29" office:value-type="string" calcext:value-type="string">
            <text:p>8⁰ =</text:p>
          </table:table-cell>
          <table:table-cell table:style-name="ce33" table:formula="of:=pow(4; 0)" office:value-type="float" office:value="1" calcext:value-type="float">
            <text:p>1</text:p>
          </table:table-cell>
          <table:table-cell table:style-name="ce40"/>
          <table:table-cell table:style-name="ce16"/>
          <table:table-cell table:style-name="ce29" office:value-type="string" calcext:value-type="string">
            <text:p>8-¹ =</text:p>
          </table:table-cell>
          <table:table-cell table:style-name="ce33" office:value-type="string" calcext:value-type="string">
            <text:p>/16</text:p>
          </table:table-cell>
          <table:table-cell table:style-name="ce48"/>
          <table:table-cell table:style-name="ce29" office:value-type="string" calcext:value-type="string">
            <text:p>8-² =</text:p>
          </table:table-cell>
          <table:table-cell table:style-name="ce33" office:value-type="string" calcext:value-type="string">
            <text:p>/64</text:p>
          </table:table-cell>
          <table:table-cell table:style-name="ce48"/>
          <table:table-cell table:style-name="ce29" office:value-type="string" calcext:value-type="string">
            <text:p>8-³ =</text:p>
          </table:table-cell>
          <table:table-cell table:style-name="ce33" office:value-type="string" calcext:value-type="string">
            <text:p>/512</text:p>
          </table:table-cell>
          <table:table-cell table:style-name="ce71" table:number-columns-spanned="5" table:number-rows-spanned="2"/>
          <table:covered-table-cell table:number-columns-repeated="4"/>
          <table:table-cell table:style-name="ce1"/>
          <table:table-cell table:number-columns-repeated="1000"/>
        </table:table-row>
        <table:table-row table:style-name="ro1">
          <table:table-cell table:style-name="ce1"/>
          <table:covered-table-cell table:style-name="ce5"/>
          <table:table-cell table:style-name="ce11" table:formula="of:=IF(OR([.C36]=4;[.C36]=5; [.C36]=6; [.C36]=7); 1; 0)" office:value-type="float" office:value="0" calcext:value-type="float">
            <text:p>0</text:p>
          </table:table-cell>
          <table:table-cell table:style-name="ce18" table:formula="of:=IF(OR([.C36]=2; [.C36]=3; [.C36]=6; [.C36]=7); 1; 0)" office:value-type="float" office:value="0" calcext:value-type="float">
            <text:p>0</text:p>
          </table:table-cell>
          <table:table-cell table:style-name="ce24" table:formula="of:=IF(OR([.C36]=1; [.C36]=3;[.C36]=5; [.C36]=7); 1; 0)" office:value-type="float" office:value="1" calcext:value-type="float">
            <text:p>1</text:p>
          </table:table-cell>
          <table:table-cell table:style-name="ce11" table:formula="of:=IF(OR([.F36]=4;[.F36]=5; [.F36]=6; [.F36]=7); 1; 0)" office:value-type="float" office:value="0" calcext:value-type="float">
            <text:p>0</text:p>
          </table:table-cell>
          <table:table-cell table:style-name="ce18" table:formula="of:=IF(OR([.F36]=2; [.F36]=3; [.F36]=6; [.F36]=7); 1; 0)" office:value-type="float" office:value="1" calcext:value-type="float">
            <text:p>1</text:p>
          </table:table-cell>
          <table:table-cell table:style-name="ce24" table:formula="of:=IF(OR([.F36]=1; [.F36]=3;[.F36]=5; [.F36]=7); 1; 0)" office:value-type="float" office:value="0" calcext:value-type="float">
            <text:p>0</text:p>
          </table:table-cell>
          <table:table-cell table:style-name="ce41"/>
          <table:table-cell table:style-name="ce11" table:formula="of:=IF(OR([.J36]=4;[.J36]=5; [.J36]=6; [.J36]=7); 1; 0)" office:value-type="float" office:value="1" calcext:value-type="float">
            <text:p>1</text:p>
          </table:table-cell>
          <table:table-cell table:style-name="ce18" table:formula="of:=IF(OR([.J36]=2; [.J36]=3; [.J36]=6; [.J36]=7); 1; 0)" office:value-type="float" office:value="0" calcext:value-type="float">
            <text:p>0</text:p>
          </table:table-cell>
          <table:table-cell table:style-name="ce24" table:formula="of:=IF(OR([.J36]=1; [.J36]=3;[.J36]=5; [.J36]=7); 1; 0)" office:value-type="float" office:value="1" calcext:value-type="float">
            <text:p>1</text:p>
          </table:table-cell>
          <table:table-cell table:style-name="ce11" table:formula="of:=IF(OR([.M36]=4;[.M36]=5; [.M36]=6; [.M36]=7); 1; 0)" office:value-type="float" office:value="1" calcext:value-type="float">
            <text:p>1</text:p>
          </table:table-cell>
          <table:table-cell table:style-name="ce18" table:formula="of:=IF(OR([.M36]=2; [.M36]=3; [.M36]=6; [.M36]=7); 1; 0)" office:value-type="float" office:value="0" calcext:value-type="float">
            <text:p>0</text:p>
          </table:table-cell>
          <table:table-cell table:style-name="ce24" table:formula="of:=IF(OR([.M36]=1; [.M36]=3;[.M36]=5; [.M36]=7); 1; 0)" office:value-type="float" office:value="1" calcext:value-type="float">
            <text:p>1</text:p>
          </table:table-cell>
          <table:table-cell table:style-name="ce11" table:formula="of:=IF(OR([.P36]=4;[.P36]=5; [.P36]=6; [.P36]=7); 1; 0)" office:value-type="float" office:value="0" calcext:value-type="float">
            <text:p>0</text:p>
          </table:table-cell>
          <table:table-cell table:style-name="ce18" table:formula="of:=IF(OR([.P36]=2; [.P36]=3; [.P36]=6; [.P36]=7); 1; 0)" office:value-type="float" office:value="1" calcext:value-type="float">
            <text:p>1</text:p>
          </table:table-cell>
          <table:table-cell table:style-name="ce24" table:formula="of:=IF(OR([.P36]=1; [.P36]=3;[.P36]=5; [.P36]=7); 1; 0)" office:value-type="float" office:value="0" calcext:value-type="float">
            <text:p>0</text:p>
          </table:table-cell>
          <table:covered-table-cell table:number-columns-repeated="5"/>
          <table:table-cell table:style-name="ce1"/>
          <table:table-cell table:number-columns-repeated="1000"/>
        </table:table-row>
        <table:table-row table:style-name="ro1">
          <table:table-cell table:style-name="ce1" table:number-columns-repeated="24"/>
          <table:table-cell table:number-columns-repeated="1000"/>
        </table:table-row>
        <table:table-row table:style-name="ro1">
          <table:table-cell table:style-name="ce1"/>
          <table:table-cell table:style-name="ce7" office:value-type="string" calcext:value-type="string" table:number-columns-spanned="15" table:number-rows-spanned="1">
            <text:p>LUÍS AUGUSTO LIMA DE OLIVEIRA - 805413</text:p>
          </table:table-cell>
          <table:covered-table-cell table:number-columns-repeated="14"/>
          <table:table-cell table:style-name="ce1" table:number-columns-repeated="3"/>
          <table:table-cell table:style-name="ce7" office:value-type="string" calcext:value-type="string" table:number-columns-spanned="2" table:number-rows-spanned="1">
            <text:p>base8_2_bin</text:p>
          </table:table-cell>
          <table:covered-table-cell/>
          <table:table-cell table:style-name="ce1" table:number-columns-repeated="3"/>
          <table:table-cell table:number-columns-repeated="1000"/>
        </table:table-row>
        <table:table-row table:style-name="ro1">
          <table:table-cell table:style-name="ce1" table:number-columns-repeated="24"/>
          <table:table-cell table:number-columns-repeated="1000"/>
        </table:table-row>
        <table:table-row table:style-name="ro4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1" table:formula="of:=textjoin(&quot; &quot;; 1; IF([.C45]=1; 1; 0); &quot;+&quot;; IF([.D45]=1; 1; 0))" office:value-type="string" office:string-value="" calcext:value-type="error">
            <text:p>#NAME?</text:p>
          </table:table-cell>
          <table:table-cell table:style-name="ce1" table:number-columns-repeated="6"/>
          <table:table-cell table:style-name="ce45"/>
          <table:table-cell table:style-name="ce47" table:number-columns-repeated="6"/>
          <table:table-cell table:style-name="ce54"/>
          <table:table-cell table:style-name="ce1" table:number-columns-repeated="7"/>
          <table:table-cell table:number-columns-repeated="1000"/>
        </table:table-row>
        <table:table-row table:style-name="ro1">
          <table:table-cell table:style-name="ce1"/>
          <table:table-cell table:style-name="ce2" office:value-type="string" calcext:value-type="string">
            <text:p><text:span text:style-name="T1">X</text:span><text:span text:style-name="T2">(10)</text:span></text:p>
          </table:table-cell>
          <table:table-cell table:style-name="ce8" office:value-type="string" calcext:value-type="string">
            <text:p>2⁵</text:p>
          </table:table-cell>
          <table:table-cell table:style-name="ce8" office:value-type="string" calcext:value-type="string">
            <text:p>2⁴</text:p>
          </table:table-cell>
          <table:table-cell table:style-name="ce8" office:value-type="string" calcext:value-type="string">
            <text:p>2³</text:p>
          </table:table-cell>
          <table:table-cell table:style-name="ce8" office:value-type="string" calcext:value-type="string">
            <text:p>2²</text:p>
          </table:table-cell>
          <table:table-cell table:style-name="ce8" office:value-type="string" calcext:value-type="string">
            <text:p>2¹</text:p>
          </table:table-cell>
          <table:table-cell table:style-name="ce36" office:value-type="string" calcext:value-type="string">
            <text:p>2⁰</text:p>
          </table:table-cell>
          <table:table-cell table:style-name="ce38"/>
          <table:table-cell table:style-name="ce46" office:value-type="string" calcext:value-type="string">
            <text:p>2-¹</text:p>
          </table:table-cell>
          <table:table-cell table:style-name="ce8" office:value-type="string" calcext:value-type="string">
            <text:p>2-²</text:p>
          </table:table-cell>
          <table:table-cell table:style-name="ce8" office:value-type="string" calcext:value-type="string">
            <text:p>2-³</text:p>
          </table:table-cell>
          <table:table-cell table:style-name="ce8" office:value-type="string" calcext:value-type="string">
            <text:p>2-⁴</text:p>
          </table:table-cell>
          <table:table-cell table:style-name="ce8" office:value-type="string" calcext:value-type="string">
            <text:p>2-⁵</text:p>
          </table:table-cell>
          <table:table-cell table:style-name="ce8" office:value-type="string" calcext:value-type="string">
            <text:p>2-⁶</text:p>
          </table:table-cell>
          <table:table-cell table:style-name="ce8" office:value-type="string" calcext:value-type="string">
            <text:p>2-⁷</text:p>
          </table:table-cell>
          <table:table-cell table:style-name="ce8" office:value-type="string" calcext:value-type="string">
            <text:p>2-⁸</text:p>
          </table:table-cell>
          <table:table-cell table:style-name="ce62" table:number-columns-spanned="2" table:number-rows-spanned="1"/>
          <table:covered-table-cell/>
          <table:table-cell table:style-name="ce76"/>
          <table:table-cell table:style-name="ce65" office:value-type="string" calcext:value-type="string">
            <text:p><text:span text:style-name="T3">∑</text:span><text:span text:style-name="T4">(10)</text:span></text:p>
          </table:table-cell>
          <table:table-cell table:style-name="ce85"/>
          <table:table-cell table:style-name="ce65" office:value-type="string" calcext:value-type="string">
            <text:p><text:span text:style-name="T3">x</text:span><text:span text:style-name="T4">(16)</text:span>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3" table:formula="of:=[.C26] * pow(2; 5) + [.D26] * pow(2; 4)+[.E26] * pow(2; 3) + [.F26] * pow(2; 2) + [.G26] * pow(2; 1) + [.H26] * pow(2; 0) + [.J26] * pow(2; -1) + [.K26]*pow(2;-2) + [.L26] * pow(2; -3) + [.M26] * pow(2; -4) + [.N26] * pow(2; -5) + [.O26] * pow(2; -6) + [.P26] * pow(2; -7) + [.Q26] * pow(2; -8)" office:value-type="float" office:value="0.84375" calcext:value-type="float" table:number-columns-spanned="1" table:number-rows-spanned="3">
            <text:p>0.84375</text:p>
          </table:table-cell>
          <table:table-cell table:style-name="ce17" office:value-type="float" office:value="0" calcext:value-type="float" table:number-columns-spanned="2" table:number-rows-spanned="1">
            <text:p>0</text:p>
          </table:table-cell>
          <table:covered-table-cell table:style-name="ce21"/>
          <table:table-cell table:style-name="ce9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21"/>
          <table:covered-table-cell table:style-name="ce22"/>
          <table:table-cell table:style-name="ce39"/>
          <table:table-cell table:style-name="ce9" office:value-type="string" calcext:value-type="string" table:number-columns-spanned="4" table:number-rows-spanned="1">
            <text:p>d</text:p>
          </table:table-cell>
          <table:covered-table-cell table:number-columns-repeated="2" table:style-name="ce21"/>
          <table:covered-table-cell table:style-name="ce22"/>
          <table:table-cell table:style-name="ce50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52"/>
          <table:table-cell table:style-name="ce59" table:number-columns-spanned="2" table:number-rows-spanned="15"/>
          <table:covered-table-cell/>
          <table:table-cell table:style-name="ce73" table:formula="of:=textjoin(&quot; + &quot;; 1;   IF([.B47] = 0; &quot;&quot;; [.B47] &amp; &quot; * 2⁵&quot;);   IF([.C47] = 0; &quot;&quot;; [.C47] &amp; &quot; * 2⁴&quot;);   IF([.D47] = 0; &quot;&quot;; [.D47] &amp; &quot; * 2³&quot;);   IF([.E47] = 0; &quot;&quot;; [.E47] &amp; &quot; * 2²&quot;);   IF([.F47] = 0; &quot;&quot;; [.F47] &amp; &quot; * 2¹&quot;);   IF([.G47] = 0; &quot;&quot;; [.G47] &amp; &quot; * 2⁰&quot;);   IF([.I47] = 0; &quot;&quot;; [.I47] &amp; &quot; * 1/2¹&quot;);   IF([.J47] = 0; &quot;&quot;; [.J47] &amp; &quot; * 1/2²&quot;);   IF([.K47] = 0; &quot;&quot;; [.K47] &amp; &quot; * 1/2³&quot;);   IF([.L47] = 0; &quot;&quot;; [.L47] &amp; &quot; * 1/2⁴&quot;);   IF([.M47] = 0; &quot;&quot;; [.M47] &amp; &quot; * 1/2⁵&quot;);   IF([.N47] = 0; &quot;&quot;; [.N47] &amp; &quot; * 1/2⁶&quot;);   IF([.O47] = 0; &quot;&quot;; [.O47] &amp; &quot; * 1/2⁷&quot;);   IF([.P47] = 0; &quot;&quot;; [.P47] &amp; &quot; * 1/2⁸&quot;); )" office:value-type="string" office:string-value="" calcext:value-type="error">
            <text:p>#NAME?</text:p>
          </table:table-cell>
          <table:table-cell table:style-name="ce77" table:formula="of:=[.C47] * pow(2; 5) + [.D47] * pow(2; 4)+[.E47] * pow(2; 3) + [.F47] * pow(2; 2) + [.G47] * pow(2; 1) + [.H47] * pow(2; 0) + [.J47] * pow(2; -1) + [.K47]*pow(2;-2) + [.L47] * pow(2; -3) + [.M47] * pow(2; -4) + [.N47] * pow(2; -5) + [.O47] * pow(2; -6) + [.P47] * pow(2; -7) + [.Q47] * pow(2; -8)" office:value-type="float" office:value="0.84375" calcext:value-type="float">
            <text:p>0.84375</text:p>
          </table:table-cell>
          <table:table-cell table:style-name="ce69"/>
          <table:table-cell table:style-name="ce86" table:formula="of:=textjoin(&quot;&quot;; 1; [.C47]; [.D47]; [.E47]; [.F47]; [.G47]; [.H47]; &quot;,&quot; ; [.J47]; [.K47]; [.L47]; [.M47]; [.N47]; [.O47]; [.P47]; [.Q47])" office:value-type="string" office:string-value="" calcext:value-type="error">
            <text:p>#NAME?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covered-table-cell table:style-name="ce4"/>
          <table:table-cell table:style-name="ce10" office:value-type="string" calcext:value-type="string">
            <text:p>16¹ =</text:p>
          </table:table-cell>
          <table:table-cell table:style-name="ce30" table:formula="of:=pow(4; 2)" office:value-type="float" office:value="16" calcext:value-type="float">
            <text:p>16</text:p>
          </table:table-cell>
          <table:table-cell table:style-name="ce10"/>
          <table:table-cell table:style-name="ce30"/>
          <table:table-cell table:style-name="ce27" office:value-type="string" calcext:value-type="string">
            <text:p>16⁰ =</text:p>
          </table:table-cell>
          <table:table-cell table:style-name="ce23" table:formula="of:=pow(4; 0)" office:value-type="float" office:value="1" calcext:value-type="float">
            <text:p>1</text:p>
          </table:table-cell>
          <table:table-cell table:style-name="ce40"/>
          <table:table-cell table:style-name="ce10"/>
          <table:table-cell table:style-name="ce30"/>
          <table:table-cell table:style-name="ce27" office:value-type="string" calcext:value-type="string">
            <text:p>4-¹=</text:p>
          </table:table-cell>
          <table:table-cell table:style-name="ce30" office:value-type="string" calcext:value-type="string">
            <text:p>/16</text:p>
          </table:table-cell>
          <table:table-cell table:style-name="ce10"/>
          <table:table-cell table:style-name="ce30"/>
          <table:table-cell table:style-name="ce27" office:value-type="string" calcext:value-type="string">
            <text:p>4-²=</text:p>
          </table:table-cell>
          <table:table-cell table:style-name="ce23" office:value-type="string" calcext:value-type="string">
            <text:p>/256</text:p>
          </table:table-cell>
          <table:covered-table-cell table:style-name="ce63"/>
          <table:covered-table-cell/>
          <table:table-cell table:style-name="ce66" table:number-columns-repeated="4"/>
          <table:table-cell table:style-name="ce1"/>
          <table:table-cell table:number-columns-repeated="1000"/>
        </table:table-row>
        <table:table-row table:style-name="ro1">
          <table:table-cell table:style-name="ce1"/>
          <table:covered-table-cell table:style-name="ce5"/>
          <table:table-cell table:style-name="ce18" table:formula="of:=IF(OR(HEX2DEC([.C45])=2; HEX2DEC([.C45])=3; HEX2DEC([.C45])=6; HEX2DEC([.C45])=7; HEX2DEC([.C45])=10; HEX2DEC([.C45])=11; HEX2DEC([.C45])=14;HEX2DEC([.C45])=15); 1; 0)" office:value-type="float" office:value="0" calcext:value-type="float">
            <text:p>0</text:p>
          </table:table-cell>
          <table:table-cell table:style-name="ce24" table:formula="of:=IF(OR(HEX2DEC([.C45])=1; HEX2DEC([.C45])=3; HEX2DEC([.C45])=5; HEX2DEC([.C45])=7;HEX2DEC([.C45])=9; HEX2DEC([.C45])=11; HEX2DEC([.C45])=13; HEX2DEC([.C45])=15); 1; 0)" office:value-type="float" office:value="0" calcext:value-type="float">
            <text:p>0</text:p>
          </table:table-cell>
          <table:table-cell table:style-name="ce11" table:formula="of:=IF(OR(HEX2DEC([.E45])&gt;7;); 1; 0)" office:value-type="float" office:value="0" calcext:value-type="float">
            <text:p>0</text:p>
          </table:table-cell>
          <table:table-cell table:style-name="ce18" table:formula="of:=IF(OR(HEX2DEC([.E45])=4; HEX2DEC([.E45])=5; HEX2DEC([.E45])=6; HEX2DEC([.E45])=7; HEX2DEC([.E45])&gt;11;); 1; 0)" office:value-type="float" office:value="0" calcext:value-type="float">
            <text:p>0</text:p>
          </table:table-cell>
          <table:table-cell table:style-name="ce18" table:formula="of:=IF(OR(HEX2DEC([.E45])=2; HEX2DEC([.E45])=3; HEX2DEC([.E45])=6; HEX2DEC([.E45])=7; HEX2DEC([.E45])=10; HEX2DEC([.E45])=11; HEX2DEC([.E45])=14;HEX2DEC([.E45])=15); 1; 0)" office:value-type="float" office:value="0" calcext:value-type="float">
            <text:p>0</text:p>
          </table:table-cell>
          <table:table-cell table:style-name="ce24" table:formula="of:=IF(OR(HEX2DEC([.E45])=1; HEX2DEC([.E45])=3; HEX2DEC([.E45])=5; HEX2DEC([.E45])=7;HEX2DEC([.E45])=9; HEX2DEC([.E45])=11; HEX2DEC([.E45])=13; HEX2DEC([.E45])=15); 1; 0)" office:value-type="float" office:value="0" calcext:value-type="float">
            <text:p>0</text:p>
          </table:table-cell>
          <table:table-cell table:style-name="ce41"/>
          <table:table-cell table:style-name="ce11" table:formula="of:=IF(OR(HEX2DEC([.J45])&gt;7;); 1; 0)" office:value-type="float" office:value="1" calcext:value-type="float">
            <text:p>1</text:p>
          </table:table-cell>
          <table:table-cell table:style-name="ce18" table:formula="of:=IF(OR(HEX2DEC([.J45])=4; HEX2DEC([.J45])=5; HEX2DEC([.J45])=6; HEX2DEC([.J45])=7; HEX2DEC([.J45])&gt;11;); 1; 0)" office:value-type="float" office:value="1" calcext:value-type="float">
            <text:p>1</text:p>
          </table:table-cell>
          <table:table-cell table:style-name="ce18" table:formula="of:=IF(OR(HEX2DEC([.J45])=2; HEX2DEC([.J45])=3; HEX2DEC([.J45])=6; HEX2DEC([.J45])=7; HEX2DEC([.J45])=10; HEX2DEC([.J45])=11; HEX2DEC([.J45])=14;HEX2DEC([.J45])=15); 1; 0)" office:value-type="float" office:value="0" calcext:value-type="float">
            <text:p>0</text:p>
          </table:table-cell>
          <table:table-cell table:style-name="ce24" table:formula="of:=IF(OR(HEX2DEC([.J45])=1; HEX2DEC([.J45])=3; HEX2DEC([.J45])=5; HEX2DEC([.J45])=7;HEX2DEC([.J45])=9; HEX2DEC([.J45])=11; HEX2DEC([.J45])=13; HEX2DEC([.J45])=15); 1; 0)" office:value-type="float" office:value="1" calcext:value-type="float">
            <text:p>1</text:p>
          </table:table-cell>
          <table:table-cell table:style-name="ce11" table:formula="of:=IF(OR(HEX2DEC([.N45])&gt;7;); 1; 0)" office:value-type="float" office:value="1" calcext:value-type="float">
            <text:p>1</text:p>
          </table:table-cell>
          <table:table-cell table:style-name="ce18" table:formula="of:=IF(OR(HEX2DEC([.N45])=4; HEX2DEC([.N45])=5; HEX2DEC([.N45])=6; HEX2DEC([.N45])=7; HEX2DEC([.N45])&gt;11;); 1; 0)" office:value-type="float" office:value="0" calcext:value-type="float">
            <text:p>0</text:p>
          </table:table-cell>
          <table:table-cell table:style-name="ce18" table:formula="of:=IF(OR(HEX2DEC([.N45])=2; HEX2DEC([.N45])=3; HEX2DEC([.N45])=6; HEX2DEC([.N45])=7; HEX2DEC([.N45])=10; HEX2DEC([.N45])=11; HEX2DEC([.N45])=14;HEX2DEC([.N45])=15); 1; 0)" office:value-type="float" office:value="0" calcext:value-type="float">
            <text:p>0</text:p>
          </table:table-cell>
          <table:table-cell table:style-name="ce24" table:formula="of:=IF(OR(HEX2DEC([.N45])=1; HEX2DEC([.N45])=3; HEX2DEC([.N45])=5; HEX2DEC([.N45])=7;HEX2DEC([.N45])=9; HEX2DEC([.N45])=11; HEX2DEC([.N45])=13; HEX2DEC([.N45])=15); 1; 0)" office:value-type="float" office:value="0" calcext:value-type="float">
            <text:p>0</text:p>
          </table:table-cell>
          <table:covered-table-cell table:style-name="ce63"/>
          <table:covered-table-cell/>
          <table:table-cell table:style-name="ce66" table:number-columns-repeated="4"/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6" table:formula="of:=[.C29] * pow(2; 5) + [.D29] * pow(2; 4)+[.E29] * pow(2; 3) + [.F29] * pow(2; 2) + [.G29] * pow(2; 1) + [.H29] * pow(2; 0) + [.J29] * pow(2; -1) + [.K29]*pow(2;-2) + [.L29] * pow(2; -3) + [.M29] * pow(2; -4) + [.N29] * pow(2; -5) + [.O29] * pow(2; -6) + [.P29] * pow(2; -7) + [.Q29] * pow(2; -8)" office:value-type="float" office:value="0.2421875" calcext:value-type="float" table:number-columns-spanned="1" table:number-rows-spanned="3">
            <text:p>0.2421875</text:p>
          </table:table-cell>
          <table:table-cell table:style-name="ce19" office:value-type="float" office:value="0" calcext:value-type="float" table:number-columns-spanned="2" table:number-rows-spanned="1">
            <text:p>0</text:p>
          </table:table-cell>
          <table:covered-table-cell table:style-name="ce21"/>
          <table:table-cell table:style-name="ce12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21"/>
          <table:covered-table-cell table:style-name="ce22"/>
          <table:table-cell table:style-name="ce39"/>
          <table:table-cell table:style-name="ce12" office:value-type="float" office:value="3" calcext:value-type="float" table:number-columns-spanned="4" table:number-rows-spanned="1">
            <text:p>3</text:p>
          </table:table-cell>
          <table:covered-table-cell table:number-columns-repeated="2" table:style-name="ce21"/>
          <table:covered-table-cell table:style-name="ce22"/>
          <table:table-cell table:style-name="ce51" office:value-type="string" calcext:value-type="string" table:number-columns-spanned="4" table:number-rows-spanned="1">
            <text:p>e</text:p>
          </table:table-cell>
          <table:covered-table-cell table:number-columns-repeated="3" table:style-name="ce52"/>
          <table:covered-table-cell table:style-name="ce63"/>
          <table:covered-table-cell/>
          <table:table-cell table:style-name="ce73" table:formula="of:=textjoin(&quot; + &quot;; 1;   IF([.B50] = 0; &quot;&quot;; [.B50] &amp; &quot; * 2⁵&quot;);   IF([.C50] = 0; &quot;&quot;; [.C50] &amp; &quot; * 2⁴&quot;);   IF([.D50] = 0; &quot;&quot;; [.D50] &amp; &quot; * 2³&quot;);   IF([.E50] = 0; &quot;&quot;; [.E50] &amp; &quot; * 2²&quot;);   IF([.F50] = 0; &quot;&quot;; [.F50] &amp; &quot; * 2¹&quot;);   IF([.G50] = 0; &quot;&quot;; [.G50] &amp; &quot; * 2⁰&quot;);   IF([.I50] = 0; &quot;&quot;; [.I50] &amp; &quot; * 1/2¹&quot;);   IF([.J50] = 0; &quot;&quot;; [.J50] &amp; &quot; * 1/2²&quot;);   IF([.K50] = 0; &quot;&quot;; [.K50] &amp; &quot; * 1/2³&quot;);   IF([.L50] = 0; &quot;&quot;; [.L50] &amp; &quot; * 1/2⁴&quot;);   IF([.M50] = 0; &quot;&quot;; [.M50] &amp; &quot; * 1/2⁵&quot;);   IF([.N50] = 0; &quot;&quot;; [.N50] &amp; &quot; * 1/2⁶&quot;);   IF([.O50] = 0; &quot;&quot;; [.O50] &amp; &quot; * 1/2⁷&quot;);   IF([.P50] = 0; &quot;&quot;; [.P50] &amp; &quot; * 1/2⁸&quot;); )" office:value-type="string" office:string-value="" calcext:value-type="error">
            <text:p>#NAME?</text:p>
          </table:table-cell>
          <table:table-cell table:style-name="ce77" table:formula="of:=[.C50] * pow(2; 5) + [.D50] * pow(2; 4)+[.E50] * pow(2; 3) + [.F50] * pow(2; 2) + [.G50] * pow(2; 1) + [.H50] * pow(2; 0) + [.J50] * pow(2; -1) + [.K50]*pow(2;-2) + [.L50] * pow(2; -3) + [.M50] * pow(2; -4) + [.N50] * pow(2; -5) + [.O50] * pow(2; -6) + [.P50] * pow(2; -7) + [.Q50] * pow(2; -8)" office:value-type="float" office:value="0.2421875" calcext:value-type="float">
            <text:p>0.2421875</text:p>
          </table:table-cell>
          <table:table-cell table:style-name="ce69"/>
          <table:table-cell table:style-name="ce86" table:formula="of:=textjoin(&quot;&quot;; 1; [.C50]; [.D50]; [.E50]; [.F50]; [.G50]; [.H50]; &quot;,&quot; ; [.J50]; [.K50]; [.L50]; [.M50]; [.N50]; [.O50]; [.P50]; [.Q50])" office:value-type="string" office:string-value="" calcext:value-type="error">
            <text:p>#NAME?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covered-table-cell table:style-name="ce4"/>
          <table:table-cell table:style-name="ce13" office:value-type="string" calcext:value-type="string">
            <text:p>16¹ =</text:p>
          </table:table-cell>
          <table:table-cell table:style-name="ce31" table:formula="of:=pow(4; 2)" office:value-type="float" office:value="16" calcext:value-type="float">
            <text:p>16</text:p>
          </table:table-cell>
          <table:table-cell table:style-name="ce13"/>
          <table:table-cell table:style-name="ce31"/>
          <table:table-cell table:style-name="ce37" office:value-type="string" calcext:value-type="string">
            <text:p>16⁰ =</text:p>
          </table:table-cell>
          <table:table-cell table:style-name="ce25" table:formula="of:=pow(4; 0)" office:value-type="float" office:value="1" calcext:value-type="float">
            <text:p>1</text:p>
          </table:table-cell>
          <table:table-cell table:style-name="ce40"/>
          <table:table-cell table:style-name="ce13"/>
          <table:table-cell table:style-name="ce31"/>
          <table:table-cell table:style-name="ce37" office:value-type="string" calcext:value-type="string">
            <text:p>4-¹=</text:p>
          </table:table-cell>
          <table:table-cell table:style-name="ce31" office:value-type="string" calcext:value-type="string">
            <text:p>/16</text:p>
          </table:table-cell>
          <table:table-cell table:style-name="ce13"/>
          <table:table-cell table:style-name="ce31"/>
          <table:table-cell table:style-name="ce37" office:value-type="string" calcext:value-type="string">
            <text:p>4-²=</text:p>
          </table:table-cell>
          <table:table-cell table:style-name="ce25" office:value-type="string" calcext:value-type="string">
            <text:p>/256</text:p>
          </table:table-cell>
          <table:covered-table-cell table:style-name="ce63"/>
          <table:covered-table-cell/>
          <table:table-cell table:style-name="ce66"/>
          <table:table-cell table:style-name="ce67" table:number-columns-spanned="3" table:number-rows-spanned="2"/>
          <table:covered-table-cell table:number-columns-repeated="2"/>
          <table:table-cell table:style-name="ce1"/>
          <table:table-cell table:number-columns-repeated="1000"/>
        </table:table-row>
        <table:table-row table:style-name="ro1">
          <table:table-cell table:style-name="ce1"/>
          <table:covered-table-cell table:style-name="ce5"/>
          <table:table-cell table:style-name="ce20" table:formula="of:=IF(OR(HEX2DEC([.C48])=2; HEX2DEC([.C48])=3; HEX2DEC([.C48])=6; HEX2DEC([.C48])=7; HEX2DEC([.C48])=10; HEX2DEC([.C48])=11; HEX2DEC([.C48])=14;HEX2DEC([.C48])=15); 1; 0)" office:value-type="float" office:value="0" calcext:value-type="float">
            <text:p>0</text:p>
          </table:table-cell>
          <table:table-cell table:style-name="ce26" table:formula="of:=IF(OR(HEX2DEC([.C48])=1; HEX2DEC([.C48])=3; HEX2DEC([.C48])=5; HEX2DEC([.C48])=7;HEX2DEC([.C48])=9; HEX2DEC([.C48])=11; HEX2DEC([.C48])=13; HEX2DEC([.C48])=15); 1; 0)" office:value-type="float" office:value="0" calcext:value-type="float">
            <text:p>0</text:p>
          </table:table-cell>
          <table:table-cell table:style-name="ce14" table:formula="of:=IF(OR(HEX2DEC([.E48])&gt;7;); 1; 0)" office:value-type="float" office:value="0" calcext:value-type="float">
            <text:p>0</text:p>
          </table:table-cell>
          <table:table-cell table:style-name="ce20" table:formula="of:=IF(OR(HEX2DEC([.E48])=4; HEX2DEC([.E48])=5; HEX2DEC([.E48])=6; HEX2DEC([.E48])=7; HEX2DEC([.E48])&gt;11;); 1; 0)" office:value-type="float" office:value="0" calcext:value-type="float">
            <text:p>0</text:p>
          </table:table-cell>
          <table:table-cell table:style-name="ce20" table:formula="of:=IF(OR(HEX2DEC([.E48])=2; HEX2DEC([.E48])=3; HEX2DEC([.E48])=6; HEX2DEC([.E48])=7; HEX2DEC([.E48])=10; HEX2DEC([.E48])=11; HEX2DEC([.E48])=14;HEX2DEC([.E48])=15); 1; 0)" office:value-type="float" office:value="0" calcext:value-type="float">
            <text:p>0</text:p>
          </table:table-cell>
          <table:table-cell table:style-name="ce26" table:formula="of:=IF(OR(HEX2DEC([.E48])=1; HEX2DEC([.E48])=3; HEX2DEC([.E48])=5; HEX2DEC([.E48])=7;HEX2DEC([.E48])=9; HEX2DEC([.E48])=11; HEX2DEC([.E48])=13; HEX2DEC([.E48])=15); 1; 0)" office:value-type="float" office:value="0" calcext:value-type="float">
            <text:p>0</text:p>
          </table:table-cell>
          <table:table-cell table:style-name="ce40"/>
          <table:table-cell table:style-name="ce14" table:formula="of:=IF(OR(HEX2DEC([.J48])&gt;7;); 1; 0)" office:value-type="float" office:value="0" calcext:value-type="float">
            <text:p>0</text:p>
          </table:table-cell>
          <table:table-cell table:style-name="ce20" table:formula="of:=IF(OR(HEX2DEC([.J48])=4; HEX2DEC([.J48])=5; HEX2DEC([.J48])=6; HEX2DEC([.J48])=7; HEX2DEC([.J48])&gt;11;); 1; 0)" office:value-type="float" office:value="0" calcext:value-type="float">
            <text:p>0</text:p>
          </table:table-cell>
          <table:table-cell table:style-name="ce20" table:formula="of:=IF(OR(HEX2DEC([.J48])=2; HEX2DEC([.J48])=3; HEX2DEC([.J48])=6; HEX2DEC([.J48])=7; HEX2DEC([.J48])=10; HEX2DEC([.J48])=11; HEX2DEC([.J48])=14;HEX2DEC([.J48])=15); 1; 0)" office:value-type="float" office:value="1" calcext:value-type="float">
            <text:p>1</text:p>
          </table:table-cell>
          <table:table-cell table:style-name="ce26" table:formula="of:=IF(OR(HEX2DEC([.J48])=1; HEX2DEC([.J48])=3; HEX2DEC([.J48])=5; HEX2DEC([.J48])=7;HEX2DEC([.J48])=9; HEX2DEC([.J48])=11; HEX2DEC([.J48])=13; HEX2DEC([.J48])=15); 1; 0)" office:value-type="float" office:value="1" calcext:value-type="float">
            <text:p>1</text:p>
          </table:table-cell>
          <table:table-cell table:style-name="ce14" table:formula="of:=IF(OR(HEX2DEC([.N48])&gt;7;); 1; 0)" office:value-type="float" office:value="1" calcext:value-type="float">
            <text:p>1</text:p>
          </table:table-cell>
          <table:table-cell table:style-name="ce20" table:formula="of:=IF(OR(HEX2DEC([.N48])=4; HEX2DEC([.N48])=5; HEX2DEC([.N48])=6; HEX2DEC([.N48])=7; HEX2DEC([.N48])&gt;11;); 1; 0)" office:value-type="float" office:value="1" calcext:value-type="float">
            <text:p>1</text:p>
          </table:table-cell>
          <table:table-cell table:style-name="ce20" table:formula="of:=IF(OR(HEX2DEC([.N48])=2; HEX2DEC([.N48])=3; HEX2DEC([.N48])=6; HEX2DEC([.N48])=7; HEX2DEC([.N48])=10; HEX2DEC([.N48])=11; HEX2DEC([.N48])=14;HEX2DEC([.N48])=15); 1; 0)" office:value-type="float" office:value="1" calcext:value-type="float">
            <text:p>1</text:p>
          </table:table-cell>
          <table:table-cell table:style-name="ce26" table:formula="of:=IF(OR(HEX2DEC([.N48])=1; HEX2DEC([.N48])=3; HEX2DEC([.N48])=5; HEX2DEC([.N48])=7;HEX2DEC([.N48])=9; HEX2DEC([.N48])=11; HEX2DEC([.N48])=13; HEX2DEC([.N48])=15); 1; 0)" office:value-type="float" office:value="0" calcext:value-type="float">
            <text:p>0</text:p>
          </table:table-cell>
          <table:covered-table-cell table:style-name="ce63"/>
          <table:covered-table-cell/>
          <table:table-cell table:style-name="ce66"/>
          <table:covered-table-cell table:number-columns-repeated="3"/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3" table:formula="of:=[.C32] * pow(2; 5) + [.D32] * pow(2; 4)+[.E32] * pow(2; 3) + [.F32] * pow(2; 2) + [.G32] * pow(2; 1) + [.H32] * pow(2; 0) + [.J32] * pow(2; -1) + [.K32]*pow(2;-2) + [.L32] * pow(2; -3) + [.M32] * pow(2; -4) + [.N32] * pow(2; -5) + [.O32] * pow(2; -6) + [.P32] * pow(2; -7) + [.Q32] * pow(2; -8)" office:value-type="float" office:value="0.953125" calcext:value-type="float" table:number-columns-spanned="1" table:number-rows-spanned="3">
            <text:p>0.953125</text:p>
          </table:table-cell>
          <table:table-cell table:style-name="ce17" office:value-type="float" office:value="0" calcext:value-type="float" table:number-columns-spanned="2" table:number-rows-spanned="1">
            <text:p>0</text:p>
          </table:table-cell>
          <table:covered-table-cell table:style-name="ce21"/>
          <table:table-cell table:style-name="ce9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21"/>
          <table:covered-table-cell table:style-name="ce22"/>
          <table:table-cell table:style-name="ce39"/>
          <table:table-cell table:style-name="ce9" office:value-type="string" calcext:value-type="string" table:number-columns-spanned="4" table:number-rows-spanned="1">
            <text:p>f</text:p>
          </table:table-cell>
          <table:covered-table-cell table:number-columns-repeated="2" table:style-name="ce21"/>
          <table:covered-table-cell table:style-name="ce22"/>
          <table:table-cell table:style-name="ce50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52"/>
          <table:covered-table-cell table:style-name="ce63"/>
          <table:covered-table-cell/>
          <table:table-cell table:style-name="ce73" table:formula="of:=textjoin(&quot; + &quot;; 1;   IF([.B53] = 0; &quot;&quot;; [.B53] &amp; &quot; * 2⁵&quot;);   IF([.C53] = 0; &quot;&quot;; [.C53] &amp; &quot; * 2⁴&quot;);   IF([.D53] = 0; &quot;&quot;; [.D53] &amp; &quot; * 2³&quot;);   IF([.E53] = 0; &quot;&quot;; [.E53] &amp; &quot; * 2²&quot;);   IF([.F53] = 0; &quot;&quot;; [.F53] &amp; &quot; * 2¹&quot;);   IF([.G53] = 0; &quot;&quot;; [.G53] &amp; &quot; * 2⁰&quot;);   IF([.I53] = 0; &quot;&quot;; [.I53] &amp; &quot; * 1/2¹&quot;);   IF([.J53] = 0; &quot;&quot;; [.J53] &amp; &quot; * 1/2²&quot;);   IF([.K53] = 0; &quot;&quot;; [.K53] &amp; &quot; * 1/2³&quot;);   IF([.L53] = 0; &quot;&quot;; [.L53] &amp; &quot; * 1/2⁴&quot;);   IF([.M53] = 0; &quot;&quot;; [.M53] &amp; &quot; * 1/2⁵&quot;);   IF([.N53] = 0; &quot;&quot;; [.N53] &amp; &quot; * 1/2⁶&quot;);   IF([.O53] = 0; &quot;&quot;; [.O53] &amp; &quot; * 1/2⁷&quot;);   IF([.P53] = 0; &quot;&quot;; [.P53] &amp; &quot; * 1/2⁸&quot;); )" office:value-type="string" office:string-value="" calcext:value-type="error">
            <text:p>#NAME?</text:p>
          </table:table-cell>
          <table:table-cell table:style-name="ce77" table:formula="of:=[.C53] * pow(2; 5) + [.D53] * pow(2; 4)+[.E53] * pow(2; 3) + [.F53] * pow(2; 2) + [.G53] * pow(2; 1) + [.H53] * pow(2; 0) + [.J53] * pow(2; -1) + [.K53]*pow(2;-2) + [.L53] * pow(2; -3) + [.M53] * pow(2; -4) + [.N53] * pow(2; -5) + [.O53] * pow(2; -6) + [.P53] * pow(2; -7) + [.Q53] * pow(2; -8)" office:value-type="float" office:value="0.953125" calcext:value-type="float">
            <text:p>0.953125</text:p>
          </table:table-cell>
          <table:table-cell table:style-name="ce69"/>
          <table:table-cell table:style-name="ce86" table:formula="of:=textjoin(&quot;&quot;; 1; [.C53]; [.D53]; [.E53]; [.F53]; [.G53]; [.H53]; &quot;,&quot; ; [.J53]; [.K53]; [.L53]; [.M53]; [.N53]; [.O53]; [.P53]; [.Q53])" office:value-type="string" office:string-value="" calcext:value-type="error">
            <text:p>#NAME?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covered-table-cell table:style-name="ce4"/>
          <table:table-cell table:style-name="ce10" office:value-type="string" calcext:value-type="string">
            <text:p>16¹ =</text:p>
          </table:table-cell>
          <table:table-cell table:style-name="ce30" table:formula="of:=pow(4; 2)" office:value-type="float" office:value="16" calcext:value-type="float">
            <text:p>16</text:p>
          </table:table-cell>
          <table:table-cell table:style-name="ce10"/>
          <table:table-cell table:style-name="ce30"/>
          <table:table-cell table:style-name="ce27" office:value-type="string" calcext:value-type="string">
            <text:p>16⁰ =</text:p>
          </table:table-cell>
          <table:table-cell table:style-name="ce23" table:formula="of:=pow(4; 0)" office:value-type="float" office:value="1" calcext:value-type="float">
            <text:p>1</text:p>
          </table:table-cell>
          <table:table-cell table:style-name="ce40"/>
          <table:table-cell table:style-name="ce10"/>
          <table:table-cell table:style-name="ce30"/>
          <table:table-cell table:style-name="ce27" office:value-type="string" calcext:value-type="string">
            <text:p>4-¹=</text:p>
          </table:table-cell>
          <table:table-cell table:style-name="ce30" office:value-type="string" calcext:value-type="string">
            <text:p>/16</text:p>
          </table:table-cell>
          <table:table-cell table:style-name="ce10"/>
          <table:table-cell table:style-name="ce30"/>
          <table:table-cell table:style-name="ce27" office:value-type="string" calcext:value-type="string">
            <text:p>4-²=</text:p>
          </table:table-cell>
          <table:table-cell table:style-name="ce23" office:value-type="string" calcext:value-type="string">
            <text:p>/256</text:p>
          </table:table-cell>
          <table:covered-table-cell table:style-name="ce63"/>
          <table:covered-table-cell/>
          <table:table-cell table:style-name="ce66"/>
          <table:table-cell table:style-name="ce67" table:number-columns-spanned="3" table:number-rows-spanned="2"/>
          <table:covered-table-cell table:number-columns-repeated="2"/>
          <table:table-cell table:style-name="ce1"/>
          <table:table-cell table:number-columns-repeated="1000"/>
        </table:table-row>
        <table:table-row table:style-name="ro1">
          <table:table-cell table:style-name="ce1"/>
          <table:covered-table-cell table:style-name="ce5"/>
          <table:table-cell table:style-name="ce18" table:formula="of:=IF(OR(HEX2DEC([.C51])=2; HEX2DEC([.C51])=3; HEX2DEC([.C51])=6; HEX2DEC([.C51])=7; HEX2DEC([.C51])=10; HEX2DEC([.C51])=11; HEX2DEC([.C51])=14;HEX2DEC([.C51])=15); 1; 0)" office:value-type="float" office:value="0" calcext:value-type="float">
            <text:p>0</text:p>
          </table:table-cell>
          <table:table-cell table:style-name="ce24" table:formula="of:=IF(OR(HEX2DEC([.C51])=1; HEX2DEC([.C51])=3; HEX2DEC([.C51])=5; HEX2DEC([.C51])=7;HEX2DEC([.C51])=9; HEX2DEC([.C51])=11; HEX2DEC([.C51])=13; HEX2DEC([.C51])=15); 1; 0)" office:value-type="float" office:value="0" calcext:value-type="float">
            <text:p>0</text:p>
          </table:table-cell>
          <table:table-cell table:style-name="ce11" table:formula="of:=IF(OR(HEX2DEC([.E51])&gt;7;); 1; 0)" office:value-type="float" office:value="0" calcext:value-type="float">
            <text:p>0</text:p>
          </table:table-cell>
          <table:table-cell table:style-name="ce18" table:formula="of:=IF(OR(HEX2DEC([.E51])=4; HEX2DEC([.E51])=5; HEX2DEC([.E51])=6; HEX2DEC([.E51])=7; HEX2DEC([.E51])&gt;11;); 1; 0)" office:value-type="float" office:value="0" calcext:value-type="float">
            <text:p>0</text:p>
          </table:table-cell>
          <table:table-cell table:style-name="ce18" table:formula="of:=IF(OR(HEX2DEC([.E51])=2; HEX2DEC([.E51])=3; HEX2DEC([.E51])=6; HEX2DEC([.E51])=7; HEX2DEC([.E51])=10; HEX2DEC([.E51])=11; HEX2DEC([.E51])=14;HEX2DEC([.E51])=15); 1; 0)" office:value-type="float" office:value="0" calcext:value-type="float">
            <text:p>0</text:p>
          </table:table-cell>
          <table:table-cell table:style-name="ce24" table:formula="of:=IF(OR(HEX2DEC([.E51])=1; HEX2DEC([.E51])=3; HEX2DEC([.E51])=5; HEX2DEC([.E51])=7;HEX2DEC([.E51])=9; HEX2DEC([.E51])=11; HEX2DEC([.E51])=13; HEX2DEC([.E51])=15); 1; 0)" office:value-type="float" office:value="0" calcext:value-type="float">
            <text:p>0</text:p>
          </table:table-cell>
          <table:table-cell table:style-name="ce41"/>
          <table:table-cell table:style-name="ce11" table:formula="of:=IF(OR(HEX2DEC([.J51])&gt;7;); 1; 0)" office:value-type="float" office:value="1" calcext:value-type="float">
            <text:p>1</text:p>
          </table:table-cell>
          <table:table-cell table:style-name="ce18" table:formula="of:=IF(OR(HEX2DEC([.J51])=4; HEX2DEC([.J51])=5; HEX2DEC([.J51])=6; HEX2DEC([.J51])=7; HEX2DEC([.J51])&gt;11;); 1; 0)" office:value-type="float" office:value="1" calcext:value-type="float">
            <text:p>1</text:p>
          </table:table-cell>
          <table:table-cell table:style-name="ce18" table:formula="of:=IF(OR(HEX2DEC([.J51])=2; HEX2DEC([.J51])=3; HEX2DEC([.J51])=6; HEX2DEC([.J51])=7; HEX2DEC([.J51])=10; HEX2DEC([.J51])=11; HEX2DEC([.J51])=14;HEX2DEC([.J51])=15); 1; 0)" office:value-type="float" office:value="1" calcext:value-type="float">
            <text:p>1</text:p>
          </table:table-cell>
          <table:table-cell table:style-name="ce24" table:formula="of:=IF(OR(HEX2DEC([.J51])=1; HEX2DEC([.J51])=3; HEX2DEC([.J51])=5; HEX2DEC([.J51])=7;HEX2DEC([.J51])=9; HEX2DEC([.J51])=11; HEX2DEC([.J51])=13; HEX2DEC([.J51])=15); 1; 0)" office:value-type="float" office:value="1" calcext:value-type="float">
            <text:p>1</text:p>
          </table:table-cell>
          <table:table-cell table:style-name="ce11" table:formula="of:=IF(OR(HEX2DEC([.N51])&gt;7;); 1; 0)" office:value-type="float" office:value="0" calcext:value-type="float">
            <text:p>0</text:p>
          </table:table-cell>
          <table:table-cell table:style-name="ce18" table:formula="of:=IF(OR(HEX2DEC([.N51])=4; HEX2DEC([.N51])=5; HEX2DEC([.N51])=6; HEX2DEC([.N51])=7; HEX2DEC([.N51])&gt;11;); 1; 0)" office:value-type="float" office:value="1" calcext:value-type="float">
            <text:p>1</text:p>
          </table:table-cell>
          <table:table-cell table:style-name="ce18" table:formula="of:=IF(OR(HEX2DEC([.N51])=2; HEX2DEC([.N51])=3; HEX2DEC([.N51])=6; HEX2DEC([.N51])=7; HEX2DEC([.N51])=10; HEX2DEC([.N51])=11; HEX2DEC([.N51])=14;HEX2DEC([.N51])=15); 1; 0)" office:value-type="float" office:value="0" calcext:value-type="float">
            <text:p>0</text:p>
          </table:table-cell>
          <table:table-cell table:style-name="ce24" table:formula="of:=IF(OR(HEX2DEC([.N51])=1; HEX2DEC([.N51])=3; HEX2DEC([.N51])=5; HEX2DEC([.N51])=7;HEX2DEC([.N51])=9; HEX2DEC([.N51])=11; HEX2DEC([.N51])=13; HEX2DEC([.N51])=15); 1; 0)" office:value-type="float" office:value="0" calcext:value-type="float">
            <text:p>0</text:p>
          </table:table-cell>
          <table:covered-table-cell table:style-name="ce63"/>
          <table:covered-table-cell/>
          <table:table-cell table:style-name="ce66"/>
          <table:covered-table-cell table:number-columns-repeated="3"/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6" table:formula="of:=[.C35] * pow(2; 5) + [.D35] * pow(2; 4)+[.E35] * pow(2; 3) + [.F35] * pow(2; 2) + [.G35] * pow(2; 1) + [.H35] * pow(2; 0) + [.J35] * pow(2; -1) + [.K35]*pow(2;-2) + [.L35] * pow(2; -3) + [.M35] * pow(2; -4) + [.N35] * pow(2; -5) + [.O35] * pow(2; -6) + [.P35] * pow(2; -7) + [.Q35] * pow(2; -8)" office:value-type="float" office:value="7.296875" calcext:value-type="float" table:number-columns-spanned="1" table:number-rows-spanned="3">
            <text:p>7.296875</text:p>
          </table:table-cell>
          <table:table-cell table:style-name="ce19" office:value-type="float" office:value="0" calcext:value-type="float" table:number-columns-spanned="2" table:number-rows-spanned="1">
            <text:p>0</text:p>
          </table:table-cell>
          <table:covered-table-cell table:style-name="ce21"/>
          <table:table-cell table:style-name="ce12" office:value-type="float" office:value="7" calcext:value-type="float" table:number-columns-spanned="4" table:number-rows-spanned="1">
            <text:p>7</text:p>
          </table:table-cell>
          <table:covered-table-cell table:number-columns-repeated="2" table:style-name="ce21"/>
          <table:covered-table-cell table:style-name="ce22"/>
          <table:table-cell table:style-name="ce39"/>
          <table:table-cell table:style-name="ce12" office:value-type="float" office:value="4" calcext:value-type="float" table:number-columns-spanned="4" table:number-rows-spanned="1">
            <text:p>4</text:p>
          </table:table-cell>
          <table:covered-table-cell table:number-columns-repeated="2" table:style-name="ce21"/>
          <table:covered-table-cell table:style-name="ce22"/>
          <table:table-cell table:style-name="ce51" office:value-type="string" calcext:value-type="string" table:number-columns-spanned="4" table:number-rows-spanned="1">
            <text:p>c</text:p>
          </table:table-cell>
          <table:covered-table-cell table:number-columns-repeated="3" table:style-name="ce52"/>
          <table:covered-table-cell table:style-name="ce63"/>
          <table:covered-table-cell/>
          <table:table-cell table:style-name="ce73" table:formula="of:=textjoin(&quot; + &quot;; 1;   IF([.B56] = 0; &quot;&quot;; [.B56] &amp; &quot; * 2⁵&quot;);   IF([.C56] = 0; &quot;&quot;; [.C56] &amp; &quot; * 2⁴&quot;);   IF([.D56] = 0; &quot;&quot;; [.D56] &amp; &quot; * 2³&quot;);   IF([.E56] = 0; &quot;&quot;; [.E56] &amp; &quot; * 2²&quot;);   IF([.F56] = 0; &quot;&quot;; [.F56] &amp; &quot; * 2¹&quot;);   IF([.G56] = 0; &quot;&quot;; [.G56] &amp; &quot; * 2⁰&quot;);   IF([.I56] = 0; &quot;&quot;; [.I56] &amp; &quot; * 1/2¹&quot;);   IF([.J56] = 0; &quot;&quot;; [.J56] &amp; &quot; * 1/2²&quot;);   IF([.K56] = 0; &quot;&quot;; [.K56] &amp; &quot; * 1/2³&quot;);   IF([.L56] = 0; &quot;&quot;; [.L56] &amp; &quot; * 1/2⁴&quot;);   IF([.M56] = 0; &quot;&quot;; [.M56] &amp; &quot; * 1/2⁵&quot;);   IF([.N56] = 0; &quot;&quot;; [.N56] &amp; &quot; * 1/2⁶&quot;);   IF([.O56] = 0; &quot;&quot;; [.O56] &amp; &quot; * 1/2⁷&quot;);   IF([.P56] = 0; &quot;&quot;; [.P56] &amp; &quot; * 1/2⁸&quot;); )" office:value-type="string" office:string-value="" calcext:value-type="error">
            <text:p>#NAME?</text:p>
          </table:table-cell>
          <table:table-cell table:style-name="ce77" table:formula="of:=[.C56] * pow(2; 5) + [.D56] * pow(2; 4)+[.E56] * pow(2; 3) + [.F56] * pow(2; 2) + [.G56] * pow(2; 1) + [.H56] * pow(2; 0) + [.J56] * pow(2; -1) + [.K56]*pow(2;-2) + [.L56] * pow(2; -3) + [.M56] * pow(2; -4) + [.N56] * pow(2; -5) + [.O56] * pow(2; -6) + [.P56] * pow(2; -7) + [.Q56] * pow(2; -8)" office:value-type="float" office:value="7.296875" calcext:value-type="float">
            <text:p>7.296875</text:p>
          </table:table-cell>
          <table:table-cell table:style-name="ce69"/>
          <table:table-cell table:style-name="ce86" table:formula="of:=textjoin(&quot;&quot;; 1; [.C56]; [.D56]; [.E56]; [.F56]; [.G56]; [.H56]; &quot;,&quot; ; [.J56]; [.K56]; [.L56]; [.M56]; [.N56]; [.O56]; [.P56]; [.Q56])" office:value-type="string" office:string-value="" calcext:value-type="error">
            <text:p>#NAME?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covered-table-cell table:style-name="ce4"/>
          <table:table-cell table:style-name="ce13" office:value-type="string" calcext:value-type="string">
            <text:p>16¹ =</text:p>
          </table:table-cell>
          <table:table-cell table:style-name="ce31" table:formula="of:=pow(4; 2)" office:value-type="float" office:value="16" calcext:value-type="float">
            <text:p>16</text:p>
          </table:table-cell>
          <table:table-cell table:style-name="ce13"/>
          <table:table-cell table:style-name="ce31"/>
          <table:table-cell table:style-name="ce37" office:value-type="string" calcext:value-type="string">
            <text:p>16⁰ =</text:p>
          </table:table-cell>
          <table:table-cell table:style-name="ce25" table:formula="of:=pow(4; 0)" office:value-type="float" office:value="1" calcext:value-type="float">
            <text:p>1</text:p>
          </table:table-cell>
          <table:table-cell table:style-name="ce40"/>
          <table:table-cell table:style-name="ce13"/>
          <table:table-cell table:style-name="ce31"/>
          <table:table-cell table:style-name="ce37" office:value-type="string" calcext:value-type="string">
            <text:p>4-¹=</text:p>
          </table:table-cell>
          <table:table-cell table:style-name="ce31" office:value-type="string" calcext:value-type="string">
            <text:p>/16</text:p>
          </table:table-cell>
          <table:table-cell table:style-name="ce13"/>
          <table:table-cell table:style-name="ce31"/>
          <table:table-cell table:style-name="ce37" office:value-type="string" calcext:value-type="string">
            <text:p>4-²=</text:p>
          </table:table-cell>
          <table:table-cell table:style-name="ce25" office:value-type="string" calcext:value-type="string">
            <text:p>/256</text:p>
          </table:table-cell>
          <table:covered-table-cell table:style-name="ce63"/>
          <table:covered-table-cell/>
          <table:table-cell table:style-name="ce66"/>
          <table:table-cell table:style-name="ce67" table:number-columns-spanned="3" table:number-rows-spanned="2"/>
          <table:covered-table-cell table:number-columns-repeated="2"/>
          <table:table-cell table:style-name="ce1"/>
          <table:table-cell table:number-columns-repeated="1000"/>
        </table:table-row>
        <table:table-row table:style-name="ro1">
          <table:table-cell table:style-name="ce1"/>
          <table:covered-table-cell table:style-name="ce5"/>
          <table:table-cell table:style-name="ce20" table:formula="of:=IF(OR(HEX2DEC([.C54])=2; HEX2DEC([.C54])=3; HEX2DEC([.C54])=6; HEX2DEC([.C54])=7; HEX2DEC([.C54])=10; HEX2DEC([.C54])=11; HEX2DEC([.C54])=14;HEX2DEC([.C54])=15); 1; 0)" office:value-type="float" office:value="0" calcext:value-type="float">
            <text:p>0</text:p>
          </table:table-cell>
          <table:table-cell table:style-name="ce26" table:formula="of:=IF(OR(HEX2DEC([.C54])=1; HEX2DEC([.C54])=3; HEX2DEC([.C54])=5; HEX2DEC([.C54])=7;HEX2DEC([.C54])=9; HEX2DEC([.C54])=11; HEX2DEC([.C54])=13; HEX2DEC([.C54])=15); 1; 0)" office:value-type="float" office:value="0" calcext:value-type="float">
            <text:p>0</text:p>
          </table:table-cell>
          <table:table-cell table:style-name="ce14" table:formula="of:=IF(OR(HEX2DEC([.E54])&gt;7;); 1; 0)" office:value-type="float" office:value="0" calcext:value-type="float">
            <text:p>0</text:p>
          </table:table-cell>
          <table:table-cell table:style-name="ce20" table:formula="of:=IF(OR(HEX2DEC([.E54])=4; HEX2DEC([.E54])=5; HEX2DEC([.E54])=6; HEX2DEC([.E54])=7; HEX2DEC([.E54])&gt;11;); 1; 0)" office:value-type="float" office:value="1" calcext:value-type="float">
            <text:p>1</text:p>
          </table:table-cell>
          <table:table-cell table:style-name="ce20" table:formula="of:=IF(OR(HEX2DEC([.E54])=2; HEX2DEC([.E54])=3; HEX2DEC([.E54])=6; HEX2DEC([.E54])=7; HEX2DEC([.E54])=10; HEX2DEC([.E54])=11; HEX2DEC([.E54])=14;HEX2DEC([.E54])=15); 1; 0)" office:value-type="float" office:value="1" calcext:value-type="float">
            <text:p>1</text:p>
          </table:table-cell>
          <table:table-cell table:style-name="ce26" table:formula="of:=IF(OR(HEX2DEC([.E54])=1; HEX2DEC([.E54])=3; HEX2DEC([.E54])=5; HEX2DEC([.E54])=7;HEX2DEC([.E54])=9; HEX2DEC([.E54])=11; HEX2DEC([.E54])=13; HEX2DEC([.E54])=15); 1; 0)" office:value-type="float" office:value="1" calcext:value-type="float">
            <text:p>1</text:p>
          </table:table-cell>
          <table:table-cell table:style-name="ce40"/>
          <table:table-cell table:style-name="ce14" table:formula="of:=IF(OR(HEX2DEC([.J54])&gt;7;); 1; 0)" office:value-type="float" office:value="0" calcext:value-type="float">
            <text:p>0</text:p>
          </table:table-cell>
          <table:table-cell table:style-name="ce20" table:formula="of:=IF(OR(HEX2DEC([.J54])=4; HEX2DEC([.J54])=5; HEX2DEC([.J54])=6; HEX2DEC([.J54])=7; HEX2DEC([.J54])&gt;11;); 1; 0)" office:value-type="float" office:value="1" calcext:value-type="float">
            <text:p>1</text:p>
          </table:table-cell>
          <table:table-cell table:style-name="ce20" table:formula="of:=IF(OR(HEX2DEC([.J54])=2; HEX2DEC([.J54])=3; HEX2DEC([.J54])=6; HEX2DEC([.J54])=7; HEX2DEC([.J54])=10; HEX2DEC([.J54])=11; HEX2DEC([.J54])=14;HEX2DEC([.J54])=15); 1; 0)" office:value-type="float" office:value="0" calcext:value-type="float">
            <text:p>0</text:p>
          </table:table-cell>
          <table:table-cell table:style-name="ce26" table:formula="of:=IF(OR(HEX2DEC([.J54])=1; HEX2DEC([.J54])=3; HEX2DEC([.J54])=5; HEX2DEC([.J54])=7;HEX2DEC([.J54])=9; HEX2DEC([.J54])=11; HEX2DEC([.J54])=13; HEX2DEC([.J54])=15); 1; 0)" office:value-type="float" office:value="0" calcext:value-type="float">
            <text:p>0</text:p>
          </table:table-cell>
          <table:table-cell table:style-name="ce14" table:formula="of:=IF(OR(HEX2DEC([.N54])&gt;7;); 1; 0)" office:value-type="float" office:value="1" calcext:value-type="float">
            <text:p>1</text:p>
          </table:table-cell>
          <table:table-cell table:style-name="ce20" table:formula="of:=IF(OR(HEX2DEC([.N54])=4; HEX2DEC([.N54])=5; HEX2DEC([.N54])=6; HEX2DEC([.N54])=7; HEX2DEC([.N54])&gt;11;); 1; 0)" office:value-type="float" office:value="1" calcext:value-type="float">
            <text:p>1</text:p>
          </table:table-cell>
          <table:table-cell table:style-name="ce20" table:formula="of:=IF(OR(HEX2DEC([.N54])=2; HEX2DEC([.N54])=3; HEX2DEC([.N54])=6; HEX2DEC([.N54])=7; HEX2DEC([.N54])=10; HEX2DEC([.N54])=11; HEX2DEC([.N54])=14;HEX2DEC([.N54])=15); 1; 0)" office:value-type="float" office:value="0" calcext:value-type="float">
            <text:p>0</text:p>
          </table:table-cell>
          <table:table-cell table:style-name="ce26" table:formula="of:=IF(OR(HEX2DEC([.N54])=1; HEX2DEC([.N54])=3; HEX2DEC([.N54])=5; HEX2DEC([.N54])=7;HEX2DEC([.N54])=9; HEX2DEC([.N54])=11; HEX2DEC([.N54])=13; HEX2DEC([.N54])=15); 1; 0)" office:value-type="float" office:value="0" calcext:value-type="float">
            <text:p>0</text:p>
          </table:table-cell>
          <table:covered-table-cell table:style-name="ce63"/>
          <table:covered-table-cell/>
          <table:table-cell table:style-name="ce66"/>
          <table:covered-table-cell table:number-columns-repeated="3"/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3" table:formula="of:=[.C38] * pow(2; 5) + [.D38] * pow(2; 4)+[.E38] * pow(2; 3) + [.F38] * pow(2; 2) + [.G38] * pow(2; 1) + [.H38] * pow(2; 0) + [.J38] * pow(2; -1) + [.K38]*pow(2;-2) + [.L38] * pow(2; -3) + [.M38] * pow(2; -4) + [.N38] * pow(2; -5) + [.O38] * pow(2; -6) + [.P38] * pow(2; -7) + [.Q38] * pow(2; -8)" office:value-type="float" office:value="10.70703125" calcext:value-type="float" table:number-columns-spanned="1" table:number-rows-spanned="3">
            <text:p>10.70703125</text:p>
          </table:table-cell>
          <table:table-cell table:style-name="ce17" office:value-type="float" office:value="0" calcext:value-type="float" table:number-columns-spanned="2" table:number-rows-spanned="1">
            <text:p>0</text:p>
          </table:table-cell>
          <table:covered-table-cell table:style-name="ce21"/>
          <table:table-cell table:style-name="ce9" office:value-type="string" calcext:value-type="string" table:number-columns-spanned="4" table:number-rows-spanned="1">
            <text:p>a</text:p>
          </table:table-cell>
          <table:covered-table-cell table:number-columns-repeated="2" table:style-name="ce21"/>
          <table:covered-table-cell table:style-name="ce22"/>
          <table:table-cell table:style-name="ce39"/>
          <table:table-cell table:style-name="ce9" office:value-type="string" calcext:value-type="string" table:number-columns-spanned="4" table:number-rows-spanned="1">
            <text:p>b</text:p>
          </table:table-cell>
          <table:covered-table-cell table:number-columns-repeated="2" table:style-name="ce21"/>
          <table:covered-table-cell table:style-name="ce22"/>
          <table:table-cell table:style-name="ce50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52"/>
          <table:covered-table-cell table:style-name="ce63"/>
          <table:covered-table-cell/>
          <table:table-cell table:style-name="ce73" table:formula="of:=textjoin(&quot; + &quot;; 1;   IF([.B59] = 0; &quot;&quot;; [.B59] &amp; &quot; * 2⁵&quot;);   IF([.C59] = 0; &quot;&quot;; [.C59] &amp; &quot; * 2⁴&quot;);   IF([.D59] = 0; &quot;&quot;; [.D59] &amp; &quot; * 2³&quot;);   IF([.E59] = 0; &quot;&quot;; [.E59] &amp; &quot; * 2²&quot;);   IF([.F59] = 0; &quot;&quot;; [.F59] &amp; &quot; * 2¹&quot;);   IF([.G59] = 0; &quot;&quot;; [.G59] &amp; &quot; * 2⁰&quot;);   IF([.I59] = 0; &quot;&quot;; [.I59] &amp; &quot; * 1/2¹&quot;);   IF([.J59] = 0; &quot;&quot;; [.J59] &amp; &quot; * 1/2²&quot;);   IF([.K59] = 0; &quot;&quot;; [.K59] &amp; &quot; * 1/2³&quot;);   IF([.L59] = 0; &quot;&quot;; [.L59] &amp; &quot; * 1/2⁴&quot;);   IF([.M59] = 0; &quot;&quot;; [.M59] &amp; &quot; * 1/2⁵&quot;);   IF([.N59] = 0; &quot;&quot;; [.N59] &amp; &quot; * 1/2⁶&quot;);   IF([.O59] = 0; &quot;&quot;; [.O59] &amp; &quot; * 1/2⁷&quot;);   IF([.P59] = 0; &quot;&quot;; [.P59] &amp; &quot; * 1/2⁸&quot;); )" office:value-type="string" office:string-value="" calcext:value-type="error">
            <text:p>#NAME?</text:p>
          </table:table-cell>
          <table:table-cell table:style-name="ce77" table:formula="of:=[.C59] * pow(2; 5) + [.D59] * pow(2; 4)+[.E59] * pow(2; 3) + [.F59] * pow(2; 2) + [.G59] * pow(2; 1) + [.H59] * pow(2; 0) + [.J59] * pow(2; -1) + [.K59]*pow(2;-2) + [.L59] * pow(2; -3) + [.M59] * pow(2; -4) + [.N59] * pow(2; -5) + [.O59] * pow(2; -6) + [.P59] * pow(2; -7) + [.Q59] * pow(2; -8)" office:value-type="float" office:value="10.70703125" calcext:value-type="float">
            <text:p>10.70703125</text:p>
          </table:table-cell>
          <table:table-cell table:style-name="ce69"/>
          <table:table-cell table:style-name="ce86" table:formula="of:=textjoin(&quot;&quot;; 1; [.C59]; [.D59]; [.E59]; [.F59]; [.G59]; [.H59]; &quot;,&quot; ; [.J59]; [.K59]; [.L59]; [.M59]; [.N59]; [.O59]; [.P59]; [.Q59])" office:value-type="string" office:string-value="" calcext:value-type="error">
            <text:p>#NAME?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covered-table-cell table:style-name="ce4"/>
          <table:table-cell table:style-name="ce10" office:value-type="string" calcext:value-type="string">
            <text:p>16¹ =</text:p>
          </table:table-cell>
          <table:table-cell table:style-name="ce30" table:formula="of:=pow(4; 2)" office:value-type="float" office:value="16" calcext:value-type="float">
            <text:p>16</text:p>
          </table:table-cell>
          <table:table-cell table:style-name="ce10"/>
          <table:table-cell table:style-name="ce30"/>
          <table:table-cell table:style-name="ce27" office:value-type="string" calcext:value-type="string">
            <text:p>16⁰ =</text:p>
          </table:table-cell>
          <table:table-cell table:style-name="ce23" table:formula="of:=pow(4; 0)" office:value-type="float" office:value="1" calcext:value-type="float">
            <text:p>1</text:p>
          </table:table-cell>
          <table:table-cell table:style-name="ce40"/>
          <table:table-cell table:style-name="ce10"/>
          <table:table-cell table:style-name="ce30"/>
          <table:table-cell table:style-name="ce27" office:value-type="string" calcext:value-type="string">
            <text:p>4-¹=</text:p>
          </table:table-cell>
          <table:table-cell table:style-name="ce30" office:value-type="string" calcext:value-type="string">
            <text:p>/16</text:p>
          </table:table-cell>
          <table:table-cell table:style-name="ce10"/>
          <table:table-cell table:style-name="ce30"/>
          <table:table-cell table:style-name="ce27" office:value-type="string" calcext:value-type="string">
            <text:p>4-²=</text:p>
          </table:table-cell>
          <table:table-cell table:style-name="ce23" office:value-type="string" calcext:value-type="string">
            <text:p>/256</text:p>
          </table:table-cell>
          <table:covered-table-cell table:style-name="ce63"/>
          <table:covered-table-cell/>
          <table:table-cell table:style-name="ce58"/>
          <table:table-cell table:style-name="ce71" table:number-columns-spanned="3" table:number-rows-spanned="2"/>
          <table:covered-table-cell table:number-columns-repeated="2"/>
          <table:table-cell table:style-name="ce1"/>
          <table:table-cell table:number-columns-repeated="1000"/>
        </table:table-row>
        <table:table-row table:style-name="ro1">
          <table:table-cell table:style-name="ce1"/>
          <table:covered-table-cell table:style-name="ce5"/>
          <table:table-cell table:style-name="ce18" table:formula="of:=IF(OR(HEX2DEC([.C57])=2; HEX2DEC([.C57])=3; HEX2DEC([.C57])=6; HEX2DEC([.C57])=7; HEX2DEC([.C57])=10; HEX2DEC([.C57])=11; HEX2DEC([.C57])=14;HEX2DEC([.C57])=15); 1; 0)" office:value-type="float" office:value="0" calcext:value-type="float">
            <text:p>0</text:p>
          </table:table-cell>
          <table:table-cell table:style-name="ce24" table:formula="of:=IF(OR(HEX2DEC([.C57])=1; HEX2DEC([.C57])=3; HEX2DEC([.C57])=5; HEX2DEC([.C57])=7;HEX2DEC([.C57])=9; HEX2DEC([.C57])=11; HEX2DEC([.C57])=13; HEX2DEC([.C57])=15); 1; 0)" office:value-type="float" office:value="0" calcext:value-type="float">
            <text:p>0</text:p>
          </table:table-cell>
          <table:table-cell table:style-name="ce11" table:formula="of:=IF(OR(HEX2DEC([.E57])&gt;7;); 1; 0)" office:value-type="float" office:value="1" calcext:value-type="float">
            <text:p>1</text:p>
          </table:table-cell>
          <table:table-cell table:style-name="ce18" table:formula="of:=IF(OR(HEX2DEC([.E57])=4; HEX2DEC([.E57])=5; HEX2DEC([.E57])=6; HEX2DEC([.E57])=7; HEX2DEC([.E57])&gt;11;); 1; 0)" office:value-type="float" office:value="0" calcext:value-type="float">
            <text:p>0</text:p>
          </table:table-cell>
          <table:table-cell table:style-name="ce18" table:formula="of:=IF(OR(HEX2DEC([.E57])=2; HEX2DEC([.E57])=3; HEX2DEC([.E57])=6; HEX2DEC([.E57])=7; HEX2DEC([.E57])=10; HEX2DEC([.E57])=11; HEX2DEC([.E57])=14;HEX2DEC([.E57])=15); 1; 0)" office:value-type="float" office:value="1" calcext:value-type="float">
            <text:p>1</text:p>
          </table:table-cell>
          <table:table-cell table:style-name="ce24" table:formula="of:=IF(OR(HEX2DEC([.E57])=1; HEX2DEC([.E57])=3; HEX2DEC([.E57])=5; HEX2DEC([.E57])=7;HEX2DEC([.E57])=9; HEX2DEC([.E57])=11; HEX2DEC([.E57])=13; HEX2DEC([.E57])=15); 1; 0)" office:value-type="float" office:value="0" calcext:value-type="float">
            <text:p>0</text:p>
          </table:table-cell>
          <table:table-cell table:style-name="ce41"/>
          <table:table-cell table:style-name="ce11" table:formula="of:=IF(OR(HEX2DEC([.J57])&gt;7;); 1; 0)" office:value-type="float" office:value="1" calcext:value-type="float">
            <text:p>1</text:p>
          </table:table-cell>
          <table:table-cell table:style-name="ce18" table:formula="of:=IF(OR(HEX2DEC([.J57])=4; HEX2DEC([.J57])=5; HEX2DEC([.J57])=6; HEX2DEC([.J57])=7; HEX2DEC([.J57])&gt;11;); 1; 0)" office:value-type="float" office:value="0" calcext:value-type="float">
            <text:p>0</text:p>
          </table:table-cell>
          <table:table-cell table:style-name="ce18" table:formula="of:=IF(OR(HEX2DEC([.J57])=2; HEX2DEC([.J57])=3; HEX2DEC([.J57])=6; HEX2DEC([.J57])=7; HEX2DEC([.J57])=10; HEX2DEC([.J57])=11; HEX2DEC([.J57])=14;HEX2DEC([.J57])=15); 1; 0)" office:value-type="float" office:value="1" calcext:value-type="float">
            <text:p>1</text:p>
          </table:table-cell>
          <table:table-cell table:style-name="ce24" table:formula="of:=IF(OR(HEX2DEC([.J57])=1; HEX2DEC([.J57])=3; HEX2DEC([.J57])=5; HEX2DEC([.J57])=7;HEX2DEC([.J57])=9; HEX2DEC([.J57])=11; HEX2DEC([.J57])=13; HEX2DEC([.J57])=15); 1; 0)" office:value-type="float" office:value="1" calcext:value-type="float">
            <text:p>1</text:p>
          </table:table-cell>
          <table:table-cell table:style-name="ce11" table:formula="of:=IF(OR(HEX2DEC([.N57])&gt;7;); 1; 0)" office:value-type="float" office:value="0" calcext:value-type="float">
            <text:p>0</text:p>
          </table:table-cell>
          <table:table-cell table:style-name="ce18" table:formula="of:=IF(OR(HEX2DEC([.N57])=4; HEX2DEC([.N57])=5; HEX2DEC([.N57])=6; HEX2DEC([.N57])=7; HEX2DEC([.N57])&gt;11;); 1; 0)" office:value-type="float" office:value="1" calcext:value-type="float">
            <text:p>1</text:p>
          </table:table-cell>
          <table:table-cell table:style-name="ce18" table:formula="of:=IF(OR(HEX2DEC([.N57])=2; HEX2DEC([.N57])=3; HEX2DEC([.N57])=6; HEX2DEC([.N57])=7; HEX2DEC([.N57])=10; HEX2DEC([.N57])=11; HEX2DEC([.N57])=14;HEX2DEC([.N57])=15); 1; 0)" office:value-type="float" office:value="0" calcext:value-type="float">
            <text:p>0</text:p>
          </table:table-cell>
          <table:table-cell table:style-name="ce24" table:formula="of:=IF(OR(HEX2DEC([.N57])=1; HEX2DEC([.N57])=3; HEX2DEC([.N57])=5; HEX2DEC([.N57])=7;HEX2DEC([.N57])=9; HEX2DEC([.N57])=11; HEX2DEC([.N57])=13; HEX2DEC([.N57])=15); 1; 0)" office:value-type="float" office:value="1" calcext:value-type="float">
            <text:p>1</text:p>
          </table:table-cell>
          <table:covered-table-cell table:style-name="ce63"/>
          <table:covered-table-cell/>
          <table:table-cell table:style-name="ce58"/>
          <table:covered-table-cell table:number-columns-repeated="3"/>
          <table:table-cell table:style-name="ce1"/>
          <table:table-cell table:number-columns-repeated="1000"/>
        </table:table-row>
        <table:table-row table:style-name="ro1">
          <table:table-cell table:style-name="ce1" table:number-columns-repeated="24"/>
          <table:table-cell table:number-columns-repeated="1000"/>
        </table:table-row>
        <table:table-row table:style-name="ro1">
          <table:table-cell table:style-name="ce1"/>
          <table:table-cell table:style-name="ce7" office:value-type="string" calcext:value-type="string" table:number-columns-spanned="15" table:number-rows-spanned="1">
            <text:p>LUÍS AUGUSTO LIMA DE OLIVEIRA - 805413</text:p>
          </table:table-cell>
          <table:covered-table-cell table:number-columns-repeated="14"/>
          <table:table-cell table:style-name="ce1" table:number-columns-repeated="3"/>
          <table:table-cell table:style-name="ce7" office:value-type="string" calcext:value-type="string" table:number-columns-spanned="2" table:number-rows-spanned="1">
            <text:p>base16_2_bin</text:p>
          </table:table-cell>
          <table:covered-table-cell/>
          <table:table-cell table:style-name="ce1" table:number-columns-repeated="3"/>
          <table:table-cell table:number-columns-repeated="1000"/>
        </table:table-row>
        <table:table-row table:style-name="ro1">
          <table:table-cell table:style-name="ce1" table:number-columns-repeated="24"/>
          <table:table-cell table:number-columns-repeated="1000"/>
        </table:table-row>
        <table:table-row table:style-name="ro4" table:number-rows-repeated="104851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Google Sans Mono&quot;" svg:font-family="'&quot;Google Sans Mono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69" meta:object-count="0"/>
    <meta:generator>LibreOfficeDev/6.0.5.2$Linux_X86_64 LibreOffice_project/</meta:generator>
  </office:meta>
</office:document-meta>
</file>